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styles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Configurations2/" manifest:media-type="application/vnd.sun.xml.ui.configuration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3.127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3.819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1.556cm"/>
    </style:style>
    <style:style style:name="co13" style:family="table-column">
      <style:table-column-properties fo:break-before="auto" style:column-width="3.318cm"/>
    </style:style>
    <style:style style:name="co14" style:family="table-column">
      <style:table-column-properties fo:break-before="auto" style:column-width="4.2cm"/>
    </style:style>
    <style:style style:name="co15" style:family="table-column">
      <style:table-column-properties fo:break-before="auto" style:column-width="5.368cm"/>
    </style:style>
    <style:style style:name="co16" style:family="table-column">
      <style:table-column-properties fo:break-before="auto" style:column-width="5.39cm"/>
    </style:style>
    <style:style style:name="co17" style:family="table-column">
      <style:table-column-properties fo:break-before="auto" style:column-width="1.461cm"/>
    </style:style>
    <style:style style:name="co18" style:family="table-column">
      <style:table-column-properties fo:break-before="auto" style:column-width="1.47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6" style:family="table-cell" style:parent-style-name="Default" style:data-style-name="N0">
      <style:map style:condition="cell-content()&lt;[.B3]" style:apply-style-name="Good" style:base-cell-address="'CRC32 flags'.B4"/>
      <style:map style:condition="cell-content()&gt;[.B3]" style:apply-style-name="Bad" style:base-cell-address="'CRC32 flags'.B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Checksums_(x64)" table:style-name="ta1">
        <table:shapes>
          <draw:frame draw:z-index="0" draw:name="Gráfico 1" draw:style-name="gr1" svg:width="30.839cm" svg:height="14.981cm" svg:x="24.483cm" svg:y="0.169cm">
            <draw:object draw:notify-on-update-of-ranges="'Checksums_(x64)'.B1:'Checksums_(x64)'.H1 'Checksums_(x64)'.A2:'Checksums_(x64)'.A2 'Checksums_(x64)'.B2:'Checksums_(x64)'.H2 'Checksums_(x64)'.A3:'Checksums_(x64)'.A3 'Checksums_(x64)'.B3:'Checksums_(x64)'.H3 'Checksums_(x64)'.A4:'Checksums_(x64)'.A4 'Checksums_(x64)'.B4:'Checksums_(x64)'.H4 'Checksums_(x64)'.A5:'Checksums_(x64)'.A5 'Checksums_(x64)'.B5:'Checksums_(x64)'.H5 'Checksums_(x64)'.A6:'Checksums_(x64)'.A6 'Checksums_(x64)'.B6:'Checksums_(x64)'.H6 'Checksums_(x64)'.A7:'Checksums_(x64)'.A7 'Checksums_(x64)'.B7:'Checksums_(x64)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2" draw:style-name="gr1" svg:width="23.777cm" svg:height="9.913cm" svg:x="0.318cm" svg:y="6.28cm">
            <draw:object draw:notify-on-update-of-ranges="'Checksums_(x64)'.B9:'Checksums_(x64)'.H9 'Checksums_(x64)'.A10:'Checksums_(x64)'.A10 'Checksums_(x64)'.B10:'Checksums_(x64)'.H10 'Checksums_(x64)'.A11:'Checksums_(x64)'.A11 'Checksums_(x64)'.B11:'Checksums_(x64)'.H11 'Checksums_(x64)'.A12:'Checksums_(x64)'.A12 'Checksums_(x64)'.B12:'Checksums_(x64)'.H12 'Checksums_(x64)'.A13:'Checksums_(x64)'.A13 'Checksums_(x64)'.B13:'Checksums_(x64)'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346.4" calcext:value-type="float">
            <text:p>5346,4</text:p>
          </table:table-cell>
          <table:table-cell office:value-type="float" office:value="4682.5" calcext:value-type="float">
            <text:p>4682,5</text:p>
          </table:table-cell>
          <table:table-cell office:value-type="float" office:value="4814.5" calcext:value-type="float">
            <text:p>4814,5</text:p>
          </table:table-cell>
          <table:table-cell office:value-type="float" office:value="2470.3" calcext:value-type="float">
            <text:p>2470,3</text:p>
          </table:table-cell>
          <table:table-cell office:value-type="float" office:value="2563" calcext:value-type="float">
            <text:p>2563</text:p>
          </table:table-cell>
          <table:table-cell office:value-type="float" office:value="5327.5" calcext:value-type="float">
            <text:p>5327,5</text:p>
          </table:table-cell>
          <table:table-cell office:value-type="float" office:value="5308.8" calcext:value-type="float">
            <text:p>5308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" calcext:value-type="float">
            <text:p>581</text:p>
          </table:table-cell>
          <table:table-cell office:value-type="float" office:value="940.2" calcext:value-type="float">
            <text:p>940,2</text:p>
          </table:table-cell>
          <table:table-cell office:value-type="float" office:value="982.5" calcext:value-type="float">
            <text:p>982,5</text:p>
          </table:table-cell>
          <table:table-cell office:value-type="float" office:value="560.1" calcext:value-type="float">
            <text:p>560,1</text:p>
          </table:table-cell>
          <table:table-cell office:value-type="float" office:value="576" calcext:value-type="float">
            <text:p>576</text:p>
          </table:table-cell>
          <table:table-cell office:value-type="float" office:value="868.1" calcext:value-type="float">
            <text:p>868,1</text:p>
          </table:table-cell>
          <table:table-cell office:value-type="float" office:value="808.9" calcext:value-type="float">
            <text:p>808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09" calcext:value-type="float">
            <text:p>709</text:p>
          </table:table-cell>
          <table:table-cell office:value-type="float" office:value="1241.6" calcext:value-type="float">
            <text:p>1241,6</text:p>
          </table:table-cell>
          <table:table-cell office:value-type="float" office:value="1186.8" calcext:value-type="float">
            <text:p>1186,8</text:p>
          </table:table-cell>
          <table:table-cell office:value-type="float" office:value="841.8" calcext:value-type="float">
            <text:p>841,8</text:p>
          </table:table-cell>
          <table:table-cell office:value-type="float" office:value="1121.9" calcext:value-type="float">
            <text:p>1121,9</text:p>
          </table:table-cell>
          <table:table-cell office:value-type="float" office:value="2513.1" calcext:value-type="float">
            <text:p>2513,1</text:p>
          </table:table-cell>
          <table:table-cell office:value-type="float" office:value="2287.7" calcext:value-type="float">
            <text:p>2287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857.9" calcext:value-type="float">
            <text:p>857,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7.8" calcext:value-type="float">
            <text:p>827,8</text:p>
          </table:table-cell>
          <table:table-cell office:value-type="float" office:value="977.2" calcext:value-type="float">
            <text:p>977,2</text:p>
          </table:table-cell>
          <table:table-cell office:value-type="float" office:value="1194.3" calcext:value-type="float">
            <text:p>119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76.1" calcext:value-type="float">
            <text:p>776,1</text:p>
          </table:table-cell>
          <table:table-cell office:value-type="float" office:value="928.7" calcext:value-type="float">
            <text:p>928,7</text:p>
          </table:table-cell>
          <table:table-cell office:value-type="float" office:value="871.5" calcext:value-type="float">
            <text:p>871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770.1" calcext:value-type="float">
            <text:p>770,1</text:p>
          </table:table-cell>
          <table:table-cell office:value-type="float" office:value="1274.8" calcext:value-type="float">
            <text:p>1274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551" calcext:value-type="float">
            <text:p>551</text:p>
          </table:table-cell>
          <table:table-cell office:value-type="float" office:value="1180.1" calcext:value-type="float">
            <text:p>1180,1</text:p>
          </table:table-cell>
          <table:table-cell office:value-type="float" office:value="2439.1" calcext:value-type="float">
            <text:p>2439,1</text:p>
          </table:table-cell>
          <table:table-cell office:value-type="float" office:value="2334.7" calcext:value-type="float">
            <text:p>2334,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20206540447504" calcext:value-type="percentage">
            <text:p>920,21%</text:p>
          </table:table-cell>
          <table:table-cell table:style-name="ce2" table:formula="of:=[.C2]/[.C3]" office:value-type="percentage" office:value="4.98032333546054" calcext:value-type="percentage">
            <text:p>498,03%</text:p>
          </table:table-cell>
          <table:table-cell table:style-name="ce2" table:formula="of:=[.D2]/[.D3]" office:value-type="percentage" office:value="4.90025445292621" calcext:value-type="percentage">
            <text:p>490,03%</text:p>
          </table:table-cell>
          <table:table-cell table:style-name="ce2" table:formula="of:=[.E2]/[.E3]" office:value-type="percentage" office:value="4.41046241742546" calcext:value-type="percentage">
            <text:p>441,05%</text:p>
          </table:table-cell>
          <table:table-cell table:style-name="ce2" table:formula="of:=[.F2]/[.F3]" office:value-type="percentage" office:value="4.44965277777778" calcext:value-type="percentage">
            <text:p>444,97%</text:p>
          </table:table-cell>
          <table:table-cell table:style-name="ce2" table:formula="of:=[.G2]/[.G3]" office:value-type="percentage" office:value="6.13696578735169" calcext:value-type="percentage">
            <text:p>613,70%</text:p>
          </table:table-cell>
          <table:table-cell table:style-name="ce2" table:formula="of:=[.H2]/[.H3]" office:value-type="percentage" office:value="6.56298677215972" calcext:value-type="percentage">
            <text:p>656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7.54076163610719" calcext:value-type="percentage">
            <text:p>754,08%</text:p>
          </table:table-cell>
          <table:table-cell table:style-name="ce2" table:formula="of:=[.C2]/[.C4]" office:value-type="percentage" office:value="3.77134342783505" calcext:value-type="percentage">
            <text:p>377,13%</text:p>
          </table:table-cell>
          <table:table-cell table:style-name="ce2" table:formula="of:=[.D2]/[.D4]" office:value-type="percentage" office:value="4.0567071115605" calcext:value-type="percentage">
            <text:p>405,67%</text:p>
          </table:table-cell>
          <table:table-cell table:style-name="ce2" table:formula="of:=[.E2]/[.E4]" office:value-type="percentage" office:value="2.93454502257068" calcext:value-type="percentage">
            <text:p>293,45%</text:p>
          </table:table-cell>
          <table:table-cell table:style-name="ce2" table:formula="of:=[.F2]/[.F4]" office:value-type="percentage" office:value="2.28451733666102" calcext:value-type="percentage">
            <text:p>228,45%</text:p>
          </table:table-cell>
          <table:table-cell table:style-name="ce2" table:formula="of:=[.G2]/[.G4]" office:value-type="percentage" office:value="2.11989176714019" calcext:value-type="percentage">
            <text:p>211,99%</text:p>
          </table:table-cell>
          <table:table-cell table:style-name="ce2" table:formula="of:=[.H2]/[.H4]" office:value-type="percentage" office:value="2.32058399265638" calcext:value-type="percentage">
            <text:p>232,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6.45856487074173" calcext:value-type="percentage">
            <text:p>645,86%</text:p>
          </table:table-cell>
          <table:table-cell table:style-name="ce2" table:formula="of:=[.C$2]/[.C6]" office:value-type="percentage" office:value="4.79175194433074" calcext:value-type="percentage">
            <text:p>479,18%</text:p>
          </table:table-cell>
          <table:table-cell table:style-name="ce2" table:formula="of:=[.D$2]/[.D6]" office:value-type="percentage" office:value="4.03123168383153" calcext:value-type="percentage">
            <text:p>403,12%</text:p>
          </table:table-cell>
          <table:table-cell table:style-name="ce2" table:formula="of:=[.E$2]/[.E6]" office:value-type="percentage" office:value="3.22451377104817" calcext:value-type="percentage">
            <text:p>322,45%</text:p>
          </table:table-cell>
          <table:table-cell table:style-name="ce2" table:formula="of:=[.F$2]/[.F6]" office:value-type="percentage" office:value="3.30240948331401" calcext:value-type="percentage">
            <text:p>330,24%</text:p>
          </table:table-cell>
          <table:table-cell table:style-name="ce2" table:formula="of:=[.G$2]/[.G6]" office:value-type="percentage" office:value="5.73651340583611" calcext:value-type="percentage">
            <text:p>573,65%</text:p>
          </table:table-cell>
          <table:table-cell table:style-name="ce2" table:formula="of:=[.H$2]/[.H6]" office:value-type="percentage" office:value="6.09156626506024" calcext:value-type="percentage">
            <text:p>609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6.94247500324633" calcext:value-type="percentage">
            <text:p>694,25%</text:p>
          </table:table-cell>
          <table:table-cell table:style-name="ce2" table:formula="of:=[.C$2]/[.C7]" office:value-type="percentage" office:value="3.67312519610919" calcext:value-type="percentage">
            <text:p>367,31%</text:p>
          </table:table-cell>
          <table:table-cell table:style-name="ce2" table:formula="of:=[.D$2]/[.D7]" office:value-type="percentage" office:value="3.93052494081149" calcext:value-type="percentage">
            <text:p>393,05%</text:p>
          </table:table-cell>
          <table:table-cell table:style-name="ce2" table:formula="of:=[.E$2]/[.E7]" office:value-type="percentage" office:value="4.48330308529946" calcext:value-type="percentage">
            <text:p>448,33%</text:p>
          </table:table-cell>
          <table:table-cell table:style-name="ce2" table:formula="of:=[.F$2]/[.F7]" office:value-type="percentage" office:value="2.17184984323362" calcext:value-type="percentage">
            <text:p>217,18%</text:p>
          </table:table-cell>
          <table:table-cell table:style-name="ce2" table:formula="of:=[.G$2]/[.G7]" office:value-type="percentage" office:value="2.18420728957402" calcext:value-type="percentage">
            <text:p>218,42%</text:p>
          </table:table-cell>
          <table:table-cell table:style-name="ce2" table:formula="of:=[.H$2]/[.H7]" office:value-type="percentage" office:value="2.27386816293314" calcext:value-type="percentage">
            <text:p>227,39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RC32 flags" table:style-name="ta2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-O0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-ffast-math</text:p>
          </table:table-cell>
          <table:table-cell office:value-type="string" calcext:value-type="string">
            <text:p>-march=core2</text:p>
          </table:table-cell>
          <table:table-cell office:value-type="string" calcext:value-type="string">
            <text:p>-mtune=westmere</text:p>
          </table:table-cell>
          <table:table-cell office:value-type="string" calcext:value-type="string">
            <text:p>-march=core2 -mtune=westmere</text:p>
          </table:table-cell>
          <table:table-cell office:value-type="string" calcext:value-type="string">
            <text:p>-msse3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-msse4.1</text:p>
          </table:table-cell>
          <table:table-cell office:value-type="string" calcext:value-type="string">
            <text:p>-msse4.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table:style-name="ce1" office:value-type="float" office:value="2495.9" calcext:value-type="float">
            <text:p>2495,9</text:p>
          </table:table-cell>
          <table:table-cell table:style-name="ce1" office:value-type="float" office:value="2482.9" calcext:value-type="float">
            <text:p>2482,9</text:p>
          </table:table-cell>
          <table:table-cell table:style-name="ce1" office:value-type="float" office:value="2486.9" calcext:value-type="float">
            <text:p>2486,9</text:p>
          </table:table-cell>
          <table:table-cell table:style-name="ce1" office:value-type="float" office:value="2476.3" calcext:value-type="float">
            <text:p>2476,3</text:p>
          </table:table-cell>
          <table:table-cell office:value-type="float" office:value="2493.4" calcext:value-type="float">
            <text:p>2493,4</text:p>
          </table:table-cell>
          <table:table-cell office:value-type="float" office:value="2487.7" calcext:value-type="float">
            <text:p>2487,7</text:p>
          </table:table-cell>
          <table:table-cell office:value-type="float" office:value="2482.3" calcext:value-type="float">
            <text:p>2482,3</text:p>
          </table:table-cell>
          <table:table-cell office:value-type="float" office:value="2488" calcext:value-type="float">
            <text:p>2488</text:p>
          </table:table-cell>
          <table:table-cell office:value-type="float" office:value="2477.2" calcext:value-type="float">
            <text:p>2477,2</text:p>
          </table:table-cell>
          <table:table-cell office:value-type="float" office:value="2483.9" calcext:value-type="float">
            <text:p>2483,9</text:p>
          </table:table-cell>
          <table:table-cell office:value-type="float" office:value="2494" calcext:value-type="float">
            <text:p>2494</text:p>
          </table:table-cell>
          <table:table-cell office:value-type="float" office:value="2491.8" calcext:value-type="float">
            <text:p>2491,8</text:p>
          </table:table-cell>
          <table:table-cell office:value-type="float" office:value="2480.1" calcext:value-type="float">
            <text:p>2480,1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558.6" calcext:value-type="float">
            <text:p>558,6</text:p>
          </table:table-cell>
          <table:table-cell table:style-name="ce1" office:value-type="float" office:value="556.5" calcext:value-type="float">
            <text:p>556,5</text:p>
          </table:table-cell>
          <table:table-cell table:style-name="ce1" office:value-type="float" office:value="555.9" calcext:value-type="float">
            <text:p>555,9</text:p>
          </table:table-cell>
          <table:table-cell office:value-type="float" office:value="554" calcext:value-type="float">
            <text:p>554</text:p>
          </table:table-cell>
          <table:table-cell office:value-type="float" office:value="554.1" calcext:value-type="float">
            <text:p>554,1</text:p>
          </table:table-cell>
          <table:table-cell office:value-type="float" office:value="553.8" calcext:value-type="float">
            <text:p>553,8</text:p>
          </table:table-cell>
          <table:table-cell office:value-type="float" office:value="552.4" calcext:value-type="float">
            <text:p>552,4</text:p>
          </table:table-cell>
          <table:table-cell office:value-type="float" office:value="561.3" calcext:value-type="float">
            <text:p>561,3</text:p>
          </table:table-cell>
          <table:table-cell office:value-type="float" office:value="554" calcext:value-type="float">
            <text:p>554</text:p>
          </table:table-cell>
          <table:table-cell office:value-type="float" office:value="552.5" calcext:value-type="float">
            <text:p>552,5</text:p>
          </table:table-cell>
          <table:table-cell office:value-type="float" office:value="555.6" calcext:value-type="float">
            <text:p>555,6</text:p>
          </table:table-cell>
          <table:table-cell office:value-type="float" office:value="563.9" calcext:value-type="float">
            <text:p>563,9</text:p>
          </table:table-cell>
          <table:table-cell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4.4" calcext:value-type="float">
            <text:p>844,4</text:p>
          </table:table-cell>
          <table:table-cell table:style-name="ce6" office:value-type="float" office:value="846.8" calcext:value-type="float">
            <text:p>846,8</text:p>
          </table:table-cell>
          <table:table-cell table:style-name="ce6" office:value-type="float" office:value="847.2" calcext:value-type="float">
            <text:p>847,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56.5" calcext:value-type="float">
            <text:p>856,5</text:p>
          </table:table-cell>
          <table:table-cell table:style-name="ce6" office:value-type="float" office:value="843.4" calcext:value-type="float">
            <text:p>843,4</text:p>
          </table:table-cell>
          <table:table-cell table:style-name="ce6" office:value-type="float" office:value="838.8" calcext:value-type="float">
            <text:p>838,8</text:p>
          </table:table-cell>
          <table:table-cell table:style-name="ce6" office:value-type="float" office:value="847.7" calcext:value-type="float">
            <text:p>847,7</text:p>
          </table:table-cell>
          <table:table-cell table:style-name="ce6" office:value-type="float" office:value="851.3" calcext:value-type="float">
            <text:p>851,3</text:p>
          </table:table-cell>
          <table:table-cell table:style-name="ce6" office:value-type="float" office:value="843.6" calcext:value-type="float">
            <text:p>843,6</text:p>
          </table:table-cell>
          <table:table-cell table:style-name="ce6" office:value-type="float" office:value="847.1" calcext:value-type="float">
            <text:p>847,1</text:p>
          </table:table-cell>
          <table:table-cell table:style-name="ce6" office:value-type="float" office:value="844.2" calcext:value-type="float">
            <text:p>844,2</text:p>
          </table:table-cell>
          <table:table-cell table:style-name="ce6" office:value-type="float" office:value="848.8" calcext:value-type="float">
            <text:p>848,8</text:p>
          </table:table-cell>
          <table:table-cell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1" office:value-type="float" office:value="775.8" calcext:value-type="float">
            <text:p>775,8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773.1" calcext:value-type="float">
            <text:p>773,1</text:p>
          </table:table-cell>
          <table:table-cell table:style-name="ce1" office:value-type="float" office:value="824.7" calcext:value-type="float">
            <text:p>824,7</text:p>
          </table:table-cell>
          <table:table-cell office:value-type="float" office:value="824" calcext:value-type="float">
            <text:p>824</text:p>
          </table:table-cell>
          <table:table-cell office:value-type="float" office:value="773.6" calcext:value-type="float">
            <text:p>773,6</text:p>
          </table:table-cell>
          <table:table-cell office:value-type="float" office:value="820.3" calcext:value-type="float">
            <text:p>820,3</text:p>
          </table:table-cell>
          <table:table-cell office:value-type="float" office:value="775.5" calcext:value-type="float">
            <text:p>775,5</text:p>
          </table:table-cell>
          <table:table-cell office:value-type="float" office:value="824.1" calcext:value-type="float">
            <text:p>824,1</text:p>
          </table:table-cell>
          <table:table-cell office:value-type="float" office:value="820.4" calcext:value-type="float">
            <text:p>820,4</text:p>
          </table:table-cell>
          <table:table-cell office:value-type="float" office:value="772" calcext:value-type="float">
            <text:p>772</text:p>
          </table:table-cell>
          <table:table-cell office:value-type="float" office:value="830.4" calcext:value-type="float">
            <text:p>830,4</text:p>
          </table:table-cell>
          <table:table-cell office:value-type="float" office:value="776.6" calcext:value-type="float">
            <text:p>776,6</text:p>
          </table:table-cell>
          <table:table-cell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6.6" calcext:value-type="float">
            <text:p>906,6</text:p>
          </table:table-cell>
          <table:table-cell table:style-name="ce6" office:value-type="float" office:value="556.1" calcext:value-type="float">
            <text:p>556,1</text:p>
          </table:table-cell>
          <table:table-cell table:style-name="ce6" office:value-type="float" office:value="541.5" calcext:value-type="float">
            <text:p>541,5</text:p>
          </table:table-cell>
          <table:table-cell table:style-name="ce6" office:value-type="float" office:value="541.7" calcext:value-type="float">
            <text:p>541,7</text:p>
          </table:table-cell>
          <table:table-cell table:style-name="ce6" office:value-type="float" office:value="906.7" calcext:value-type="float">
            <text:p>906,7</text:p>
          </table:table-cell>
          <table:table-cell table:style-name="ce6" office:value-type="float" office:value="911.4" calcext:value-type="float">
            <text:p>911,4</text:p>
          </table:table-cell>
          <table:table-cell table:style-name="ce6" office:value-type="float" office:value="907.3" calcext:value-type="float">
            <text:p>907,3</text:p>
          </table:table-cell>
          <table:table-cell table:style-name="ce6" office:value-type="float" office:value="913.5" calcext:value-type="float">
            <text:p>913,5</text:p>
          </table:table-cell>
          <table:table-cell table:style-name="ce6" office:value-type="float" office:value="921.6" calcext:value-type="float">
            <text:p>921,6</text:p>
          </table:table-cell>
          <table:table-cell table:style-name="ce6" office:value-type="float" office:value="908.7" calcext:value-type="float">
            <text:p>908,7</text:p>
          </table:table-cell>
          <table:table-cell table:style-name="ce6" office:value-type="float" office:value="902.4" calcext:value-type="float">
            <text:p>902,4</text:p>
          </table:table-cell>
          <table:table-cell table:style-name="ce6" office:value-type="float" office:value="908.8" calcext:value-type="float">
            <text:p>908,8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-O2 -ffast-math</text:p>
          </table:table-cell>
          <table:table-cell office:value-type="string" calcext:value-type="string">
            <text:p>-O2 -march=core2</text:p>
          </table:table-cell>
          <table:table-cell office:value-type="string" calcext:value-type="string">
            <text:p>-O2 -march=westmere</text:p>
          </table:table-cell>
          <table:table-cell office:value-type="string" calcext:value-type="string">
            <text:p>-O2 -msse4.2</text:p>
          </table:table-cell>
          <table:table-cell office:value-type="string" calcext:value-type="string">
            <text:p>-O2 -flto</text:p>
          </table:table-cell>
          <table:table-cell office:value-type="string" calcext:value-type="string">
            <text:p>-O2 -ffast-math -flto</text:p>
          </table:table-cell>
          <table:table-cell office:value-type="string" calcext:value-type="string">
            <text:p>-O2 -ffast-math -msse4.2</text:p>
          </table:table-cell>
          <table:table-cell office:value-type="string" calcext:value-type="string">
            <text:p>-O2 -march=westmere -msse4.2</text:p>
          </table:table-cell>
          <table:table-cell office:value-type="string" calcext:value-type="string">
            <text:p>-O2 -march=westmere -msse4.2 -ffast-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93.3" calcext:value-type="float">
            <text:p>2493,3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2492.9" calcext:value-type="float">
            <text:p>2492,9</text:p>
          </table:table-cell>
          <table:table-cell office:value-type="float" office:value="2485.9" calcext:value-type="float">
            <text:p>2485,9</text:p>
          </table:table-cell>
          <table:table-cell office:value-type="float" office:value="2479" calcext:value-type="float">
            <text:p>2479</text:p>
          </table:table-cell>
          <table:table-cell office:value-type="float" office:value="2488.1" calcext:value-type="float">
            <text:p>2488,1</text:p>
          </table:table-cell>
          <table:table-cell office:value-type="float" office:value="2486.5" calcext:value-type="float">
            <text:p>2486,5</text:p>
          </table:table-cell>
          <table:table-cell office:value-type="float" office:value="2492.1" calcext:value-type="float">
            <text:p>249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2.2" calcext:value-type="float">
            <text:p>552,2</text:p>
          </table:table-cell>
          <table:table-cell office:value-type="float" office:value="556.3" calcext:value-type="float">
            <text:p>556,3</text:p>
          </table:table-cell>
          <table:table-cell office:value-type="float" office:value="560.9" calcext:value-type="float">
            <text:p>560,9</text:p>
          </table:table-cell>
          <table:table-cell office:value-type="float" office:value="557.4" calcext:value-type="float">
            <text:p>557,4</text:p>
          </table:table-cell>
          <table:table-cell office:value-type="float" office:value="551.1" calcext:value-type="float">
            <text:p>551,1</text:p>
          </table:table-cell>
          <table:table-cell office:value-type="float" office:value="555.7" calcext:value-type="float">
            <text:p>555,7</text:p>
          </table:table-cell>
          <table:table-cell office:value-type="float" office:value="558.1" calcext:value-type="float">
            <text:p>558,1</text:p>
          </table:table-cell>
          <table:table-cell office:value-type="float" office:value="554" calcext:value-type="float">
            <text:p>554</text:p>
          </table:table-cell>
          <table:table-cell office:value-type="float" office:value="555.9" calcext:value-type="float">
            <text:p>55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0.3" calcext:value-type="float">
            <text:p>840,3</text:p>
          </table:table-cell>
          <table:table-cell table:style-name="ce6" office:value-type="float" office:value="849.9" calcext:value-type="float">
            <text:p>849,9</text:p>
          </table:table-cell>
          <table:table-cell table:style-name="ce6" office:value-type="float" office:value="845.1" calcext:value-type="float">
            <text:p>845,1</text:p>
          </table:table-cell>
          <table:table-cell table:style-name="ce6" office:value-type="float" office:value="844.5" calcext:value-type="float">
            <text:p>844,5</text:p>
          </table:table-cell>
          <table:table-cell table:style-name="ce6" office:value-type="float" office:value="841.1" calcext:value-type="float">
            <text:p>841,1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53.3" calcext:value-type="float">
            <text:p>853,3</text:p>
          </table:table-cell>
          <table:table-cell table:style-name="ce6" office:value-type="float" office:value="845.3" calcext:value-type="float">
            <text:p>845,3</text:p>
          </table:table-cell>
          <table:table-cell table:style-name="ce6" office:value-type="float" office:value="847.4" calcext:value-type="float">
            <text:p>84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773.4" calcext:value-type="float">
            <text:p>773,4</text:p>
          </table:table-cell>
          <table:table-cell office:value-type="float" office:value="827.1" calcext:value-type="float">
            <text:p>827,1</text:p>
          </table:table-cell>
          <table:table-cell office:value-type="float" office:value="824.8" calcext:value-type="float">
            <text:p>824,8</text:p>
          </table:table-cell>
          <table:table-cell office:value-type="float" office:value="781.8" calcext:value-type="float">
            <text:p>781,8</text:p>
          </table:table-cell>
          <table:table-cell office:value-type="float" office:value="823.1" calcext:value-type="float">
            <text:p>823,1</text:p>
          </table:table-cell>
          <table:table-cell office:value-type="float" office:value="825.2" calcext:value-type="float">
            <text:p>825,2</text:p>
          </table:table-cell>
          <table:table-cell office:value-type="float" office:value="820.8" calcext:value-type="float">
            <text:p>820,8</text:p>
          </table:table-cell>
          <table:table-cell office:value-type="float" office:value="775.8" calcext:value-type="float">
            <text:p>775,8</text:p>
          </table:table-cell>
          <table:table-cell office:value-type="float" office:value="831.6" calcext:value-type="float">
            <text:p>83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544.7" calcext:value-type="float">
            <text:p>544,7</text:p>
          </table:table-cell>
          <table:table-cell table:style-name="ce6" office:value-type="float" office:value="541.9" calcext:value-type="float">
            <text:p>541,9</text:p>
          </table:table-cell>
          <table:table-cell table:style-name="ce6" office:value-type="float" office:value="541.6" calcext:value-type="float">
            <text:p>541,6</text:p>
          </table:table-cell>
          <table:table-cell table:style-name="ce6" office:value-type="float" office:value="543.4" calcext:value-type="float">
            <text:p>543,4</text:p>
          </table:table-cell>
          <table:table-cell table:style-name="ce6" office:value-type="float" office:value="542.4" calcext:value-type="float">
            <text:p>542,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3.9" calcext:value-type="float">
            <text:p>543,9</text:p>
          </table:table-cell>
          <table:table-cell table:style-name="ce6" office:value-type="float" office:value="545.2" calcext:value-type="float">
            <text:p>545,2</text:p>
          </table:table-cell>
          <table:table-cell table:style-name="ce6" office:value-type="float" office:value="544.4" calcext:value-type="float">
            <text:p>544,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-march=westmere</text:p>
          </table:table-cell>
          <table:table-cell office:value-type="string" calcext:value-type="string">
            <text:p>-O2 -march=westmere -msse4.2 -ffast-math -fl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89.2" calcext:value-type="float">
            <text:p>2489,2</text:p>
          </table:table-cell>
          <table:table-cell office:value-type="float" office:value="2487.8" calcext:value-type="float">
            <text:p>2487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3.8" calcext:value-type="float">
            <text:p>553,8</text:p>
          </table:table-cell>
          <table:table-cell office:value-type="float" office:value="555.9" calcext:value-type="float">
            <text:p>555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9.1" calcext:value-type="float">
            <text:p>849,1</text:p>
          </table:table-cell>
          <table:table-cell table:style-name="ce6" office:value-type="float" office:value="850.2" calcext:value-type="float">
            <text:p>85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4.1" calcext:value-type="float">
            <text:p>824,1</text:p>
          </table:table-cell>
          <table:table-cell office:value-type="float" office:value="773.6" calcext:value-type="float">
            <text:p>77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6.2" calcext:value-type="float">
            <text:p>906,2</text:p>
          </table:table-cell>
          <table:table-cell table:style-name="ce6" office:value-type="float" office:value="548.5" calcext:value-type="float">
            <text:p>548,5</text:p>
          </table:table-cell>
          <table:table-cell table:number-columns-repeated="12"/>
        </table:table-row>
        <calcext:conditional-formats>
          <calcext:conditional-format calcext:target-range-address="'CRC32 flags'.B4:'CRC32 flags'.N4 'CRC32 flags'.B6:'CRC32 flags'.N6 'CRC32 flags'.B17:'CRC32 flags'.C17 'CRC32 flags'.B19:'CRC32 flags'.C19 'CRC32 flags'.B11:'CRC32 flags'.J11 'CRC32 flags'.B13:'CRC32 flags'.J13">
            <calcext:condition calcext:apply-style-name="Good" calcext:value="&lt;[.B3]" calcext:base-cell-address="'CRC32 flags'.B4"/>
            <calcext:condition calcext:apply-style-name="Bad" calcext:value="&gt;[.B3]" calcext:base-cell-address="'CRC32 flags'.B4"/>
          </calcext:conditional-format>
        </calcext:conditional-formats>
      </table:table>
      <table:table table:name="Hashes_(x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x64)'.B1:'Hashes_(x64)'.F1 'Hashes_(x64)'.A2:'Hashes_(x64)'.A2 'Hashes_(x64)'.B2:'Hashes_(x64)'.F2 'Hashes_(x64)'.A3:'Hashes_(x64)'.A3 'Hashes_(x64)'.B3:'Hashes_(x64)'.F3 'Hashes_(x64)'.A4:'Hashes_(x64)'.A4 'Hashes_(x64)'.B4:'Hashes_(x64)'.F4 'Hashes_(x64)'.A5:'Hashes_(x64)'.A5 'Hashes_(x64)'.B5:'Hashes_(x64)'.F5 'Hashes_(x64)'.A6:'Hashes_(x64)'.A6 'Hashes_(x64)'.B6:'Hashes_(x64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587" calcext:value-type="float">
            <text:p>1587</text:p>
          </table:table-cell>
          <table:table-cell office:value-type="float" office:value="878.4" calcext:value-type="float">
            <text:p>878,4</text:p>
          </table:table-cell>
          <table:table-cell office:value-type="float" office:value="914" calcext:value-type="float">
            <text:p>914</text:p>
          </table:table-cell>
          <table:table-cell office:value-type="float" office:value="1373" calcext:value-type="float">
            <text:p>1373</text:p>
          </table:table-cell>
          <table:table-cell office:value-type="float" office:value="1386" calcext:value-type="float">
            <text:p>13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1632" calcext:value-type="float">
            <text:p>1632</text:p>
          </table:table-cell>
          <table:table-cell office:value-type="float" office:value="904.6" calcext:value-type="float">
            <text:p>904,6</text:p>
          </table:table-cell>
          <table:table-cell office:value-type="float" office:value="938.9" calcext:value-type="float">
            <text:p>938,9</text:p>
          </table:table-cell>
          <table:table-cell office:value-type="float" office:value="1415" calcext:value-type="float">
            <text:p>1415</text:p>
          </table:table-cell>
          <table:table-cell office:value-type="float" office:value="1421" calcext:value-type="float">
            <text:p>14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1636" calcext:value-type="float">
            <text:p>1636</text:p>
          </table:table-cell>
          <table:table-cell office:value-type="float" office:value="903.9" calcext:value-type="float">
            <text:p>903,9</text:p>
          </table:table-cell>
          <table:table-cell office:value-type="float" office:value="941.6" calcext:value-type="float">
            <text:p>941,6</text:p>
          </table:table-cell>
          <table:table-cell office:value-type="float" office:value="1433" calcext:value-type="float">
            <text:p>1433</text:p>
          </table:table-cell>
          <table:table-cell office:value-type="float" office:value="1412" calcext:value-type="float">
            <text:p>14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1672" calcext:value-type="float">
            <text:p>1672</text:p>
          </table:table-cell>
          <table:table-cell office:value-type="float" office:value="927" calcext:value-type="float">
            <text:p>927</text:p>
          </table:table-cell>
          <table:table-cell office:value-type="float" office:value="955.4" calcext:value-type="float">
            <text:p>955,4</text:p>
          </table:table-cell>
          <table:table-cell office:value-type="float" office:value="1455" calcext:value-type="float">
            <text:p>1455</text:p>
          </table:table-cell>
          <table:table-cell office:value-type="float" office:value="1440" calcext:value-type="float">
            <text:p>14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1677" calcext:value-type="float">
            <text:p>1677</text:p>
          </table:table-cell>
          <table:table-cell office:value-type="float" office:value="960.8" calcext:value-type="float">
            <text:p>960,8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office:value-type="float" office:value="1463" calcext:value-type="float">
            <text:p>146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2835538752363" calcext:value-type="percentage">
            <text:p>102,84%</text:p>
          </table:table-cell>
          <table:table-cell table:style-name="ce2" table:formula="of:=[.C$3]/[.C$2]" office:value-type="percentage" office:value="1.02982695810565" calcext:value-type="percentage">
            <text:p>102,98%</text:p>
          </table:table-cell>
          <table:table-cell table:style-name="ce2" table:formula="of:=[.D$3]/[.D$2]" office:value-type="percentage" office:value="1.02724288840263" calcext:value-type="percentage">
            <text:p>102,72%</text:p>
          </table:table-cell>
          <table:table-cell table:style-name="ce2" table:formula="of:=[.E$3]/[.E$2]" office:value-type="percentage" office:value="1.03058994901675" calcext:value-type="percentage">
            <text:p>103,06%</text:p>
          </table:table-cell>
          <table:table-cell table:style-name="ce2" table:formula="of:=[.F$3]/[.F$2]" office:value-type="percentage" office:value="1.02525252525253" calcext:value-type="percentage">
            <text:p>102,53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3087586641462" calcext:value-type="percentage">
            <text:p>103,09%</text:p>
          </table:table-cell>
          <table:table-cell table:style-name="ce2" table:formula="of:=[.C4]/[.C$2]" office:value-type="percentage" office:value="1.02903005464481" calcext:value-type="percentage">
            <text:p>102,90%</text:p>
          </table:table-cell>
          <table:table-cell table:style-name="ce2" table:formula="of:=[.D4]/[.D$2]" office:value-type="percentage" office:value="1.03019693654267" calcext:value-type="percentage">
            <text:p>103,02%</text:p>
          </table:table-cell>
          <table:table-cell table:style-name="ce2" table:formula="of:=[.E4]/[.E$2]" office:value-type="percentage" office:value="1.04369992716679" calcext:value-type="percentage">
            <text:p>104,37%</text:p>
          </table:table-cell>
          <table:table-cell table:style-name="ce2" table:formula="of:=[.F4]/[.F$2]" office:value-type="percentage" office:value="1.01875901875902" calcext:value-type="percentage">
            <text:p>101,88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5]/[.B$2]" office:value-type="percentage" office:value="1.05356017643352" calcext:value-type="percentage">
            <text:p>105,36%</text:p>
          </table:table-cell>
          <table:table-cell table:style-name="ce2" table:formula="of:=[.C5]/[.C$2]" office:value-type="percentage" office:value="1.05532786885246" calcext:value-type="percentage">
            <text:p>105,53%</text:p>
          </table:table-cell>
          <table:table-cell table:style-name="ce2" table:formula="of:=[.D5]/[.D$2]" office:value-type="percentage" office:value="1.045295404814" calcext:value-type="percentage">
            <text:p>104,53%</text:p>
          </table:table-cell>
          <table:table-cell table:style-name="ce2" table:formula="of:=[.E5]/[.E$2]" office:value-type="percentage" office:value="1.05972323379461" calcext:value-type="percentage">
            <text:p>105,97%</text:p>
          </table:table-cell>
          <table:table-cell table:style-name="ce2" table:formula="of:=[.F5]/[.F$2]" office:value-type="percentage" office:value="1.03896103896104" calcext:value-type="percentage">
            <text:p>103,9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6]/[.B$2]" office:value-type="percentage" office:value="1.05671077504726" calcext:value-type="percentage">
            <text:p>105,67%</text:p>
          </table:table-cell>
          <table:table-cell table:style-name="ce2" table:formula="of:=[.C6]/[.C$2]" office:value-type="percentage" office:value="1.09380692167577" calcext:value-type="percentage">
            <text:p>109,38%</text:p>
          </table:table-cell>
          <table:table-cell table:style-name="ce2" table:formula="of:=[.D6]/[.D$2]" office:value-type="percentage" office:value="1.10612691466083" calcext:value-type="percentage">
            <text:p>110,61%</text:p>
          </table:table-cell>
          <table:table-cell table:style-name="ce2" table:formula="of:=[.E6]/[.E$2]" office:value-type="percentage" office:value="1.0626365622724" calcext:value-type="percentage">
            <text:p>106,26%</text:p>
          </table:table-cell>
          <table:table-cell table:style-name="ce2" table:formula="of:=[.F6]/[.F$2]" office:value-type="percentage" office:value="1.05555555555556" calcext:value-type="percentage">
            <text:p>105,56%</text:p>
          </table:table-cell>
          <table:table-cell table:number-columns-repeated="16378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x64)" table:style-name="ta1">
        <table:shapes>
          <draw:frame draw:z-index="0" draw:name="Gráfico 1" draw:style-name="gr1" svg:width="30.839cm" svg:height="14.981cm" svg:x="5.835cm" svg:y="0cm">
            <draw:object draw:notify-on-update-of-ranges="'SpamSum_(x64)'.B1:'SpamSum_(x64)'.B1 'SpamSum_(x64)'.A2:'SpamSum_(x64)'.A2 'SpamSum_(x64)'.B2:'SpamSum_(x64)'.B2 'SpamSum_(x64)'.A3:'SpamSum_(x64)'.A3 'SpamSum_(x64)'.B3:'SpamSum_(x64)'.B3 'SpamSum_(x64)'.A4:'SpamSum_(x64)'.A4 'SpamSum_(x64)'.B4:'SpamSum_(x64)'.B4 'SpamSum_(x64)'.A5:'SpamSum_(x64)'.A5 'SpamSum_(x64)'.B5:'SpamSum_(x64)'.B5 'SpamSum_(x64)'.A6:'SpamSum_(x64)'.A6 'SpamSum_(x64)'.B6:'SpamSum_(x64)'.B6 'SpamSum_(x64)'.A7:'SpamSum_(x64)'.A7 'SpamSum_(x64)'.B7:'SpamSum_(x64)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857" calcext:value-type="float">
            <text:p>11,85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71.915" calcext:value-type="float">
            <text:p>71,91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7.388" calcext:value-type="float">
            <text:p>7,38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1.513" calcext:value-type="float">
            <text:p>11,51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71.624" calcext:value-type="float">
            <text:p>71,6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2538584802227" calcext:value-type="percentage">
            <text:p>102,5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169060696655774" calcext:value-type="percentage">
            <text:p>16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1.60489983757445" calcext:value-type="percentage">
            <text:p>160,4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6.24641709372014" calcext:value-type="percentage">
            <text:p>624,6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percentage" office:value="0.103149782195912" calcext:value-type="percentage">
            <text:p>10,31%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S)" table:style-name="ta1">
        <table:shapes>
          <draw:frame draw:z-index="0" draw:name="Gráfico 1" draw:style-name="gr1" svg:width="30.839cm" svg:height="15.812cm" svg:x="24.518cm" svg:y="0.451cm">
            <draw:object draw:notify-on-update-of-ranges="'Checksums_(AS)'.B1:'Checksums_(AS)'.H1 'Checksums_(AS)'.A2:'Checksums_(AS)'.A2 'Checksums_(AS)'.B2:'Checksums_(AS)'.H2 'Checksums_(AS)'.A3:'Checksums_(AS)'.A3 'Checksums_(AS)'.B3:'Checksums_(AS)'.H3 'Checksums_(AS)'.A4:'Checksums_(AS)'.A4 'Checksums_(AS)'.B4:'Checksums_(AS)'.H4 'Checksums_(AS)'.A5:'Checksums_(AS)'.A5 'Checksums_(AS)'.B5:'Checksums_(AS)'.H5 'Checksums_(AS)'.A6:'Checksums_(AS)'.A6 'Checksums_(AS)'.B6:'Checksums_(AS)'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Gráfico 2" draw:style-name="gr1" svg:width="23.459cm" svg:height="9.896cm" svg:x="0.318cm" svg:y="6.28cm">
            <draw:object draw:notify-on-update-of-ranges="'Checksums_(AS)'.B8:'Checksums_(AS)'.H8 'Checksums_(AS)'.A9:'Checksums_(AS)'.A9 'Checksums_(AS)'.B9:'Checksums_(AS)'.H9 'Checksums_(AS)'.A10:'Checksums_(AS)'.A10 'Checksums_(AS)'.B10:'Checksums_(AS)'.H10 'Checksums_(AS)'.A11:'Checksums_(AS)'.A11 'Checksums_(AS)'.B11:'Checksums_(AS)'.H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863.4" calcext:value-type="float">
            <text:p>6863,4</text:p>
          </table:table-cell>
          <table:table-cell office:value-type="float" office:value="5677" calcext:value-type="float">
            <text:p>5677</text:p>
          </table:table-cell>
          <table:table-cell office:value-type="float" office:value="5764.8" calcext:value-type="float">
            <text:p>5764,8</text:p>
          </table:table-cell>
          <table:table-cell office:value-type="float" office:value="4362.1" calcext:value-type="float">
            <text:p>4362,1</text:p>
          </table:table-cell>
          <table:table-cell office:value-type="float" office:value="4069" calcext:value-type="float">
            <text:p>4069</text:p>
          </table:table-cell>
          <table:table-cell office:value-type="float" office:value="6887.8" calcext:value-type="float">
            <text:p>6887,8</text:p>
          </table:table-cell>
          <table:table-cell office:value-type="float" office:value="6883.8" calcext:value-type="float">
            <text:p>6883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86" calcext:value-type="float">
            <text:p>886</text:p>
          </table:table-cell>
          <table:table-cell office:value-type="float" office:value="1233" calcext:value-type="float">
            <text:p>1233</text:p>
          </table:table-cell>
          <table:table-cell office:value-type="float" office:value="1359.2" calcext:value-type="float">
            <text:p>1359,2</text:p>
          </table:table-cell>
          <table:table-cell office:value-type="float" office:value="659" calcext:value-type="float">
            <text:p>659</text:p>
          </table:table-cell>
          <table:table-cell office:value-type="float" office:value="1743" calcext:value-type="float">
            <text:p>1743</text:p>
          </table:table-cell>
          <table:table-cell office:value-type="float" office:value="1018" calcext:value-type="float">
            <text:p>1018</text:p>
          </table:table-cell>
          <table:table-cell office:value-type="float" office:value="905.9" calcext:value-type="float">
            <text:p>905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1.7" calcext:value-type="float">
            <text:p>531,7</text:p>
          </table:table-cell>
          <table:table-cell office:value-type="float" office:value="1074" calcext:value-type="float">
            <text:p>1074</text:p>
          </table:table-cell>
          <table:table-cell office:value-type="float" office:value="899.5" calcext:value-type="float">
            <text:p>899,5</text:p>
          </table:table-cell>
          <table:table-cell office:value-type="float" office:value="855.8" calcext:value-type="float">
            <text:p>855,8</text:p>
          </table:table-cell>
          <table:table-cell office:value-type="float" office:value="1284" calcext:value-type="float">
            <text:p>1284</text:p>
          </table:table-cell>
          <table:table-cell office:value-type="float" office:value="987.6" calcext:value-type="float">
            <text:p>987,6</text:p>
          </table:table-cell>
          <table:table-cell office:value-type="float" office:value="859.3" calcext:value-type="float">
            <text:p>859,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850.6" calcext:value-type="float">
            <text:p>850,6</text:p>
          </table:table-cell>
          <table:table-cell office:value-type="float" office:value="1078" calcext:value-type="float">
            <text:p>1078</text:p>
          </table:table-cell>
          <table:table-cell office:value-type="float" office:value="1240.7" calcext:value-type="float">
            <text:p>1240,7</text:p>
          </table:table-cell>
          <table:table-cell office:value-type="float" office:value="645.5" calcext:value-type="float">
            <text:p>645,5</text:p>
          </table:table-cell>
          <table:table-cell office:value-type="float" office:value="1456" calcext:value-type="float">
            <text:p>1456</text:p>
          </table:table-cell>
          <table:table-cell office:value-type="float" office:value="1026.6" calcext:value-type="float">
            <text:p>1026,6</text:p>
          </table:table-cell>
          <table:table-cell office:value-type="float" office:value="927.6" calcext:value-type="float">
            <text:p>927,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7.74650112866817" calcext:value-type="percentage">
            <text:p>774,65%</text:p>
          </table:table-cell>
          <table:table-cell table:style-name="ce2" table:formula="of:=[.C2]/[.C3]" office:value-type="percentage" office:value="4.60421735604217" calcext:value-type="percentage">
            <text:p>460,42%</text:p>
          </table:table-cell>
          <table:table-cell table:style-name="ce2" table:formula="of:=[.D2]/[.D3]" office:value-type="percentage" office:value="4.24131842260153" calcext:value-type="percentage">
            <text:p>424,13%</text:p>
          </table:table-cell>
          <table:table-cell table:style-name="ce2" table:formula="of:=[.E2]/[.E3]" office:value-type="percentage" office:value="6.61927162367223" calcext:value-type="percentage">
            <text:p>661,93%</text:p>
          </table:table-cell>
          <table:table-cell table:style-name="ce2" table:formula="of:=[.F2]/[.F3]" office:value-type="percentage" office:value="2.33448078026391" calcext:value-type="percentage">
            <text:p>233,45%</text:p>
          </table:table-cell>
          <table:table-cell table:style-name="ce2" table:formula="of:=[.G2]/[.G3]" office:value-type="percentage" office:value="6.76601178781925" calcext:value-type="percentage">
            <text:p>676,60%</text:p>
          </table:table-cell>
          <table:table-cell table:style-name="ce2" table:formula="of:=[.H2]/[.H3]" office:value-type="percentage" office:value="7.59885197041616" calcext:value-type="percentage">
            <text:p>759,8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2.9084069964266" calcext:value-type="percentage">
            <text:p>1290,84%</text:p>
          </table:table-cell>
          <table:table-cell table:style-name="ce2" table:formula="of:=[.C2]/[.C4]" office:value-type="percentage" office:value="5.28584729981378" calcext:value-type="percentage">
            <text:p>528,58%</text:p>
          </table:table-cell>
          <table:table-cell table:style-name="ce2" table:formula="of:=[.D2]/[.D4]" office:value-type="percentage" office:value="6.4088938299055" calcext:value-type="percentage">
            <text:p>640,89%</text:p>
          </table:table-cell>
          <table:table-cell table:style-name="ce2" table:formula="of:=[.E2]/[.E4]" office:value-type="percentage" office:value="5.09710212666511" calcext:value-type="percentage">
            <text:p>509,71%</text:p>
          </table:table-cell>
          <table:table-cell table:style-name="ce2" table:formula="of:=[.F2]/[.F4]" office:value-type="percentage" office:value="3.1690031152648" calcext:value-type="percentage">
            <text:p>316,90%</text:p>
          </table:table-cell>
          <table:table-cell table:style-name="ce2" table:formula="of:=[.G2]/[.G4]" office:value-type="percentage" office:value="6.9742810854597" calcext:value-type="percentage">
            <text:p>697,43%</text:p>
          </table:table-cell>
          <table:table-cell table:style-name="ce2" table:formula="of:=[.H2]/[.H4]" office:value-type="percentage" office:value="8.01093913650646" calcext:value-type="percentage">
            <text:p>801,0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.NET 7</text:p>
          </table:table-cell>
          <table:table-cell table:style-name="ce2" table:formula="of:=[.B$2]/[.B6]" office:value-type="percentage" office:value="8.06889254643781" calcext:value-type="percentage">
            <text:p>806,89%</text:p>
          </table:table-cell>
          <table:table-cell table:style-name="ce2" table:formula="of:=[.C$2]/[.C6]" office:value-type="percentage" office:value="5.26623376623377" calcext:value-type="percentage">
            <text:p>526,62%</text:p>
          </table:table-cell>
          <table:table-cell table:style-name="ce2" table:formula="of:=[.D$2]/[.D6]" office:value-type="percentage" office:value="4.646409285081" calcext:value-type="percentage">
            <text:p>464,64%</text:p>
          </table:table-cell>
          <table:table-cell table:style-name="ce2" table:formula="of:=[.E$2]/[.E6]" office:value-type="percentage" office:value="6.75770720371805" calcext:value-type="percentage">
            <text:p>675,77%</text:p>
          </table:table-cell>
          <table:table-cell table:style-name="ce2" table:formula="of:=[.F$2]/[.F6]" office:value-type="percentage" office:value="2.79464285714286" calcext:value-type="percentage">
            <text:p>279,46%</text:p>
          </table:table-cell>
          <table:table-cell table:style-name="ce2" table:formula="of:=[.G$2]/[.G6]" office:value-type="percentage" office:value="6.70933177479057" calcext:value-type="percentage">
            <text:p>670,93%</text:p>
          </table:table-cell>
          <table:table-cell table:style-name="ce2" table:formula="of:=[.H$2]/[.H6]" office:value-type="percentage" office:value="7.42108667529107" calcext:value-type="percentage">
            <text:p>742,11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S)" table:style-name="ta1">
        <table:shapes>
          <draw:frame draw:z-index="0" draw:name="Gráfico 1" draw:style-name="gr1" svg:width="30.839cm" svg:height="14.981cm" svg:x="13.548cm" svg:y="0.001cm">
            <draw:object draw:notify-on-update-of-ranges="'Hashes_(AS)'.B1:'Hashes_(AS)'.F1 'Hashes_(AS)'.A2:'Hashes_(AS)'.A2 'Hashes_(AS)'.B2:'Hashes_(AS)'.F2 'Hashes_(AS)'.A3:'Hashes_(AS)'.A3 'Hashes_(AS)'.B3:'Hashes_(AS)'.F3 'Hashes_(AS)'.A4:'Hashes_(AS)'.A4 'Hashes_(AS)'.B4:'Hashes_(AS)'.F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number-columns-repeated="6" table:default-cell-style-name="ce1"/>
        <table:table-column table:style-name="co7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441" calcext:value-type="float">
            <text:p>2441</text:p>
          </table:table-cell>
          <table:table-cell office:value-type="float" office:value="931.6" calcext:value-type="float">
            <text:p>931,6</text:p>
          </table:table-cell>
          <table:table-cell office:value-type="float" office:value="928.1" calcext:value-type="float">
            <text:p>928,1</text:p>
          </table:table-cell>
          <table:table-cell table:number-columns-repeated="2" office:value-type="float" office:value="1221" calcext:value-type="float">
            <text:p>12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.NET 7</text:p>
          </table:table-cell>
          <table:table-cell office:value-type="float" office:value="2451" calcext:value-type="float">
            <text:p>2451</text:p>
          </table:table-cell>
          <table:table-cell office:value-type="float" office:value="925.8" calcext:value-type="float">
            <text:p>925,8</text:p>
          </table:table-cell>
          <table:table-cell office:value-type="float" office:value="951" calcext:value-type="float">
            <text:p>951</text:p>
          </table:table-cell>
          <table:table-cell office:value-type="float" office:value="1225" calcext:value-type="float">
            <text:p>1225</text:p>
          </table:table-cell>
          <table:table-cell office:value-type="float" office:value="1223" calcext:value-type="float">
            <text:p>122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3]/[.B$2]" office:value-type="percentage" office:value="0" calcext:value-type="percentage">
            <text:p>0,00%</text:p>
          </table:table-cell>
          <table:table-cell table:style-name="ce2" table:formula="of:=[.C3]/[.C$2]" office:value-type="percentage" office:value="0" calcext:value-type="percentage">
            <text:p>0,00%</text:p>
          </table:table-cell>
          <table:table-cell table:style-name="ce2" table:formula="of:=[.D3]/[.D$2]" office:value-type="percentage" office:value="0" calcext:value-type="percentage">
            <text:p>0,00%</text:p>
          </table:table-cell>
          <table:table-cell table:style-name="ce2" table:formula="of:=[.E3]/[.E$2]" office:value-type="percentage" office:value="0" calcext:value-type="percentage">
            <text:p>0,00%</text:p>
          </table:table-cell>
          <table:table-cell table:style-name="ce2" table:formula="of:=[.F3]/[.F$2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7</text:p>
          </table:table-cell>
          <table:table-cell table:style-name="ce2" table:formula="of:=[.B4]/[.B$2]" office:value-type="percentage" office:value="1.00409668168783" calcext:value-type="percentage">
            <text:p>100,41%</text:p>
          </table:table-cell>
          <table:table-cell table:style-name="ce2" table:formula="of:=[.C4]/[.C$2]" office:value-type="percentage" office:value="0.993774151996565" calcext:value-type="percentage">
            <text:p>99,38%</text:p>
          </table:table-cell>
          <table:table-cell table:style-name="ce2" table:formula="of:=[.D4]/[.D$2]" office:value-type="percentage" office:value="1.02467406529469" calcext:value-type="percentage">
            <text:p>102,47%</text:p>
          </table:table-cell>
          <table:table-cell table:style-name="ce2" table:formula="of:=[.E4]/[.E$2]" office:value-type="percentage" office:value="1.003276003276" calcext:value-type="percentage">
            <text:p>100,33%</text:p>
          </table:table-cell>
          <table:table-cell table:style-name="ce2" table:formula="of:=[.F4]/[.F$2]" office:value-type="percentage" office:value="1.001638001638" calcext:value-type="percentage">
            <text:p>100,16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S)" table:style-name="ta1">
        <table:shapes>
          <draw:frame draw:z-index="0" draw:name="Gráfico 1" draw:style-name="gr1" svg:width="30.839cm" svg:height="14.981cm" svg:x="4.517cm" svg:y="0.001cm">
            <draw:object draw:notify-on-update-of-ranges="'SpamSum_(AS)'.B1:'SpamSum_(AS)'.B1 'SpamSum_(AS)'.A2:'SpamSum_(AS)'.A2 'SpamSum_(AS)'.B2:'SpamSum_(AS)'.B2 'SpamSum_(AS)'.A3:'SpamSum_(AS)'.A3 'SpamSum_(AS)'.B3:'SpamSum_(AS)'.B3 'SpamSum_(AS)'.A4:'SpamSum_(AS)'.A4 'SpamSum_(AS)'.B4:'SpamSum_(AS)'.B4 'SpamSum_(AS)'.A5:'SpamSum_(AS)'.A5 'SpamSum_(AS)'.B5:'SpamSum_(AS)'.B5 'SpamSum_(AS)'.A6:'SpamSum_(AS)'.A6 'SpamSum_(AS)'.B6:'SpamSum_(AS)'.B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12.67" calcext:value-type="float">
            <text:p>12,6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16.27" calcext:value-type="float">
            <text:p>16,2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19.69" calcext:value-type="float">
            <text:p>19,6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.NET 7</text:p>
          </table:table-cell>
          <table:table-cell office:value-type="float" office:value="10.85" calcext:value-type="float">
            <text:p>10,85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98421468034728" calcext:value-type="percentage">
            <text:p>99,8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77504609711125" calcext:value-type="percentage">
            <text:p>77,7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0.643473844591163" calcext:value-type="percentage">
            <text:p>64,3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.NET 7</text:p>
          </table:table-cell>
          <table:table-cell table:style-name="ce2" table:formula="of:=[.B4]/[.B6]" office:value-type="percentage" office:value="1.49953917050691" calcext:value-type="percentage">
            <text:p>149,95%</text:p>
          </table:table-cell>
          <table:table-cell table:number-columns-repeated="16382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rm64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64)'.B1:'Checksums_(arm64)'.H1 'Checksums_(arm64)'.A2:'Checksums_(arm64)'.A2 'Checksums_(arm64)'.B2:'Checksums_(arm64)'.H2 'Checksums_(arm64)'.A3:'Checksums_(arm64)'.A3 'Checksums_(arm64)'.B3:'Checksums_(arm64)'.H3 'Checksums_(arm64)'.A4:'Checksums_(arm64)'.A4 'Checksums_(arm64)'.B4:'Checksums_(arm64)'.H4 'Checksums_(arm64)'.A5:'Checksums_(arm64)'.A5 'Checksums_(arm64)'.B5:'Checksums_(arm64)'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Gráfico 2" draw:style-name="gr1" svg:width="17.594cm" svg:height="9.896cm" svg:x="0.401cm" svg:y="5.324cm">
            <draw:object draw:notify-on-update-of-ranges="'Checksums_(arm64)'.B9:'Checksums_(arm64)'.H9 'Checksums_(arm64)'.A10:'Checksums_(arm64)'.A10 'Checksums_(arm64)'.B10:'Checksums_(arm64)'.H10 'Checksums_(arm64)'.A11:'Checksums_(arm64)'.A11 'Checksums_(arm64)'.B11:'Checksums_(arm64)'.H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89238157607509" calcext:value-type="percentage">
            <text:p>389,24%</text:p>
          </table:table-cell>
          <table:table-cell table:style-name="ce2" table:formula="of:=[.C2]/[.C3]" office:value-type="percentage" office:value="1.88277061295464" calcext:value-type="percentage">
            <text:p>188,28%</text:p>
          </table:table-cell>
          <table:table-cell table:style-name="ce2" table:formula="of:=[.D2]/[.D3]" office:value-type="percentage" office:value="1.99714712674908" calcext:value-type="percentage">
            <text:p>199,71%</text:p>
          </table:table-cell>
          <table:table-cell table:style-name="ce2" table:formula="of:=[.E2]/[.E3]" office:value-type="percentage" office:value="4.46147032772365" calcext:value-type="percentage">
            <text:p>446,15%</text:p>
          </table:table-cell>
          <table:table-cell table:style-name="ce2" table:formula="of:=[.F2]/[.F3]" office:value-type="percentage" office:value="1.83130679636503" calcext:value-type="percentage">
            <text:p>183,13%</text:p>
          </table:table-cell>
          <table:table-cell table:style-name="ce2" table:formula="of:=[.G2]/[.G3]" office:value-type="percentage" office:value="3.67190407277238" calcext:value-type="percentage">
            <text:p>367,19%</text:p>
          </table:table-cell>
          <table:table-cell table:style-name="ce2" table:formula="of:=[.H2]/[.H3]" office:value-type="percentage" office:value="3.9822989020838" calcext:value-type="percentage">
            <text:p>398,2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45582910934106" calcext:value-type="percentage">
            <text:p>645,58%</text:p>
          </table:table-cell>
          <table:table-cell table:style-name="ce2" table:formula="of:=[.C2]/[.C4]" office:value-type="percentage" office:value="3.39686274509804" calcext:value-type="percentage">
            <text:p>339,69%</text:p>
          </table:table-cell>
          <table:table-cell table:style-name="ce2" table:formula="of:=[.D2]/[.D4]" office:value-type="percentage" office:value="3.7889175257732" calcext:value-type="percentage">
            <text:p>378,89%</text:p>
          </table:table-cell>
          <table:table-cell table:style-name="ce2" table:formula="of:=[.E2]/[.E4]" office:value-type="percentage" office:value="5.45720476706392" calcext:value-type="percentage">
            <text:p>545,72%</text:p>
          </table:table-cell>
          <table:table-cell table:style-name="ce2" table:formula="of:=[.F2]/[.F4]" office:value-type="percentage" office:value="2.0905902980713" calcext:value-type="percentage">
            <text:p>209,06%</text:p>
          </table:table-cell>
          <table:table-cell table:style-name="ce2" table:formula="of:=[.G2]/[.G4]" office:value-type="percentage" office:value="5.28286734086853" calcext:value-type="percentage">
            <text:p>528,29%</text:p>
          </table:table-cell>
          <table:table-cell table:style-name="ce2" table:formula="of:=[.H2]/[.H4]" office:value-type="percentage" office:value="5.33723723723724" calcext:value-type="percentage">
            <text:p>533,7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rm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64)'.B1:'Hashes_(arm64)'.F1 'Hashes_(arm64)'.A2:'Hashes_(arm64)'.A2 'Hashes_(arm64)'.B2:'Hashes_(arm64)'.F2 'Hashes_(arm64)'.A3:'Hashes_(arm64)'.A3 'Hashes_(arm64)'.B3:'Hashes_(arm64)'.F3 'Hashes_(arm64)'.A4:'Hashes_(arm64)'.A4 'Hashes_(arm64)'.B4:'Hashes_(arm64)'.F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7.624" calcext:value-type="float">
            <text:p>7,624</text:p>
          </table:table-cell>
          <table:table-cell office:value-type="float" office:value="8.732" calcext:value-type="float">
            <text:p>8,732</text:p>
          </table:table-cell>
          <table:table-cell office:value-type="float" office:value="12.59" calcext:value-type="float">
            <text:p>12,59</text:p>
          </table:table-cell>
          <table:table-cell office:value-type="float" office:value="9.755" calcext:value-type="float">
            <text:p>9,755</text:p>
          </table:table-cell>
          <table:table-cell office:value-type="float" office:value="9.782" calcext:value-type="float">
            <text:p>9,78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75" calcext:value-type="float">
            <text:p>8,375</text:p>
          </table:table-cell>
          <table:table-cell office:value-type="float" office:value="8.525" calcext:value-type="float">
            <text:p>8,525</text:p>
          </table:table-cell>
          <table:table-cell office:value-type="float" office:value="13.81" calcext:value-type="float">
            <text:p>13,81</text:p>
          </table:table-cell>
          <table:table-cell office:value-type="float" office:value="9.73" calcext:value-type="float">
            <text:p>9,73</text:p>
          </table:table-cell>
          <table:table-cell office:value-type="float" office:value="9.72" calcext:value-type="float">
            <text:p>9,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405" calcext:value-type="float">
            <text:p>8,405</text:p>
          </table:table-cell>
          <table:table-cell office:value-type="float" office:value="8.657" calcext:value-type="float">
            <text:p>8,657</text:p>
          </table:table-cell>
          <table:table-cell office:value-type="float" office:value="13.52" calcext:value-type="float">
            <text:p>13,52</text:p>
          </table:table-cell>
          <table:table-cell office:value-type="float" office:value="10.269" calcext:value-type="float">
            <text:p>10,269</text:p>
          </table:table-cell>
          <table:table-cell office:value-type="float" office:value="10.108" calcext:value-type="float">
            <text:p>10,108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9850472193075" calcext:value-type="percentage">
            <text:p>109,85%</text:p>
          </table:table-cell>
          <table:table-cell table:style-name="ce2" table:formula="of:=[.C$3]/[.C$2]" office:value-type="percentage" office:value="0.976294090700871" calcext:value-type="percentage">
            <text:p>97,63%</text:p>
          </table:table-cell>
          <table:table-cell table:style-name="ce2" table:formula="of:=[.D$3]/[.D$2]" office:value-type="percentage" office:value="1.09690230341541" calcext:value-type="percentage">
            <text:p>109,69%</text:p>
          </table:table-cell>
          <table:table-cell table:style-name="ce2" table:formula="of:=[.E$3]/[.E$2]" office:value-type="percentage" office:value="0.997437211686315" calcext:value-type="percentage">
            <text:p>99,74%</text:p>
          </table:table-cell>
          <table:table-cell table:style-name="ce2" table:formula="of:=[.F$3]/[.F$2]" office:value-type="percentage" office:value="0.993661827847066" calcext:value-type="percentage">
            <text:p>99,37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10243966421826" calcext:value-type="percentage">
            <text:p>110,24%</text:p>
          </table:table-cell>
          <table:table-cell table:style-name="ce2" table:formula="of:=[.C4]/[.C$2]" office:value-type="percentage" office:value="0.991410902427852" calcext:value-type="percentage">
            <text:p>99,14%</text:p>
          </table:table-cell>
          <table:table-cell table:style-name="ce2" table:formula="of:=[.D4]/[.D$2]" office:value-type="percentage" office:value="1.07386814932486" calcext:value-type="percentage">
            <text:p>107,39%</text:p>
          </table:table-cell>
          <table:table-cell table:style-name="ce2" table:formula="of:=[.E4]/[.E$2]" office:value-type="percentage" office:value="1.05269092772937" calcext:value-type="percentage">
            <text:p>105,27%</text:p>
          </table:table-cell>
          <table:table-cell table:style-name="ce2" table:formula="of:=[.F4]/[.F$2]" office:value-type="percentage" office:value="1.03332651809446" calcext:value-type="percentage">
            <text:p>103,3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rm64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64)'.B1:'SpamSum_(arm64)'.B1 'SpamSum_(arm64)'.A2:'SpamSum_(arm64)'.A2 'SpamSum_(arm64)'.B2:'SpamSum_(arm64)'.B2 'SpamSum_(arm64)'.A3:'SpamSum_(arm64)'.A3 'SpamSum_(arm64)'.B3:'SpamSum_(arm64)'.B3 'SpamSum_(arm64)'.A4:'SpamSum_(arm64)'.A4 'SpamSum_(arm64)'.B4:'SpamSum_(arm64)'.B4 'SpamSum_(arm64)'.A5:'SpamSum_(arm64)'.A5 'SpamSum_(arm64)'.B5:'SpamSum_(arm64)'.B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85.59" calcext:value-type="float">
            <text:p>85,5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66.06" calcext:value-type="float">
            <text:p>66,0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32.4" calcext:value-type="float">
            <text:p>32,4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39478911087744" calcext:value-type="percentage">
            <text:p>93,9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1722676354829" calcext:value-type="percentage">
            <text:p>121,72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rm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)'.B1:'Checksums_(arm)'.H1 'Checksums_(arm)'.A2:'Checksums_(arm)'.A2 'Checksums_(arm)'.B2:'Checksums_(arm)'.H2 'Checksums_(arm)'.A3:'Checksums_(arm)'.A3 'Checksums_(arm)'.B3:'Checksums_(arm)'.H3 'Checksums_(arm)'.A4:'Checksums_(arm)'.A4 'Checksums_(arm)'.B4:'Checksums_(arm)'.H4 'Checksums_(arm)'.A5:'Checksums_(arm)'.A5 'Checksums_(arm)'.B5:'Checksums_(arm)'.H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Gráfico 2" draw:style-name="gr1" svg:width="17.594cm" svg:height="9.896cm" svg:x="0.401cm" svg:y="5.324cm">
            <draw:object draw:notify-on-update-of-ranges="'Checksums_(arm)'.B9:'Checksums_(arm)'.H9 'Checksums_(arm)'.A10:'Checksums_(arm)'.A10 'Checksums_(arm)'.B10:'Checksums_(arm)'.H10 'Checksums_(arm)'.A11:'Checksums_(arm)'.A11 'Checksums_(arm)'.B11:'Checksums_(arm)'.H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7" calcext:value-type="float">
            <text:p>18,87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64" calcext:value-type="float">
            <text:p>10,64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9.673" calcext:value-type="float">
            <text:p>9,673</text:p>
          </table:table-cell>
          <table:table-cell office:value-type="float" office:value="9.531" calcext:value-type="float">
            <text:p>9,531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,211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6.63940576230492" calcext:value-type="percentage">
            <text:p>663,94%</text:p>
          </table:table-cell>
          <table:table-cell table:style-name="ce2" table:formula="of:=[.C2]/[.C3]" office:value-type="percentage" office:value="2.04115996258185" calcext:value-type="percentage">
            <text:p>204,12%</text:p>
          </table:table-cell>
          <table:table-cell table:style-name="ce2" table:formula="of:=[.D2]/[.D3]" office:value-type="percentage" office:value="1.63740817479751" calcext:value-type="percentage">
            <text:p>163,74%</text:p>
          </table:table-cell>
          <table:table-cell table:style-name="ce2" table:formula="of:=[.E2]/[.E3]" office:value-type="percentage" office:value="1.55754716981132" calcext:value-type="percentage">
            <text:p>155,75%</text:p>
          </table:table-cell>
          <table:table-cell table:style-name="ce2" table:formula="of:=[.F2]/[.F3]" office:value-type="percentage" office:value="1.7734962406015" calcext:value-type="percentage">
            <text:p>177,35%</text:p>
          </table:table-cell>
          <table:table-cell table:style-name="ce2" table:formula="of:=[.G2]/[.G3]" office:value-type="percentage" office:value="4.90832710978342" calcext:value-type="percentage">
            <text:p>490,83%</text:p>
          </table:table-cell>
          <table:table-cell table:style-name="ce2" table:formula="of:=[.H2]/[.H3]" office:value-type="percentage" office:value="6.29650812763396" calcext:value-type="percentage">
            <text:p>629,6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8.38767772511848" calcext:value-type="percentage">
            <text:p>838,77%</text:p>
          </table:table-cell>
          <table:table-cell table:style-name="ce2" table:formula="of:=[.C2]/[.C4]" office:value-type="percentage" office:value="2.70091288875135" calcext:value-type="percentage">
            <text:p>270,09%</text:p>
          </table:table-cell>
          <table:table-cell table:style-name="ce2" table:formula="of:=[.D2]/[.D4]" office:value-type="percentage" office:value="2.71274769854892" calcext:value-type="percentage">
            <text:p>271,27%</text:p>
          </table:table-cell>
          <table:table-cell table:style-name="ce2" table:formula="of:=[.E2]/[.E4]" office:value-type="percentage" office:value="1.70681277783521" calcext:value-type="percentage">
            <text:p>170,68%</text:p>
          </table:table-cell>
          <table:table-cell table:style-name="ce2" table:formula="of:=[.F2]/[.F4]" office:value-type="percentage" office:value="1.97985520931697" calcext:value-type="percentage">
            <text:p>197,99%</text:p>
          </table:table-cell>
          <table:table-cell table:style-name="ce2" table:formula="of:=[.G2]/[.G4]" office:value-type="percentage" office:value="9.00154083204931" calcext:value-type="percentage">
            <text:p>900,15%</text:p>
          </table:table-cell>
          <table:table-cell table:style-name="ce2" table:formula="of:=[.H2]/[.H4]" office:value-type="percentage" office:value="7.11220673240395" calcext:value-type="percentage">
            <text:p>711,2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rm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)'.B1:'Hashes_(arm)'.F1 'Hashes_(arm)'.A2:'Hashes_(arm)'.A2 'Hashes_(arm)'.B2:'Hashes_(arm)'.F2 'Hashes_(arm)'.A3:'Hashes_(arm)'.A3 'Hashes_(arm)'.B3:'Hashes_(arm)'.F3 'Hashes_(arm)'.A4:'Hashes_(arm)'.A4 'Hashes_(arm)'.B4:'Hashes_(arm)'.F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.391" calcext:value-type="float">
            <text:p>8,391</text:p>
          </table:table-cell>
          <table:table-cell office:value-type="float" office:value="10.11" calcext:value-type="float">
            <text:p>10,11</text:p>
          </table:table-cell>
          <table:table-cell office:value-type="float" office:value="13.08" calcext:value-type="float">
            <text:p>13,08</text:p>
          </table:table-cell>
          <table:table-cell office:value-type="float" office:value="29.05" calcext:value-type="float">
            <text:p>29,05</text:p>
          </table:table-cell>
          <table:table-cell office:value-type="float" office:value="29.06" calcext:value-type="float">
            <text:p>29,0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53" calcext:value-type="float">
            <text:p>8,353</text:p>
          </table:table-cell>
          <table:table-cell office:value-type="float" office:value="10.06" calcext:value-type="float">
            <text:p>10,06</text:p>
          </table:table-cell>
          <table:table-cell office:value-type="float" office:value="13.06" calcext:value-type="float">
            <text:p>13,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397" calcext:value-type="float">
            <text:p>8,397</text:p>
          </table:table-cell>
          <table:table-cell office:value-type="float" office:value="10.11" calcext:value-type="float">
            <text:p>10,11</text:p>
          </table:table-cell>
          <table:table-cell office:value-type="float" office:value="13.11" calcext:value-type="float">
            <text:p>13,11</text:p>
          </table:table-cell>
          <table:table-cell table:number-columns-repeated="2" office:value-type="float" office:value="29.11" calcext:value-type="float">
            <text:p>29,1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0.995471338338696" calcext:value-type="percentage">
            <text:p>99,55%</text:p>
          </table:table-cell>
          <table:table-cell table:style-name="ce2" table:formula="of:=[.C$3]/[.C$2]" office:value-type="percentage" office:value="0.995054401582592" calcext:value-type="percentage">
            <text:p>99,51%</text:p>
          </table:table-cell>
          <table:table-cell table:style-name="ce2" table:formula="of:=[.D$3]/[.D$2]" office:value-type="percentage" office:value="0.998470948012233" calcext:value-type="percentage">
            <text:p>99,85%</text:p>
          </table:table-cell>
          <table:table-cell table:style-name="ce2" table:formula="of:=[.E$3]/[.E$2]" office:value-type="percentage" office:value="0.998278829604131" calcext:value-type="percentage">
            <text:p>99,83%</text:p>
          </table:table-cell>
          <table:table-cell table:style-name="ce2" table:formula="of:=[.F$3]/[.F$2]" office:value-type="percentage" office:value="0.997935306262904" calcext:value-type="percentage">
            <text:p>99,79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0071505184126" calcext:value-type="percentage">
            <text:p>100,07%</text:p>
          </table:table-cell>
          <table:table-cell table:style-name="ce2" table:formula="of:=[.C4]/[.C$2]" office:value-type="percentage" office:value="1" calcext:value-type="percentage">
            <text:p>100,00%</text:p>
          </table:table-cell>
          <table:table-cell table:style-name="ce2" table:formula="of:=[.D4]/[.D$2]" office:value-type="percentage" office:value="1.00229357798165" calcext:value-type="percentage">
            <text:p>100,23%</text:p>
          </table:table-cell>
          <table:table-cell table:style-name="ce2" table:formula="of:=[.E4]/[.E$2]" office:value-type="percentage" office:value="1.00206540447504" calcext:value-type="percentage">
            <text:p>100,21%</text:p>
          </table:table-cell>
          <table:table-cell table:style-name="ce2" table:formula="of:=[.F4]/[.F$2]" office:value-type="percentage" office:value="1.00172057811425" calcext:value-type="percentage">
            <text:p>100,17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rm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)'.B1:'SpamSum_(arm)'.B1 'SpamSum_(arm)'.A2:'SpamSum_(arm)'.A2 'SpamSum_(arm)'.B2:'SpamSum_(arm)'.B2 'SpamSum_(arm)'.A3:'SpamSum_(arm)'.A3 'SpamSum_(arm)'.B3:'SpamSum_(arm)'.B3 'SpamSum_(arm)'.A4:'SpamSum_(arm)'.A4 'SpamSum_(arm)'.B4:'SpamSum_(arm)'.B4 'SpamSum_(arm)'.A5:'SpamSum_(arm)'.A5 'SpamSum_(arm)'.B5:'SpamSum_(arm)'.B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260.7" calcext:value-type="float">
            <text:p>260,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592.72" calcext:value-type="float">
            <text:p>592,7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49.02" calcext:value-type="float">
            <text:p>49,02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96586114307633" calcext:value-type="percentage">
            <text:p>99,66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438335132946417" calcext:value-type="percentage">
            <text:p>43,83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1" table:style-name="ta1">
        <table:table-column table:style-name="co6" table:number-columns-repeated="18" table:default-cell-style-name="ce1"/>
        <table:table-column table:style-name="co7" table:number-columns-repeated="16366" table:default-cell-style-name="ce1"/>
        <table:table-row table:style-name="ro2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style-name="ce2" table:formula="of:=[.B3]/[.C3]" office:value-type="percentage" office:value="1.7434869739479" calcext:value-type="percentage">
            <text:p>174,35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style-name="ce2" table:formula="of:=[.B4]/[.C4]" office:value-type="percentage" office:value="1.40486889922238" calcext:value-type="percentage">
            <text:p>140,49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style-name="ce2" table:formula="of:=[.B5]/[.C5]" office:value-type="percentage" office:value="1.22866131823187" calcext:value-type="percentage">
            <text:p>122,87%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x64)" table:style-name="ta1">
        <table:shapes>
          <draw:frame draw:z-index="0" draw:name="Gráfico 1" draw:style-name="gr1" svg:width="28.58cm" svg:height="14.981cm" svg:x="21.144cm" svg:y="0.159cm">
            <draw:object draw:notify-on-update-of-ranges="'Decompression_(x64)'.B1:'Decompression_(x64)'.I1 'Decompression_(x64)'.A2:'Decompression_(x64)'.A2 'Decompression_(x64)'.B2:'Decompression_(x64)'.I2 'Decompression_(x64)'.A3:'Decompression_(x64)'.A3 'Decompression_(x64)'.B3:'Decompression_(x64)'.I3 'Decompression_(x64)'.A4:'Decompression_(x64)'.A4 'Decompression_(x64)'.B4:'Decompression_(x64)'.I4 'Decompression_(x64)'.A5:'Decompression_(x64)'.A5 'Decompression_(x64)'.B5:'Decompression_(x64)'.I5 'Decompression_(x64)'.A6:'Decompression_(x64)'.A6 'Decompression_(x64)'.B6:'Decompression_(x64)'.I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name="Gráfico 2" draw:style-name="gr1" svg:width="19.852cm" svg:height="11.076cm" svg:x="0.358cm" svg:y="6.242cm">
            <draw:object draw:notify-on-update-of-ranges="'Decompression_(x64)'.B9:'Decompression_(x64)'.I9 'Decompression_(x64)'.A10:'Decompression_(x64)'.A10 'Decompression_(x64)'.B10:'Decompression_(x64)'.I10 'Decompression_(x64)'.A11:'Decompression_(x64)'.A11 'Decompression_(x64)'.B11:'Decompression_(x64)'.I11 'Decompression_(x64)'.A12:'Decompression_(x64)'.A12 'Decompression_(x64)'.B12:'Decompression_(x64)'.I12 'Decompression_(x64)'.A13:'Decompression_(x64)'.A13 'Decompression_(x64)'.B13:'Decompression_(x64)'.I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0256" calcext:value-type="float">
            <text:p>0,10256</text:p>
          </table:table-cell>
          <table:table-cell office:value-type="float" office:value="0.8581" calcext:value-type="float">
            <text:p>0,8581</text:p>
          </table:table-cell>
          <table:table-cell office:value-type="float" office:value="5.8239" calcext:value-type="float">
            <text:p>5,8239</text:p>
          </table:table-cell>
          <table:table-cell office:value-type="float" office:value="122.44" calcext:value-type="float">
            <text:p>122,44</text:p>
          </table:table-cell>
          <table:table-cell office:value-type="float" office:value="79.17" calcext:value-type="float">
            <text:p>79,17</text:p>
          </table:table-cell>
          <table:table-cell office:value-type="float" office:value="3.039" calcext:value-type="float">
            <text:p>3,039</text:p>
          </table:table-cell>
          <table:table-cell office:value-type="float" office:value="111.68" calcext:value-type="float">
            <text:p>111,68</text:p>
          </table:table-cell>
          <table:table-cell office:value-type="float" office:value="77.79" calcext:value-type="float">
            <text:p>77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4613" calcext:value-type="float">
            <text:p>0,04613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4437" calcext:value-type="float">
            <text:p>0,4437</text:p>
          </table:table-cell>
          <table:table-cell office:value-type="float" office:value="43.73" calcext:value-type="float">
            <text:p>43,73</text:p>
          </table:table-cell>
          <table:table-cell office:value-type="float" office:value="72.36" calcext:value-type="float">
            <text:p>72,36</text:p>
          </table:table-cell>
          <table:table-cell office:value-type="float" office:value="1.014" calcext:value-type="float">
            <text:p>1,014</text:p>
          </table:table-cell>
          <table:table-cell office:value-type="float" office:value="98.01" calcext:value-type="float">
            <text:p>98,01</text:p>
          </table:table-cell>
          <table:table-cell office:value-type="float" office:value="55.75" calcext:value-type="float">
            <text:p>55,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4476" calcext:value-type="float">
            <text:p>0,04476</text:p>
          </table:table-cell>
          <table:table-cell/>
          <table:table-cell office:value-type="float" office:value="0.294" calcext:value-type="float">
            <text:p>0,294</text:p>
          </table:table-cell>
          <table:table-cell office:value-type="float" office:value="41.82" calcext:value-type="float">
            <text:p>41,82</text:p>
          </table:table-cell>
          <table:table-cell office:value-type="float" office:value="56.57" calcext:value-type="float">
            <text:p>56,57</text:p>
          </table:table-cell>
          <table:table-cell/>
          <table:table-cell office:value-type="float" office:value="48.15" calcext:value-type="float">
            <text:p>48,15</text:p>
          </table:table-cell>
          <table:table-cell office:value-type="float" office:value="45.54" calcext:value-type="float">
            <text:p>45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4885" calcext:value-type="float">
            <text:p>0,04885</text:p>
          </table:table-cell>
          <table:table-cell office:value-type="float" office:value="0.5924" calcext:value-type="float">
            <text:p>0,5924</text:p>
          </table:table-cell>
          <table:table-cell office:value-type="float" office:value="0.3177" calcext:value-type="float">
            <text:p>0,3177</text:p>
          </table:table-cell>
          <table:table-cell office:value-type="float" office:value="50.19" calcext:value-type="float">
            <text:p>50,19</text:p>
          </table:table-cell>
          <table:table-cell office:value-type="float" office:value="72.04" calcext:value-type="float">
            <text:p>72,04</text:p>
          </table:table-cell>
          <table:table-cell office:value-type="float" office:value="1.092" calcext:value-type="float">
            <text:p>1,092</text:p>
          </table:table-cell>
          <table:table-cell office:value-type="float" office:value="94.61" calcext:value-type="float">
            <text:p>94,61</text:p>
          </table:table-cell>
          <table:table-cell office:value-type="float" office:value="56.12" calcext:value-type="float">
            <text:p>5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389" calcext:value-type="float">
            <text:p>0,04389</text:p>
          </table:table-cell>
          <table:table-cell/>
          <table:table-cell office:value-type="float" office:value="0.2981" calcext:value-type="float">
            <text:p>0,2981</text:p>
          </table:table-cell>
          <table:table-cell office:value-type="float" office:value="39.07" calcext:value-type="float">
            <text:p>39,07</text:p>
          </table:table-cell>
          <table:table-cell office:value-type="float" office:value="55.65" calcext:value-type="float">
            <text:p>55,65</text:p>
          </table:table-cell>
          <table:table-cell/>
          <table:table-cell office:value-type="float" office:value="47.91" calcext:value-type="float">
            <text:p>47,91</text:p>
          </table:table-cell>
          <table:table-cell office:value-type="float" office:value="46.16" calcext:value-type="float">
            <text:p>46,16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22328202904834" calcext:value-type="percentage">
            <text:p>222,33%</text:p>
          </table:table-cell>
          <table:table-cell table:style-name="ce2" table:formula="of:=[.C2]/[.C3]" office:value-type="percentage" office:value="1.49027440083362" calcext:value-type="percentage">
            <text:p>149,03%</text:p>
          </table:table-cell>
          <table:table-cell table:style-name="ce2" table:formula="of:=[.D2]/[.D3]" office:value-type="percentage" office:value="13.1257606490872" calcext:value-type="percentage">
            <text:p>1312,58%</text:p>
          </table:table-cell>
          <table:table-cell table:style-name="ce2" table:formula="of:=[.E2]/[.E3]" office:value-type="percentage" office:value="2.79990852961354" calcext:value-type="percentage">
            <text:p>279,99%</text:p>
          </table:table-cell>
          <table:table-cell table:style-name="ce2" table:formula="of:=[.F2]/[.F3]" office:value-type="percentage" office:value="1.0941127694859" calcext:value-type="percentage">
            <text:p>109,41%</text:p>
          </table:table-cell>
          <table:table-cell table:style-name="ce2" table:formula="of:=[.G2]/[.G3]" office:value-type="percentage" office:value="2.99704142011834" calcext:value-type="percentage">
            <text:p>299,70%</text:p>
          </table:table-cell>
          <table:table-cell table:style-name="ce2" table:formula="of:=[.H2]/[.H3]" office:value-type="percentage" office:value="1.13947556371799" calcext:value-type="percentage">
            <text:p>113,95%</text:p>
          </table:table-cell>
          <table:table-cell table:style-name="ce2" table:formula="of:=[.I2]/[.I3]" office:value-type="percentage" office:value="1.39533632286996" calcext:value-type="percentage">
            <text:p>139,5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29133154602324" calcext:value-type="percentage">
            <text:p>229,1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9.8091836734694" calcext:value-type="percentage">
            <text:p>1980,92%</text:p>
          </table:table-cell>
          <table:table-cell table:style-name="ce2" table:formula="of:=[.E2]/[.E4]" office:value-type="percentage" office:value="2.92778574844572" calcext:value-type="percentage">
            <text:p>292,78%</text:p>
          </table:table-cell>
          <table:table-cell table:style-name="ce2" table:formula="of:=[.F2]/[.F4]" office:value-type="percentage" office:value="1.39950503800601" calcext:value-type="percentage">
            <text:p>139,95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31941848390447" calcext:value-type="percentage">
            <text:p>231,94%</text:p>
          </table:table-cell>
          <table:table-cell table:style-name="ce2" table:formula="of:=[.I2]/[.I4]" office:value-type="percentage" office:value="1.70816864295125" calcext:value-type="percentage">
            <text:p>170,8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9948822927329" calcext:value-type="percentage">
            <text:p>209,95%</text:p>
          </table:table-cell>
          <table:table-cell table:style-name="ce2" table:formula="of:=[.C$2]/[.C5]" office:value-type="percentage" office:value="1.4485145172181" calcext:value-type="percentage">
            <text:p>144,85%</text:p>
          </table:table-cell>
          <table:table-cell table:style-name="ce2" table:formula="of:=[.D$2]/[.D5]" office:value-type="percentage" office:value="18.3314447592068" calcext:value-type="percentage">
            <text:p>1833,14%</text:p>
          </table:table-cell>
          <table:table-cell table:style-name="ce2" table:formula="of:=[.E$2]/[.E5]" office:value-type="percentage" office:value="2.43952978681012" calcext:value-type="percentage">
            <text:p>243,95%</text:p>
          </table:table-cell>
          <table:table-cell table:style-name="ce2" table:formula="of:=[.F$2]/[.F5]" office:value-type="percentage" office:value="1.09897279289284" calcext:value-type="percentage">
            <text:p>109,90%</text:p>
          </table:table-cell>
          <table:table-cell table:style-name="ce2" table:formula="of:=[.G$2]/[.G5]" office:value-type="percentage" office:value="2.78296703296703" calcext:value-type="percentage">
            <text:p>278,30%</text:p>
          </table:table-cell>
          <table:table-cell table:style-name="ce2" table:formula="of:=[.H$2]/[.H5]" office:value-type="percentage" office:value="1.18042490223021" calcext:value-type="percentage">
            <text:p>118,04%</text:p>
          </table:table-cell>
          <table:table-cell table:style-name="ce2" table:formula="of:=[.I$2]/[.I5]" office:value-type="percentage" office:value="1.38613684960798" calcext:value-type="percentage">
            <text:p>138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33675096832992" calcext:value-type="percentage">
            <text:p>233,68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19.5367326400537" calcext:value-type="percentage">
            <text:p>1953,67%</text:p>
          </table:table-cell>
          <table:table-cell table:style-name="ce2" table:formula="of:=[.E$2]/[.E6]" office:value-type="percentage" office:value="3.1338622984387" calcext:value-type="percentage">
            <text:p>313,39%</text:p>
          </table:table-cell>
          <table:table-cell table:style-name="ce2" table:formula="of:=[.F$2]/[.F6]" office:value-type="percentage" office:value="1.42264150943396" calcext:value-type="percentage">
            <text:p>142,26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33103736171989" calcext:value-type="percentage">
            <text:p>233,10%</text:p>
          </table:table-cell>
          <table:table-cell table:style-name="ce2" table:formula="of:=[.I$2]/[.I6]" office:value-type="percentage" office:value="1.68522530329289" calcext:value-type="percentage">
            <text:p>168,52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S)" table:style-name="ta1">
        <table:shapes>
          <draw:frame draw:z-index="0" draw:name="Gráfico 1" draw:style-name="gr1" svg:width="28.58cm" svg:height="14.981cm" svg:x="27.553cm" svg:y="0.31cm">
            <draw:object draw:notify-on-update-of-ranges="'Decompression_(AS)'.B1:'Decompression_(AS)'.I1 'Decompression_(AS)'.A2:'Decompression_(AS)'.A2 'Decompression_(AS)'.B2:'Decompression_(AS)'.I2 'Decompression_(AS)'.A3:'Decompression_(AS)'.A3 'Decompression_(AS)'.B3:'Decompression_(AS)'.I3 'Decompression_(AS)'.A4:'Decompression_(AS)'.A4 'Decompression_(AS)'.B4:'Decompression_(AS)'.I4 'Decompression_(AS)'.A5:'Decompression_(AS)'.A5 'Decompression_(AS)'.B5:'Decompression_(AS)'.I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Gráfico 2" draw:style-name="gr1" svg:width="26.735cm" svg:height="11.076cm" svg:x="0.358cm" svg:y="6.242cm">
            <draw:object draw:notify-on-update-of-ranges="'Decompression_(AS)'.B8:'Decompression_(AS)'.I8 'Decompression_(AS)'.A9:'Decompression_(AS)'.A9 'Decompression_(AS)'.B9:'Decompression_(AS)'.I9 'Decompression_(AS)'.A10:'Decompression_(AS)'.A10 'Decompression_(AS)'.B10:'Decompression_(AS)'.I10 'Decompression_(AS)'.A11:'Decompression_(AS)'.A11 'Decompression_(AS)'.B11:'Decompression_(AS)'.I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693" calcext:value-type="float">
            <text:p>0,1693</text:p>
          </table:table-cell>
          <table:table-cell office:value-type="float" office:value="1.204" calcext:value-type="float">
            <text:p>1,204</text:p>
          </table:table-cell>
          <table:table-cell office:value-type="float" office:value="4.6594" calcext:value-type="float">
            <text:p>4,6594</text:p>
          </table:table-cell>
          <table:table-cell office:value-type="float" office:value="109.56" calcext:value-type="float">
            <text:p>109,56</text:p>
          </table:table-cell>
          <table:table-cell office:value-type="float" office:value="80.67" calcext:value-type="float">
            <text:p>80,67</text:p>
          </table:table-cell>
          <table:table-cell office:value-type="float" office:value="4.2452" calcext:value-type="float">
            <text:p>4,2452</text:p>
          </table:table-cell>
          <table:table-cell office:value-type="float" office:value="100.37" calcext:value-type="float">
            <text:p>100,37</text:p>
          </table:table-cell>
          <table:table-cell office:value-type="float" office:value="59.92" calcext:value-type="float">
            <text:p>59,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0.1483" calcext:value-type="float">
            <text:p>0,1483</text:p>
          </table:table-cell>
          <table:table-cell office:value-type="float" office:value="1.203" calcext:value-type="float">
            <text:p>1,203</text:p>
          </table:table-cell>
          <table:table-cell office:value-type="float" office:value="0.7659" calcext:value-type="float">
            <text:p>0,7659</text:p>
          </table:table-cell>
          <table:table-cell office:value-type="float" office:value="44.32" calcext:value-type="float">
            <text:p>44,32</text:p>
          </table:table-cell>
          <table:table-cell office:value-type="float" office:value="80.67" calcext:value-type="float">
            <text:p>80,67</text:p>
          </table:table-cell>
          <table:table-cell office:value-type="float" office:value="0.3062" calcext:value-type="float">
            <text:p>0,3062</text:p>
          </table:table-cell>
          <table:table-cell office:value-type="float" office:value="100.37" calcext:value-type="float">
            <text:p>100,37</text:p>
          </table:table-cell>
          <table:table-cell office:value-type="float" office:value="59.92" calcext:value-type="float">
            <text:p>59,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5709" calcext:value-type="float">
            <text:p>0,5709</text:p>
          </table:table-cell>
          <table:table-cell office:value-type="float" office:value="40.6" calcext:value-type="float">
            <text:p>40,6</text:p>
          </table:table-cell>
          <table:table-cell office:value-type="float" office:value="60.11" calcext:value-type="float">
            <text:p>60,11</text:p>
          </table:table-cell>
          <table:table-cell/>
          <table:table-cell office:value-type="float" office:value="51.61" calcext:value-type="float">
            <text:p>51,61</text:p>
          </table:table-cell>
          <table:table-cell office:value-type="float" office:value="40.62" calcext:value-type="float">
            <text:p>40,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0.1406" calcext:value-type="float">
            <text:p>0,1406</text:p>
          </table:table-cell>
          <table:table-cell office:value-type="float" office:value="1.068" calcext:value-type="float">
            <text:p>1,068</text:p>
          </table:table-cell>
          <table:table-cell office:value-type="float" office:value="0.6992" calcext:value-type="float">
            <text:p>0,6992</text:p>
          </table:table-cell>
          <table:table-cell office:value-type="float" office:value="41.2" calcext:value-type="float">
            <text:p>41,2</text:p>
          </table:table-cell>
          <table:table-cell office:value-type="float" office:value="80.77" calcext:value-type="float">
            <text:p>80,77</text:p>
          </table:table-cell>
          <table:table-cell office:value-type="float" office:value="0.2971" calcext:value-type="float">
            <text:p>0,2971</text:p>
          </table:table-cell>
          <table:table-cell office:value-type="float" office:value="95.75" calcext:value-type="float">
            <text:p>95,75</text:p>
          </table:table-cell>
          <table:table-cell office:value-type="float" office:value="55.92" calcext:value-type="float">
            <text:p>55,92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1.1416048550236" calcext:value-type="percentage">
            <text:p>114,16%</text:p>
          </table:table-cell>
          <table:table-cell table:style-name="ce2" table:formula="of:=[.C$2]/[.C3]" office:value-type="percentage" office:value="1.00083125519534" calcext:value-type="percentage">
            <text:p>100,08%</text:p>
          </table:table-cell>
          <table:table-cell table:style-name="ce2" table:formula="of:=[.D$2]/[.D3]" office:value-type="percentage" office:value="6.08356182269226" calcext:value-type="percentage">
            <text:p>608,36%</text:p>
          </table:table-cell>
          <table:table-cell table:style-name="ce2" table:formula="of:=[.E$2]/[.E3]" office:value-type="percentage" office:value="2.47202166064982" calcext:value-type="percentage">
            <text:p>247,20%</text:p>
          </table:table-cell>
          <table:table-cell table:style-name="ce2" table:formula="of:=[.F$2]/[.F3]" office:value-type="percentage" office:value="1" calcext:value-type="percentage">
            <text:p>100,00%</text:p>
          </table:table-cell>
          <table:table-cell table:style-name="ce2" table:formula="of:=[.G$2]/[.G3]" office:value-type="percentage" office:value="13.8641410842587" calcext:value-type="percentage">
            <text:p>1386,41%</text:p>
          </table:table-cell>
          <table:table-cell table:style-name="ce2" table:formula="of:=[.H$2]/[.H3]" office:value-type="percentage" office:value="1" calcext:value-type="percentage">
            <text:p>100,00%</text:p>
          </table:table-cell>
          <table:table-cell table:style-name="ce2" table:formula="of:=[.I$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.04506172839506" calcext:value-type="percentage">
            <text:p>104,51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8.16149938693291" calcext:value-type="percentage">
            <text:p>816,15%</text:p>
          </table:table-cell>
          <table:table-cell table:style-name="ce2" table:formula="of:=[.E$2]/[.E4]" office:value-type="percentage" office:value="2.69852216748768" calcext:value-type="percentage">
            <text:p>269,85%</text:p>
          </table:table-cell>
          <table:table-cell table:style-name="ce2" table:formula="of:=[.F$2]/[.F4]" office:value-type="percentage" office:value="1.34203959407752" calcext:value-type="percentage">
            <text:p>134,20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1.94477814377059" calcext:value-type="percentage">
            <text:p>194,48%</text:p>
          </table:table-cell>
          <table:table-cell table:style-name="ce2" table:formula="of:=[.I$2]/[.I4]" office:value-type="percentage" office:value="1.47513540128016" calcext:value-type="percentage">
            <text:p>147,5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.NET 7</text:p>
          </table:table-cell>
          <table:table-cell table:style-name="ce2" table:formula="of:=[.B$2]/[.B5]" office:value-type="percentage" office:value="1.20412517780939" calcext:value-type="percentage">
            <text:p>120,41%</text:p>
          </table:table-cell>
          <table:table-cell table:style-name="ce2" table:formula="of:=[.C$2]/[.C5]" office:value-type="percentage" office:value="1.12734082397004" calcext:value-type="percentage">
            <text:p>112,73%</text:p>
          </table:table-cell>
          <table:table-cell table:style-name="ce2" table:formula="of:=[.D$2]/[.D5]" office:value-type="percentage" office:value="6.66390160183066" calcext:value-type="percentage">
            <text:p>666,39%</text:p>
          </table:table-cell>
          <table:table-cell table:style-name="ce2" table:formula="of:=[.E$2]/[.E5]" office:value-type="percentage" office:value="2.65922330097087" calcext:value-type="percentage">
            <text:p>265,92%</text:p>
          </table:table-cell>
          <table:table-cell table:style-name="ce2" table:formula="of:=[.F$2]/[.F5]" office:value-type="percentage" office:value="0.998761916553176" calcext:value-type="percentage">
            <text:p>99,88%</text:p>
          </table:table-cell>
          <table:table-cell table:style-name="ce2" table:formula="of:=[.G$2]/[.G5]" office:value-type="percentage" office:value="14.2887916526422" calcext:value-type="percentage">
            <text:p>1428,88%</text:p>
          </table:table-cell>
          <table:table-cell table:style-name="ce2" table:formula="of:=[.H$2]/[.H5]" office:value-type="percentage" office:value="1.04825065274151" calcext:value-type="percentage">
            <text:p>104,83%</text:p>
          </table:table-cell>
          <table:table-cell table:style-name="ce2" table:formula="of:=[.I$2]/[.I5]" office:value-type="percentage" office:value="1.07153075822604" calcext:value-type="percentage">
            <text:p>107,15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Decompression_(arm)'.B1:'Decompression_(arm)'.I1 'Decompression_(arm)'.A2:'Decompression_(arm)'.A2 'Decompression_(arm)'.B2:'Decompression_(arm)'.I2 'Decompression_(arm)'.A3:'Decompression_(arm)'.A3 'Decompression_(arm)'.B3:'Decompression_(arm)'.I3 'Decompression_(arm)'.A4:'Decompression_(arm)'.A4 'Decompression_(arm)'.B4:'Decompression_(arm)'.I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Decompression_(arm)'.B9:'Decompression_(arm)'.I9 'Decompression_(arm)'.A10:'Decompression_(arm)'.A10 'Decompression_(arm)'.B10:'Decompression_(arm)'.I10 'Decompression_(arm)'.A11:'Decompression_(arm)'.A11 'Decompression_(arm)'.B11:'Decompression_(arm)'.I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4.2" calcext:value-type="float">
            <text:p>664,2</text:p>
          </table:table-cell>
          <table:table-cell office:value-type="float" office:value="5.279" calcext:value-type="float">
            <text:p>5,279</text:p>
          </table:table-cell>
          <table:table-cell office:value-type="float" office:value="40.541" calcext:value-type="float">
            <text:p>40,541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16.397" calcext:value-type="float">
            <text:p>16,397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49.8" calcext:value-type="float">
            <text:p>549,8</text:p>
          </table:table-cell>
          <table:table-cell office:value-type="float" office:value="5.319" calcext:value-type="float">
            <text:p>5,319</text:p>
          </table:table-cell>
          <table:table-cell office:value-type="float" office:value="5.779" calcext:value-type="float">
            <text:p>5,779</text:p>
          </table:table-cell>
          <table:table-cell office:value-type="float" office:value="489.6" calcext:value-type="float">
            <text:p>489,6</text:p>
          </table:table-cell>
          <table:table-cell office:value-type="float" office:value="290.5" calcext:value-type="float">
            <text:p>290,5</text:p>
          </table:table-cell>
          <table:table-cell office:value-type="float" office:value="8.078" calcext:value-type="float">
            <text:p>8,078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9.5" calcext:value-type="float">
            <text:p>539,5</text:p>
          </table:table-cell>
          <table:table-cell/>
          <table:table-cell office:value-type="float" office:value="4.962" calcext:value-type="float">
            <text:p>4,962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/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20807566387777" calcext:value-type="percentage">
            <text:p>120,81%</text:p>
          </table:table-cell>
          <table:table-cell table:style-name="ce2" table:formula="of:=[.C2]/[.C3]" office:value-type="percentage" office:value="0.992479789434104" calcext:value-type="percentage">
            <text:p>99,25%</text:p>
          </table:table-cell>
          <table:table-cell table:style-name="ce2" table:formula="of:=[.D2]/[.D3]" office:value-type="percentage" office:value="7.01522754801869" calcext:value-type="percentage">
            <text:p>701,52%</text:p>
          </table:table-cell>
          <table:table-cell table:style-name="ce2" table:formula="of:=[.E2]/[.E3]" office:value-type="percentage" office:value="1.28063725490196" calcext:value-type="percentage">
            <text:p>128,06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02983411735578" calcext:value-type="percentage">
            <text:p>202,98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3113994439296" calcext:value-type="percentage">
            <text:p>123,11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8.17029423619508" calcext:value-type="percentage">
            <text:p>817,03%</text:p>
          </table:table-cell>
          <table:table-cell table:style-name="ce2" table:formula="of:=[.E2]/[.E4]" office:value-type="percentage" office:value="2.041015625" calcext:value-type="percentage">
            <text:p>204,10%</text:p>
          </table:table-cell>
          <table:table-cell table:style-name="ce2" table:formula="of:=[.F2]/[.F4]" office:value-type="percentage" office:value="1.55430711610487" calcext:value-type="percentage">
            <text:p>155,43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04576825281511" calcext:value-type="percentage">
            <text:p>204,58%</text:p>
          </table:table-cell>
          <table:table-cell table:style-name="ce2" table:formula="of:=[.I2]/[.I4]" office:value-type="percentage" office:value="1.71847960444994" calcext:value-type="percentage">
            <text:p>171,85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Decompression_(arm64)'.B1:'Decompression_(arm64)'.I1 'Decompression_(arm64)'.A2:'Decompression_(arm64)'.A2 'Decompression_(arm64)'.B2:'Decompression_(arm64)'.I2 'Decompression_(arm64)'.A3:'Decompression_(arm64)'.A3 'Decompression_(arm64)'.B3:'Decompression_(arm64)'.I3 'Decompression_(arm64)'.A4:'Decompression_(arm64)'.A4 'Decompression_(arm64)'.B4:'Decompression_(arm64)'.I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Decompression_(arm64)'.B9:'Decompression_(arm64)'.I9 'Decompression_(arm64)'.A10:'Decompression_(arm64)'.A10 'Decompression_(arm64)'.B10:'Decompression_(arm64)'.I10 'Decompression_(arm64)'.A11:'Decompression_(arm64)'.A11 'Decompression_(arm64)'.B11:'Decompression_(arm64)'.I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0.5" calcext:value-type="float">
            <text:p>370,5</text:p>
          </table:table-cell>
          <table:table-cell office:value-type="float" office:value="3.348" calcext:value-type="float">
            <text:p>3,348</text:p>
          </table:table-cell>
          <table:table-cell office:value-type="float" office:value="22.813" calcext:value-type="float">
            <text:p>22,81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15.042" calcext:value-type="float">
            <text:p>15,04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" calcext:value-type="float">
            <text:p>253</text:p>
          </table:table-cell>
          <table:table-cell office:value-type="float" office:value="3.346" calcext:value-type="float">
            <text:p>3,346</text:p>
          </table:table-cell>
          <table:table-cell office:value-type="float" office:value="2.05" calcext:value-type="float">
            <text:p>2,05</text:p>
          </table:table-cell>
          <table:table-cell office:value-type="float" office:value="330.4" calcext:value-type="float">
            <text:p>330,4</text:p>
          </table:table-cell>
          <table:table-cell office:value-type="float" office:value="263.2" calcext:value-type="float">
            <text:p>263,2</text:p>
          </table:table-cell>
          <table:table-cell office:value-type="float" office:value="5.791" calcext:value-type="float">
            <text:p>5,791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9.1" calcext:value-type="float">
            <text:p>239,1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/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46442687747036" calcext:value-type="percentage">
            <text:p>146,44%</text:p>
          </table:table-cell>
          <table:table-cell table:style-name="ce2" table:formula="of:=[.C2]/[.C3]" office:value-type="percentage" office:value="1.0005977286312" calcext:value-type="percentage">
            <text:p>100,06%</text:p>
          </table:table-cell>
          <table:table-cell table:style-name="ce2" table:formula="of:=[.D2]/[.D3]" office:value-type="percentage" office:value="11.1282926829268" calcext:value-type="percentage">
            <text:p>1112,83%</text:p>
          </table:table-cell>
          <table:table-cell table:style-name="ce2" table:formula="of:=[.E2]/[.E3]" office:value-type="percentage" office:value="2.00030266343826" calcext:value-type="percentage">
            <text:p>200,03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59747884648593" calcext:value-type="percentage">
            <text:p>259,75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5495608531995" calcext:value-type="percentage">
            <text:p>154,9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20.2422360248447" calcext:value-type="percentage">
            <text:p>2024,22%</text:p>
          </table:table-cell>
          <table:table-cell table:style-name="ce2" table:formula="of:=[.E2]/[.E4]" office:value-type="percentage" office:value="2.61950059453032" calcext:value-type="percentage">
            <text:p>261,95%</text:p>
          </table:table-cell>
          <table:table-cell table:style-name="ce2" table:formula="of:=[.F2]/[.F4]" office:value-type="percentage" office:value="1.5418863503222" calcext:value-type="percentage">
            <text:p>154,19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54059156702329" calcext:value-type="percentage">
            <text:p>254,06%</text:p>
          </table:table-cell>
          <table:table-cell table:style-name="ce2" table:formula="of:=[.I2]/[.I4]" office:value-type="percentage" office:value="1.87771739130435" calcext:value-type="percentage">
            <text:p>187,7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x64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x64)'.B1:'Compression_(x64)'.F1 'Compression_(x64)'.A2:'Compression_(x64)'.A2 'Compression_(x64)'.B2:'Compression_(x64)'.F2 'Compression_(x64)'.A3:'Compression_(x64)'.A3 'Compression_(x64)'.B3:'Compression_(x64)'.F3 'Compression_(x64)'.A4:'Compression_(x64)'.A4 'Compression_(x64)'.B4:'Compression_(x64)'.F4 'Compression_(x64)'.A5:'Compression_(x64)'.A5 'Compression_(x64)'.B5:'Compression_(x64)'.F5 'Compression_(x64)'.A6:'Compression_(x64)'.A6 'Compression_(x64)'.B6:'Compression_(x64)'.F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x64)'.B9:'Compression_(x64)'.F9 'Compression_(x64)'.A10:'Compression_(x64)'.A10 'Compression_(x64)'.B10:'Compression_(x64)'.F10 'Compression_(x64)'.A11:'Compression_(x64)'.A11 'Compression_(x64)'.B11:'Compression_(x64)'.F11 'Compression_(x64)'.A12:'Compression_(x64)'.A12 'Compression_(x64)'.B12:'Compression_(x64)'.F12 'Compression_(x64)'.A13:'Compression_(x64)'.A13 'Compression_(x64)'.B13:'Compression_(x64)'.F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0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1.3" calcext:value-type="float">
            <text:p>661,3</text:p>
          </table:table-cell>
          <table:table-cell office:value-type="float" office:value="1249.1" calcext:value-type="float">
            <text:p>1249,1</text:p>
          </table:table-cell>
          <table:table-cell office:value-type="float" office:value="1489.8" calcext:value-type="float">
            <text:p>1489,8</text:p>
          </table:table-cell>
          <table:table-cell office:value-type="float" office:value="7522" calcext:value-type="float">
            <text:p>7522</text:p>
          </table:table-cell>
          <table:table-cell office:value-type="float" office:value="358.5" calcext:value-type="float">
            <text:p>358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34.2" calcext:value-type="float">
            <text:p>334,2</text:p>
          </table:table-cell>
          <table:table-cell office:value-type="float" office:value="1096.3" calcext:value-type="float">
            <text:p>1096,3</text:p>
          </table:table-cell>
          <table:table-cell office:value-type="float" office:value="184" calcext:value-type="float">
            <text:p>184</text:p>
          </table:table-cell>
          <table:table-cell office:value-type="float" office:value="7044" calcext:value-type="float">
            <text:p>7044</text:p>
          </table:table-cell>
          <table:table-cell office:value-type="float" office:value="351.1" calcext:value-type="float">
            <text:p>351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5" calcext:value-type="float">
            <text:p>186,5</text:p>
          </table:table-cell>
          <table:table-cell office:value-type="float" office:value="830.5" calcext:value-type="float">
            <text:p>830,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0.7" calcext:value-type="float">
            <text:p>160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18.7" calcext:value-type="float">
            <text:p>318,7</text:p>
          </table:table-cell>
          <table:table-cell office:value-type="float" office:value="1151" calcext:value-type="float">
            <text:p>1151</text:p>
          </table:table-cell>
          <table:table-cell office:value-type="float" office:value="187.3" calcext:value-type="float">
            <text:p>187,3</text:p>
          </table:table-cell>
          <table:table-cell office:value-type="float" office:value="7398" calcext:value-type="float">
            <text:p>73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0.8" calcext:value-type="float">
            <text:p>180,8</text:p>
          </table:table-cell>
          <table:table-cell office:value-type="float" office:value="808.1" calcext:value-type="float">
            <text:p>808,1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59.2" calcext:value-type="float">
            <text:p>159,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9787552363854" calcext:value-type="percentage">
            <text:p>197,88%</text:p>
          </table:table-cell>
          <table:table-cell table:style-name="ce2" table:formula="of:=[.C2]/[.C3]" office:value-type="percentage" office:value="1.13937790750707" calcext:value-type="percentage">
            <text:p>113,94%</text:p>
          </table:table-cell>
          <table:table-cell table:style-name="ce2" table:formula="of:=[.D2]/[.D3]" office:value-type="percentage" office:value="8.09673913043478" calcext:value-type="percentage">
            <text:p>809,67%</text:p>
          </table:table-cell>
          <table:table-cell table:style-name="ce2" table:formula="of:=[.E2]/[.E3]" office:value-type="percentage" office:value="1.06785917092561" calcext:value-type="percentage">
            <text:p>106,79%</text:p>
          </table:table-cell>
          <table:table-cell table:style-name="ce2" table:formula="of:=[.F2]/[.F3]" office:value-type="percentage" office:value="1.02107661634862" calcext:value-type="percentage">
            <text:p>102,1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54584450402145" calcext:value-type="percentage">
            <text:p>354,58%</text:p>
          </table:table-cell>
          <table:table-cell table:style-name="ce2" table:formula="of:=[.C$2]/[.C4]" office:value-type="percentage" office:value="1.50403371462974" calcext:value-type="percentage">
            <text:p>150,4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34111422346716" calcext:value-type="percentage">
            <text:p>234,11%</text:p>
          </table:table-cell>
          <table:table-cell table:style-name="ce2" table:formula="of:=[.F2]/[.F4]" office:value-type="percentage" office:value="2.23086496577474" calcext:value-type="percentage">
            <text:p>223,09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7499215563226" calcext:value-type="percentage">
            <text:p>207,50%</text:p>
          </table:table-cell>
          <table:table-cell table:style-name="ce2" table:formula="of:=[.C$2]/[.C5]" office:value-type="percentage" office:value="1.08523023457863" calcext:value-type="percentage">
            <text:p>108,52%</text:p>
          </table:table-cell>
          <table:table-cell table:style-name="ce2" table:formula="of:=[.D$2]/[.D5]" office:value-type="percentage" office:value="7.95408435664709" calcext:value-type="percentage">
            <text:p>795,41%</text:p>
          </table:table-cell>
          <table:table-cell table:style-name="ce2" table:formula="of:=[.E$2]/[.E5]" office:value-type="percentage" office:value="1.01676128683428" calcext:value-type="percentage">
            <text:p>101,68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65763274336283" calcext:value-type="percentage">
            <text:p>365,76%</text:p>
          </table:table-cell>
          <table:table-cell table:style-name="ce2" table:formula="of:=[.C$2]/[.C6]" office:value-type="percentage" office:value="1.5457245390422" calcext:value-type="percentage">
            <text:p>154,57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34915677701437" calcext:value-type="percentage">
            <text:p>234,92%</text:p>
          </table:table-cell>
          <table:table-cell table:style-name="ce2" table:formula="of:=[.F$2]/[.F6]" office:value-type="percentage" office:value="2.25188442211055" calcext:value-type="percentage">
            <text:p>225,1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S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AS)'.B1:'Compression_(AS)'.F1 'Compression_(AS)'.A2:'Compression_(AS)'.A2 'Compression_(AS)'.B2:'Compression_(AS)'.F2 'Compression_(AS)'.A3:'Compression_(AS)'.A3 'Compression_(AS)'.B3:'Compression_(AS)'.F3 'Compression_(AS)'.A4:'Compression_(AS)'.A4 'Compression_(AS)'.B4:'Compression_(AS)'.F4 'Compression_(AS)'.A5:'Compression_(AS)'.A5 'Compression_(AS)'.B5:'Compression_(AS)'.F5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AS)'.B8:'Compression_(AS)'.F8 'Compression_(AS)'.A9:'Compression_(AS)'.A9 'Compression_(AS)'.B9:'Compression_(AS)'.F9 'Compression_(AS)'.A10:'Compression_(AS)'.A10 'Compression_(AS)'.B10:'Compression_(AS)'.F10 'Compression_(AS)'.A11:'Compression_(AS)'.A11 'Compression_(AS)'.B11:'Compression_(AS)'.F1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192.8" calcext:value-type="float">
            <text:p>1192,8</text:p>
          </table:table-cell>
          <table:table-cell office:value-type="float" office:value="1256.3" calcext:value-type="float">
            <text:p>1256,3</text:p>
          </table:table-cell>
          <table:table-cell office:value-type="float" office:value="1822.6" calcext:value-type="float">
            <text:p>1822,6</text:p>
          </table:table-cell>
          <table:table-cell office:value-type="float" office:value="7900" calcext:value-type="float">
            <text:p>7900</text:p>
          </table:table-cell>
          <table:table-cell office:value-type="float" office:value="340.4" calcext:value-type="float">
            <text:p>340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68.4" calcext:value-type="float">
            <text:p>368,4</text:p>
          </table:table-cell>
          <table:table-cell office:value-type="float" office:value="1256.3" calcext:value-type="float">
            <text:p>1256,3</text:p>
          </table:table-cell>
          <table:table-cell office:value-type="float" office:value="176.8" calcext:value-type="float">
            <text:p>176,8</text:p>
          </table:table-cell>
          <table:table-cell office:value-type="float" office:value="7900" calcext:value-type="float">
            <text:p>7900</text:p>
          </table:table-cell>
          <table:table-cell office:value-type="float" office:value="340.4" calcext:value-type="float">
            <text:p>340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9.2" calcext:value-type="float">
            <text:p>189,2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3511" calcext:value-type="float">
            <text:p>3511</text:p>
          </table:table-cell>
          <table:table-cell office:value-type="float" office:value="479.7" calcext:value-type="float">
            <text:p>479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320.5" calcext:value-type="float">
            <text:p>320,5</text:p>
          </table:table-cell>
          <table:table-cell office:value-type="float" office:value="1073" calcext:value-type="float">
            <text:p>1073</text:p>
          </table:table-cell>
          <table:table-cell office:value-type="float" office:value="176.4" calcext:value-type="float">
            <text:p>176,4</text:p>
          </table:table-cell>
          <table:table-cell office:value-type="float" office:value="6429" calcext:value-type="float">
            <text:p>6429</text:p>
          </table:table-cell>
          <table:table-cell office:value-type="float" office:value="324.8" calcext:value-type="float">
            <text:p>324,8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23778501628665" calcext:value-type="percentage">
            <text:p>323,78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10.3088235294118" calcext:value-type="percentage">
            <text:p>1030,88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6.30443974630021" calcext:value-type="percentage">
            <text:p>630,44%</text:p>
          </table:table-cell>
          <table:table-cell table:style-name="ce2" table:formula="of:=[.C$2]/[.C4]" office:value-type="percentage" office:value="1.53020706455542" calcext:value-type="percentage">
            <text:p>153,02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25007120478496" calcext:value-type="percentage">
            <text:p>225,01%</text:p>
          </table:table-cell>
          <table:table-cell table:style-name="ce2" table:formula="of:=[.F2]/[.F4]" office:value-type="percentage" office:value="0.709610173024807" calcext:value-type="percentage">
            <text:p>70,9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.NET 7</text:p>
          </table:table-cell>
          <table:table-cell table:style-name="ce2" table:formula="of:=[.B$2]/[.B5]" office:value-type="percentage" office:value="3.7216848673947" calcext:value-type="percentage">
            <text:p>372,17%</text:p>
          </table:table-cell>
          <table:table-cell table:style-name="ce2" table:formula="of:=[.C$2]/[.C5]" office:value-type="percentage" office:value="1.1708294501398" calcext:value-type="percentage">
            <text:p>117,08%</text:p>
          </table:table-cell>
          <table:table-cell table:style-name="ce2" table:formula="of:=[.D$2]/[.D5]" office:value-type="percentage" office:value="10.3321995464853" calcext:value-type="percentage">
            <text:p>1033,22%</text:p>
          </table:table-cell>
          <table:table-cell table:style-name="ce2" table:formula="of:=[.E$2]/[.E5]" office:value-type="percentage" office:value="1.22880696842433" calcext:value-type="percentage">
            <text:p>122,88%</text:p>
          </table:table-cell>
          <table:table-cell table:style-name="ce2" table:formula="of:=[.F$2]/[.F5]" office:value-type="percentage" office:value="1.04802955665025" calcext:value-type="percentage">
            <text:p>104,80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Compression_(arm)'.B1:'Compression_(arm)'.F1 'Compression_(arm)'.A2:'Compression_(arm)'.A2 'Compression_(arm)'.B2:'Compression_(arm)'.F2 'Compression_(arm)'.A3:'Compression_(arm)'.A3 'Compression_(arm)'.B3:'Compression_(arm)'.F3 'Compression_(arm)'.A4:'Compression_(arm)'.A4 'Compression_(arm)'.B4:'Compression_(arm)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Compression_(arm)'.B9:'Compression_(arm)'.F9 'Compression_(arm)'.A10:'Compression_(arm)'.A10 'Compression_(arm)'.B10:'Compression_(arm)'.F10 'Compression_(arm)'.A11:'Compression_(arm)'.A11 'Compression_(arm)'.B11:'Compression_(arm)'.F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6689.5" calcext:value-type="float">
            <text:p>6689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933" calcext:value-type="float">
            <text:p>1933</text:p>
          </table:table-cell>
          <table:table-cell office:value-type="float" office:value="7586" calcext:value-type="float">
            <text:p>7586</text:p>
          </table:table-cell>
          <table:table-cell office:value-type="float" office:value="914.5" calcext:value-type="float">
            <text:p>914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/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10967408173823" calcext:value-type="percentage">
            <text:p>310,97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31492618917441" calcext:value-type="percentage">
            <text:p>731,49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8701171875" calcext:value-type="percentage">
            <text:p>587,01%</text:p>
          </table:table-cell>
          <table:table-cell table:style-name="ce2" table:formula="of:=[.C2]/[.C4]" office:value-type="percentage" office:value="1.8936595107339" calcext:value-type="percentage">
            <text:p>189,37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3.04078014184397" calcext:value-type="percentage">
            <text:p>304,08%</text:p>
          </table:table-cell>
          <table:table-cell table:style-name="ce2" table:formula="of:=[.F2]/[.F4]" office:value-type="percentage" office:value="1.78892569805963" calcext:value-type="percentage">
            <text:p>178,8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Compression_(arm64)'.B1:'Compression_(arm64)'.F1 'Compression_(arm64)'.A2:'Compression_(arm64)'.A2 'Compression_(arm64)'.B2:'Compression_(arm64)'.F2 'Compression_(arm64)'.A3:'Compression_(arm64)'.A3 'Compression_(arm64)'.B3:'Compression_(arm64)'.F3 'Compression_(arm64)'.A4:'Compression_(arm64)'.A4 'Compression_(arm64)'.B4:'Compression_(arm64)'.F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Compression_(arm64)'.B9:'Compression_(arm64)'.F9 'Compression_(arm64)'.A10:'Compression_(arm64)'.A10 'Compression_(arm64)'.B10:'Compression_(arm64)'.F10 'Compression_(arm64)'.A11:'Compression_(arm64)'.A11 'Compression_(arm64)'.B11:'Compression_(arm64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6411.7" calcext:value-type="float">
            <text:p>6411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883.3" calcext:value-type="float">
            <text:p>1883,3</text:p>
          </table:table-cell>
          <table:table-cell office:value-type="float" office:value="6438" calcext:value-type="float">
            <text:p>6438</text:p>
          </table:table-cell>
          <table:table-cell office:value-type="float" office:value="815.7" calcext:value-type="float">
            <text:p>815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55179737694473" calcext:value-type="percentage">
            <text:p>355,18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86036533039107" calcext:value-type="percentage">
            <text:p>786,04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79924781459646" calcext:value-type="percentage">
            <text:p>679,92%</text:p>
          </table:table-cell>
          <table:table-cell table:style-name="ce2" table:formula="of:=[.C2]/[.C4]" office:value-type="percentage" office:value="1.77160154100165" calcext:value-type="percentage">
            <text:p>177,1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97328990228013" calcext:value-type="percentage">
            <text:p>297,33%</text:p>
          </table:table-cell>
          <table:table-cell table:style-name="ce2" table:formula="of:=[.F2]/[.F4]" office:value-type="percentage" office:value="7.51031121109861" calcext:value-type="percentage">
            <text:p>751,03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7" table:style-name="ta1">
        <table:shapes>
          <draw:frame draw:z-index="0" draw:name="Gráfico 1" draw:style-name="gr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20" table:default-cell-style-name="ce1"/>
        <table:table-column table:style-name="co6" table:number-columns-repeated="8" table:default-cell-style-name="ce1"/>
        <table:table-column table:style-name="co7" table:number-columns-repeated="16375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16381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speed_tests" table:style-name="ta1">
        <table:shapes>
          <draw:frame draw:z-index="0" draw:name="Gráfico 1" draw:style-name="gr1" svg:width="18.097cm" svg:height="10.179cm" svg:x="31.676cm" svg:y="0.074cm">
            <draw:object draw:notify-on-update-of-ranges="Compression_speed_tests.K2:Compression_speed_tests.K20 Compression_speed_tests.L1:Compression_speed_tests.L1 Compression_speed_tests.L2:Compression_speed_tests.L20 Compression_speed_tests.M1:Compression_speed_tests.M1 Compression_speed_tests.M2:Compression_speed_tests.M20 Compression_speed_tests.N1:Compression_speed_tests.N1 Compression_speed_tests.N2:Compression_speed_tests.N2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name="Gráfico 2" draw:style-name="gr1" svg:width="18.285cm" svg:height="10.285cm" svg:x="31.598cm" svg:y="10.433cm">
            <draw:object draw:notify-on-update-of-ranges="Compression_speed_tests.K23:Compression_speed_tests.K41 Compression_speed_tests.L22:Compression_speed_tests.L22 Compression_speed_tests.L23:Compression_speed_tests.L41 Compression_speed_tests.M22:Compression_speed_tests.M22 Compression_speed_tests.M23:Compression_speed_tests.M41 Compression_speed_tests.N22:Compression_speed_tests.N22 Compression_speed_tests.N23:Compression_speed_tests.N4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Gráfico 3" draw:style-name="gr1" svg:width="20.127cm" svg:height="12.219cm" svg:x="9.141cm" svg:y="16.362cm">
            <draw:object draw:notify-on-update-of-ranges="Compression_speed_tests.A38:Compression_speed_tests.A56 Compression_speed_tests.B37:Compression_speed_tests.B37 Compression_speed_tests.B38:Compression_speed_tests.B56 Compression_speed_tests.C37:Compression_speed_tests.C37 Compression_speed_tests.C38:Compression_speed_tests.C56 Compression_speed_tests.D37:Compression_speed_tests.D37 Compression_speed_tests.D38:Compression_speed_tests.D5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style-name="ce2"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8" calcext:value-type="float">
            <text:p>129,147409555118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style-name="ce2"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style-name="ce2"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style-name="ce2"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style-name="ce2"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style-name="ce2"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style-name="ce2"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style-name="ce2"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style-name="ce2"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5" calcext:value-type="float">
            <text:p>35,1272147172225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style-name="ce2"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style-name="ce2"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style-name="ce2"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style-name="ce2"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style-name="ce2"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style-name="ce2"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style-name="ce2"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style-name="ce2"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style-name="ce2"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style-name="ce2"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style-name="ce2"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style-name="ce2"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style-name="ce2"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3" calcext:value-type="float">
            <text:p>20,5843602769543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style-name="ce2"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style-name="ce2"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style-name="ce2"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8" calcext:value-type="float">
            <text:p>21,157805861248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style-name="ce2"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7" calcext:value-type="float">
            <text:p>20,8721112858557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style-name="ce2"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style-name="ce2"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style-name="ce2"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style-name="ce2"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style-name="ce2"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style-name="ce2"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style-name="ce2"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8" calcext:value-type="float">
            <text:p>129,147409555118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6"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6"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6"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3" calcext:value-type="float">
            <text:p>20,5843602769543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5" calcext:value-type="float">
            <text:p>35,1272147172225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8" calcext:value-type="float">
            <text:p>21,157805861248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7" calcext:value-type="float">
            <text:p>20,8721112858557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16380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16380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16380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16380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16380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6:03:04.593196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  <meta:creation-date>2021-09-22T03:08:34Z</meta:creation-date>
    <dc:date>2023-09-20T20:49:13.975133609</dc:date>
    <meta:editing-cycles>188</meta:editing-cycles>
    <meta:editing-duration>PT20H12M41S</meta:editing-duration>
    <meta:document-statistic meta:table-count="24" meta:cell-count="1893" meta:object-count="3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7.568cm" svg:y="6.078cm" style:legend-expansion="high" chart:style-name="ch2"/>
        <chart:plot-area chart:style-name="ch3" table:cell-range-address="'Checksums_(x64)'.A1:'Checksums_(x64)'.H7" chart:data-source-has-labels="both" svg:x="1.61cm" svg:y="0.299cm" svg:width="25.342cm" svg:height="14.383cm">
          <chart:coordinate-region svg:x="2.464cm" svg:y="0.476cm" svg:width="24.488cm" svg:height="13.603cm"/>
          <chart:axis chart:dimension="x" chart:name="primary-x" chart:style-name="ch4" chartooo:axis-type="text">
            <chart:categories table:cell-range-address="'Checksums_(x64)'.B1:'Checksums_(x64)'.H1"/>
          </chart:axis>
          <chart:axis chart:dimension="y" chart:name="primary-y" chart:style-name="ch5">
            <chart:title svg:x="0.451cm" svg:y="7.7cm" chart:style-name="ch6">
              <text:p>μs</text:p>
            </chart:title>
          </chart:axis>
          <chart:series chart:style-name="ch7" chart:values-cell-range-address="'Checksums_(x64)'.B2:'Checksums_(x64)'.H2" chart:label-cell-address="'Checksums_(x64)'.A2:'Checksums_(x64)'.A2" chart:class="chart:bar">
            <chart:data-point chart:repeated="7"/>
            <chart:data-label chart:style-name="ch8"/>
          </chart:series>
          <chart:series chart:style-name="ch9" chart:values-cell-range-address="'Checksums_(x64)'.B3:'Checksums_(x64)'.H3" chart:label-cell-address="'Checksums_(x64)'.A3:'Checksums_(x64)'.A3" chart:class="chart:bar">
            <chart:data-point chart:repeated="7"/>
            <chart:data-label chart:style-name="ch8"/>
          </chart:series>
          <chart:series chart:style-name="ch10" chart:values-cell-range-address="'Checksums_(x64)'.B4:'Checksums_(x64)'.H4" chart:label-cell-address="'Checksums_(x64)'.A4:'Checksums_(x64)'.A4" chart:class="chart:bar">
            <chart:data-point chart:repeated="7"/>
            <chart:data-label chart:style-name="ch8"/>
          </chart:series>
          <chart:series chart:style-name="ch11" chart:values-cell-range-address="'Checksums_(x64)'.B5:'Checksums_(x64)'.H5" chart:label-cell-address="'Checksums_(x64)'.A5:'Checksums_(x64)'.A5" chart:class="chart:bar">
            <chart:data-point chart:repeated="7"/>
            <chart:data-label chart:style-name="ch8"/>
          </chart:series>
          <chart:series chart:style-name="ch12" chart:values-cell-range-address="'Checksums_(x64)'.B6:'Checksums_(x64)'.H6" chart:label-cell-address="'Checksums_(x64)'.A6:'Checksums_(x64)'.A6" chart:class="chart:bar">
            <chart:data-point chart:repeated="7"/>
          </chart:series>
          <chart:series chart:style-name="ch13" chart:values-cell-range-address="'Checksums_(x64)'.B7:'Checksums_(x64)'.H7" chart:label-cell-address="'Checksums_(x64)'.A7:'Checksums_(x64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1:'Checksums_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x64)'.A2:'Checksums_(x64)'.A2</svg:desc>
                </draw:g>
              </table:table-cell>
              <table:table-cell office:value-type="float" office:value="5346.4">
                <text:p>5346.4</text:p>
                <draw:g>
                  <svg:desc>'Checksums_(x64)'.B2:'Checksums_(x64)'.H2</svg:desc>
                </draw:g>
              </table:table-cell>
              <table:table-cell office:value-type="float" office:value="4682.5">
                <text:p>4682.5</text:p>
              </table:table-cell>
              <table:table-cell office:value-type="float" office:value="4814.5">
                <text:p>4814.5</text:p>
              </table:table-cell>
              <table:table-cell office:value-type="float" office:value="2470.3">
                <text:p>2470.3</text:p>
              </table:table-cell>
              <table:table-cell office:value-type="float" office:value="2563">
                <text:p>2563</text:p>
              </table:table-cell>
              <table:table-cell office:value-type="float" office:value="5327.5">
                <text:p>5327.5</text:p>
              </table:table-cell>
              <table:table-cell office:value-type="float" office:value="5308.8">
                <text:p>5308.8</text:p>
              </table:table-cell>
            </table:table-row>
            <table:table-row>
              <table:table-cell office:value-type="string">
                <text:p>Aaru 6</text:p>
                <draw:g>
                  <svg:desc>'Checksums_(x64)'.A3:'Checksums_(x64)'.A3</svg:desc>
                </draw:g>
              </table:table-cell>
              <table:table-cell office:value-type="float" office:value="581">
                <text:p>581</text:p>
                <draw:g>
                  <svg:desc>'Checksums_(x64)'.B3:'Checksums_(x64)'.H3</svg:desc>
                </draw:g>
              </table:table-cell>
              <table:table-cell office:value-type="float" office:value="940.2">
                <text:p>940.2</text:p>
              </table:table-cell>
              <table:table-cell office:value-type="float" office:value="982.5">
                <text:p>982.5</text:p>
              </table:table-cell>
              <table:table-cell office:value-type="float" office:value="560.1">
                <text:p>560.1</text:p>
              </table:table-cell>
              <table:table-cell office:value-type="float" office:value="576">
                <text:p>576</text:p>
              </table:table-cell>
              <table:table-cell office:value-type="float" office:value="868.1">
                <text:p>868.1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4:'Checksums_(x64)'.A4</svg:desc>
                </draw:g>
              </table:table-cell>
              <table:table-cell office:value-type="float" office:value="709">
                <text:p>709</text:p>
                <draw:g>
                  <svg:desc>'Checksums_(x64)'.B4:'Checksums_(x64)'.H4</svg:desc>
                </draw:g>
              </table:table-cell>
              <table:table-cell office:value-type="float" office:value="1241.6">
                <text:p>1241.6</text:p>
              </table:table-cell>
              <table:table-cell office:value-type="float" office:value="1186.8">
                <text:p>1186.8</text:p>
              </table:table-cell>
              <table:table-cell office:value-type="float" office:value="841.8">
                <text:p>841.8</text:p>
              </table:table-cell>
              <table:table-cell office:value-type="float" office:value="1121.9">
                <text:p>1121.9</text:p>
              </table:table-cell>
              <table:table-cell office:value-type="float" office:value="2513.1">
                <text:p>2513.1</text:p>
              </table:table-cell>
              <table:table-cell office:value-type="float" office:value="2287.7">
                <text:p>2287.7</text:p>
              </table:table-cell>
            </table:table-row>
            <table:table-row>
              <table:table-cell office:value-type="string">
                <text:p>rhash</text:p>
                <draw:g>
                  <svg:desc>'Checksums_(x64)'.A5:'Checksums_(x64)'.A5</svg:desc>
                </draw:g>
              </table:table-cell>
              <table:table-cell office:value-type="float" office:value="NaN">
                <text:p>NaN</text:p>
                <draw:g>
                  <svg:desc>'Checksums_(x64)'.B5:'Checksums_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9">
                <text:p>8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6:'Checksums_(x64)'.A6</svg:desc>
                </draw:g>
              </table:table-cell>
              <table:table-cell office:value-type="float" office:value="827.8">
                <text:p>827.8</text:p>
                <draw:g>
                  <svg:desc>'Checksums_(x64)'.B6:'Checksums_(x64)'.H6</svg:desc>
                </draw:g>
              </table:table-cell>
              <table:table-cell office:value-type="float" office:value="977.2">
                <text:p>977.2</text:p>
              </table:table-cell>
              <table:table-cell office:value-type="float" office:value="1194.3">
                <text:p>1194.3</text:p>
              </table:table-cell>
              <table:table-cell office:value-type="float" office:value="766.1">
                <text:p>766.1</text:p>
              </table:table-cell>
              <table:table-cell office:value-type="float" office:value="776.1">
                <text:p>776.1</text:p>
              </table:table-cell>
              <table:table-cell office:value-type="float" office:value="928.7">
                <text:p>928.7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7:'Checksums_(x64)'.A7</svg:desc>
                </draw:g>
              </table:table-cell>
              <table:table-cell office:value-type="float" office:value="770.1">
                <text:p>770.1</text:p>
                <draw:g>
                  <svg:desc>'Checksums_(x64)'.B7:'Checksums_(x64)'.H7</svg:desc>
                </draw:g>
              </table:table-cell>
              <table:table-cell office:value-type="float" office:value="1274.8">
                <text:p>1274.8</text:p>
              </table:table-cell>
              <table:table-cell office:value-type="float" office:value="1224.9">
                <text:p>1224.9</text:p>
              </table:table-cell>
              <table:table-cell office:value-type="float" office:value="551">
                <text:p>551</text:p>
              </table:table-cell>
              <table:table-cell office:value-type="float" office:value="1180.1">
                <text:p>1180.1</text:p>
              </table:table-cell>
              <table:table-cell office:value-type="float" office:value="2439.1">
                <text:p>2439.1</text:p>
              </table:table-cell>
              <table:table-cell office:value-type="float" office:value="2334.7">
                <text:p>233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78cm" svg:y="4.453cm" style:legend-expansion="high" chart:style-name="ch2"/>
        <chart:plot-area chart:style-name="ch3" table:cell-range-address="'Checksums_(arm64)'.A9:'Checksums_(arm64)'.H11" chart:data-source-has-labels="both" svg:x="0.351cm" svg:y="0.197cm" svg:width="14.576cm" svg:height="9.502cm">
          <chart:coordinate-region svg:x="1.696cm" svg:y="0.371cm" svg:width="13.231cm" svg:height="8.734cm"/>
          <chart:axis chart:dimension="x" chart:name="primary-x" chart:style-name="ch4" chartooo:axis-type="text">
            <chart:categories table:cell-range-address="'Checksums_(arm64)'.B9:'Checksums_(arm64)'.H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hecksums_(arm64)'.B10:'Checksums_(arm64)'.H10" chart:label-cell-address="'Checksums_(arm64)'.A10:'Checksums_(arm64)'.A10" chart:class="chart:bar">
            <chart:data-point chart:repeated="7"/>
          </chart:series>
          <chart:series chart:style-name="ch8" chart:values-cell-range-address="'Checksums_(arm64)'.B11:'Checksums_(arm64)'.H11" chart:label-cell-address="'Checksums_(arm64)'.A11:'Checksums_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9:'Checksums_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64)'.A10:'Checksums_(arm64)'.A10</svg:desc>
                </draw:g>
              </table:table-cell>
              <table:table-cell office:value-type="float" office:value="3.89238157607509">
                <text:p>3.89238157607509</text:p>
                <draw:g>
                  <svg:desc>'Checksums_(arm64)'.B10:'Checksums_(arm64)'.H10</svg:desc>
                </draw:g>
              </table:table-cell>
              <table:table-cell office:value-type="float" office:value="1.88277061295464">
                <text:p>1.88277061295464</text:p>
              </table:table-cell>
              <table:table-cell office:value-type="float" office:value="1.99714712674908">
                <text:p>1.99714712674908</text:p>
              </table:table-cell>
              <table:table-cell office:value-type="float" office:value="4.46147032772365">
                <text:p>4.46147032772365</text:p>
              </table:table-cell>
              <table:table-cell office:value-type="float" office:value="1.83130679636503">
                <text:p>1.83130679636503</text:p>
              </table:table-cell>
              <table:table-cell office:value-type="float" office:value="3.67190407277238">
                <text:p>3.67190407277238</text:p>
              </table:table-cell>
              <table:table-cell office:value-type="float" office:value="3.9822989020838">
                <text:p>3.9822989020838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11:'Checksums_(arm64)'.A11</svg:desc>
                </draw:g>
              </table:table-cell>
              <table:table-cell office:value-type="float" office:value="6.45582910934106">
                <text:p>6.45582910934106</text:p>
                <draw:g>
                  <svg:desc>'Checksums_(arm64)'.B11:'Checksums_(arm64)'.H11</svg:desc>
                </draw:g>
              </table:table-cell>
              <table:table-cell office:value-type="float" office:value="3.39686274509804">
                <text:p>3.39686274509804</text:p>
              </table:table-cell>
              <table:table-cell office:value-type="float" office:value="3.7889175257732">
                <text:p>3.7889175257732</text:p>
              </table:table-cell>
              <table:table-cell office:value-type="float" office:value="5.45720476706392">
                <text:p>5.45720476706392</text:p>
              </table:table-cell>
              <table:table-cell office:value-type="float" office:value="2.0905902980713">
                <text:p>2.0905902980713</text:p>
              </table:table-cell>
              <table:table-cell office:value-type="float" office:value="5.28286734086853">
                <text:p>5.28286734086853</text:p>
              </table:table-cell>
              <table:table-cell office:value-type="float" office:value="5.33723723723724">
                <text:p>5.337237237237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7cm" svg:y="6.772cm" style:legend-expansion="high" chart:style-name="ch2"/>
        <chart:plot-area chart:style-name="ch3" table:cell-range-address="'Hashes_(arm64)'.A1:'Hashes_(arm64)'.F4" chart:data-source-has-labels="both" svg:x="1.575cm" svg:y="0.299cm" svg:width="26.676cm" svg:height="14.383cm">
          <chart:coordinate-region svg:x="2.046cm" svg:y="0.472cm" svg:width="26.205cm" svg:height="13.616cm"/>
          <chart:axis chart:dimension="x" chart:name="primary-x" chart:style-name="ch4" chartooo:axis-type="text">
            <chart:categories table:cell-range-address="'Hashes_(arm64)'.B1:'Hashes_(arm64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Hashes_(arm64)'.B2:'Hashes_(arm64)'.F2" chart:label-cell-address="'Hashes_(arm64)'.A2:'Hashes_(arm64)'.A2" chart:class="chart:bar">
            <chart:data-point chart:repeated="5"/>
            <chart:data-label chart:style-name="ch8"/>
          </chart:series>
          <chart:series chart:style-name="ch9" chart:values-cell-range-address="'Hashes_(arm64)'.B3:'Hashes_(arm64)'.F3" chart:label-cell-address="'Hashes_(arm64)'.A3:'Hashes_(arm64)'.A3" chart:class="chart:bar">
            <chart:data-point chart:repeated="5"/>
            <chart:data-label chart:style-name="ch8"/>
          </chart:series>
          <chart:series chart:style-name="ch10" chart:values-cell-range-address="'Hashes_(arm64)'.B4:'Hashes_(arm64)'.F4" chart:label-cell-address="'Hashes_(arm64)'.A4:'Hashes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64)'.B1:'Hashes_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64)'.A2:'Hashes_(arm64)'.A2</svg:desc>
                </draw:g>
              </table:table-cell>
              <table:table-cell office:value-type="float" office:value="7.624">
                <text:p>7.624</text:p>
                <draw:g>
                  <svg:desc>'Hashes_(arm64)'.B2:'Hashes_(arm64)'.F2</svg:desc>
                </draw:g>
              </table:table-cell>
              <table:table-cell office:value-type="float" office:value="8.732">
                <text:p>8.732</text:p>
              </table:table-cell>
              <table:table-cell office:value-type="float" office:value="12.59">
                <text:p>12.59</text:p>
              </table:table-cell>
              <table:table-cell office:value-type="float" office:value="9.755">
                <text:p>9.755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OpenSSL</text:p>
                <draw:g>
                  <svg:desc>'Hashes_(arm64)'.A3:'Hashes_(arm64)'.A3</svg:desc>
                </draw:g>
              </table:table-cell>
              <table:table-cell office:value-type="float" office:value="8.375">
                <text:p>8.375</text:p>
                <draw:g>
                  <svg:desc>'Hashes_(arm64)'.B3:'Hashes_(arm64)'.F3</svg:desc>
                </draw:g>
              </table:table-cell>
              <table:table-cell office:value-type="float" office:value="8.525">
                <text:p>8.525</text:p>
              </table:table-cell>
              <table:table-cell office:value-type="float" office:value="13.81">
                <text:p>13.81</text:p>
              </table:table-cell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rhash</text:p>
                <draw:g>
                  <svg:desc>'Hashes_(arm64)'.A4:'Hashes_(arm64)'.A4</svg:desc>
                </draw:g>
              </table:table-cell>
              <table:table-cell office:value-type="float" office:value="8.405">
                <text:p>8.405</text:p>
                <draw:g>
                  <svg:desc>'Hashes_(arm64)'.B4:'Hashes_(arm64)'.F4</svg:desc>
                </draw:g>
              </table:table-cell>
              <table:table-cell office:value-type="float" office:value="8.657">
                <text:p>8.657</text:p>
              </table:table-cell>
              <table:table-cell office:value-type="float" office:value="13.52">
                <text:p>13.52</text:p>
              </table:table-cell>
              <table:table-cell office:value-type="float" office:value="10.269">
                <text:p>10.269</text:p>
              </table:table-cell>
              <table:table-cell office:value-type="float" office:value="10.108">
                <text:p>10.1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SpamSum_(arm64)'.A1:'SpamSum_(arm64)'.B5" chart:data-source-has-labels="both" svg:x="1.575cm" svg:y="0.299cm" svg:width="26.332cm" svg:height="14.383cm">
          <chart:coordinate-region svg:x="2.046cm" svg:y="0.472cm" svg:width="25.861cm" svg:height="13.616cm"/>
          <chart:axis chart:dimension="x" chart:name="primary-x" chart:style-name="ch4" chartooo:axis-type="text">
            <chart:categories table:cell-range-address="'SpamSum_(arm64)'.B1:'SpamSum_(arm64)'.B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SpamSum_(arm64)'.B2:'SpamSum_(arm64)'.B2" chart:label-cell-address="'SpamSum_(arm64)'.A2:'SpamSum_(arm64)'.A2" chart:class="chart:bar">
            <chart:data-point/>
            <chart:data-label chart:style-name="ch8"/>
          </chart:series>
          <chart:series chart:style-name="ch9" chart:values-cell-range-address="'SpamSum_(arm64)'.B3:'SpamSum_(arm64)'.B3" chart:label-cell-address="'SpamSum_(arm64)'.A3:'SpamSum_(arm64)'.A3" chart:class="chart:bar">
            <chart:data-point/>
            <chart:data-label chart:style-name="ch8"/>
          </chart:series>
          <chart:series chart:style-name="ch10" chart:values-cell-range-address="'SpamSum_(arm64)'.B4:'SpamSum_(arm64)'.B4" chart:label-cell-address="'SpamSum_(arm64)'.A4:'SpamSum_(arm64)'.A4" chart:class="chart:bar">
            <chart:data-point/>
            <chart:data-label chart:style-name="ch8"/>
          </chart:series>
          <chart:series chart:style-name="ch11" chart:values-cell-range-address="'SpamSum_(arm64)'.B5:'SpamSum_(arm64)'.B5" chart:label-cell-address="'SpamSum_(arm64)'.A5:'SpamSum_(arm64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64)'.B1:'SpamSum_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64)'.A2:'SpamSum_(arm64)'.A2</svg:desc>
                </draw:g>
              </table:table-cell>
              <table:table-cell office:value-type="float" office:value="80.41">
                <text:p>80.41</text:p>
                <draw:g>
                  <svg:desc>'SpamSum_(arm64)'.B2:'SpamSum_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rm64)'.A3:'SpamSum_(arm64)'.A3</svg:desc>
                </draw:g>
              </table:table-cell>
              <table:table-cell office:value-type="float" office:value="85.59">
                <text:p>85.59</text:p>
                <draw:g>
                  <svg:desc>'SpamSum_(arm64)'.B3:'SpamSum_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64)'.A4:'SpamSum_(arm64)'.A4</svg:desc>
                </draw:g>
              </table:table-cell>
              <table:table-cell office:value-type="float" office:value="66.06">
                <text:p>66.06</text:p>
                <draw:g>
                  <svg:desc>'SpamSum_(arm64)'.B4:'SpamSum_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rm64)'.A5:'SpamSum_(arm64)'.A5</svg:desc>
                </draw:g>
              </table:table-cell>
              <table:table-cell office:value-type="float" office:value="32.4">
                <text:p>32.4</text:p>
                <draw:g>
                  <svg:desc>'SpamSum_(arm64)'.B5:'SpamSum_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Checksums_(arm)'.A1:'Checksums_(arm)'.H5" chart:data-source-has-labels="both" svg:x="1.575cm" svg:y="0.299cm" svg:width="26.332cm" svg:height="14.383cm">
          <chart:coordinate-region svg:x="2.046cm" svg:y="0.472cm" svg:width="25.861cm" svg:height="13.616cm"/>
          <chart:axis chart:dimension="x" chart:name="primary-x" chart:style-name="ch4" chartooo:axis-type="text">
            <chart:categories table:cell-range-address="'Checksums_(arm)'.B1:'Checksums_(arm)'.H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hecksums_(arm)'.B2:'Checksums_(arm)'.H2" chart:label-cell-address="'Checksums_(arm)'.A2:'Checksums_(arm)'.A2" chart:class="chart:bar">
            <chart:data-point chart:repeated="7"/>
            <chart:data-label chart:style-name="ch8"/>
          </chart:series>
          <chart:series chart:style-name="ch9" chart:values-cell-range-address="'Checksums_(arm)'.B3:'Checksums_(arm)'.H3" chart:label-cell-address="'Checksums_(arm)'.A3:'Checksums_(arm)'.A3" chart:class="chart:bar">
            <chart:data-point chart:repeated="7"/>
            <chart:data-label chart:style-name="ch8"/>
          </chart:series>
          <chart:series chart:style-name="ch10" chart:values-cell-range-address="'Checksums_(arm)'.B4:'Checksums_(arm)'.H4" chart:label-cell-address="'Checksums_(arm)'.A4:'Checksums_(arm)'.A4" chart:class="chart:bar">
            <chart:data-point chart:repeated="7"/>
            <chart:data-label chart:style-name="ch8"/>
          </chart:series>
          <chart:series chart:style-name="ch11" chart:values-cell-range-address="'Checksums_(arm)'.B5:'Checksums_(arm)'.H5" chart:label-cell-address="'Checksums_(arm)'.A5:'Checksums_(arm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1:'Checksums_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)'.A2:'Checksums_(arm)'.A2</svg:desc>
                </draw:g>
              </table:table-cell>
              <table:table-cell office:value-type="float" office:value="44.245">
                <text:p>44.245</text:p>
                <draw:g>
                  <svg:desc>'Checksums_(arm)'.B2:'Checksums_(arm)'.H2</svg:desc>
                </draw:g>
              </table:table-cell>
              <table:table-cell office:value-type="float" office:value="17.456">
                <text:p>17.456</text:p>
              </table:table-cell>
              <table:table-cell office:value-type="float" office:value="17.386">
                <text:p>17.386</text:p>
              </table:table-cell>
              <table:table-cell office:value-type="float" office:value="16.51">
                <text:p>16.51</text:p>
              </table:table-cell>
              <table:table-cell office:value-type="float" office:value="18.87">
                <text:p>18.87</text:p>
              </table:table-cell>
              <table:table-cell office:value-type="float" office:value="52.578">
                <text:p>52.578</text:p>
              </table:table-cell>
              <table:table-cell office:value-type="float" office:value="41.834">
                <text:p>41.834</text:p>
              </table:table-cell>
            </table:table-row>
            <table:table-row>
              <table:table-cell office:value-type="string">
                <text:p>Aaru</text:p>
                <draw:g>
                  <svg:desc>'Checksums_(arm)'.A3:'Checksums_(arm)'.A3</svg:desc>
                </draw:g>
              </table:table-cell>
              <table:table-cell office:value-type="float" office:value="6.664">
                <text:p>6.664</text:p>
                <draw:g>
                  <svg:desc>'Checksums_(arm)'.B3:'Checksums_(arm)'.H3</svg:desc>
                </draw:g>
              </table:table-cell>
              <table:table-cell office:value-type="float" office:value="8.552">
                <text:p>8.552</text:p>
              </table:table-cell>
              <table:table-cell office:value-type="float" office:value="10.618">
                <text:p>10.618</text:p>
              </table:table-cell>
              <table:table-cell office:value-type="float" office:value="10.6">
                <text:p>10.6</text:p>
              </table:table-cell>
              <table:table-cell office:value-type="float" office:value="10.64">
                <text:p>10.64</text:p>
              </table:table-cell>
              <table:table-cell office:value-type="float" office:value="10.712">
                <text:p>10.712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4:'Checksums_(arm)'.A4</svg:desc>
                </draw:g>
              </table:table-cell>
              <table:table-cell office:value-type="float" office:value="5.275">
                <text:p>5.275</text:p>
                <draw:g>
                  <svg:desc>'Checksums_(arm)'.B4:'Checksums_(arm)'.H4</svg:desc>
                </draw:g>
              </table:table-cell>
              <table:table-cell office:value-type="float" office:value="6.463">
                <text:p>6.463</text:p>
              </table:table-cell>
              <table:table-cell office:value-type="float" office:value="6.409">
                <text:p>6.409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841">
                <text:p>5.841</text:p>
              </table:table-cell>
              <table:table-cell office:value-type="float" office:value="5.882">
                <text:p>5.882</text:p>
              </table:table-cell>
            </table:table-row>
            <table:table-row>
              <table:table-cell office:value-type="string">
                <text:p>rhash</text:p>
                <draw:g>
                  <svg:desc>'Checksums_(arm)'.A5:'Checksums_(arm)'.A5</svg:desc>
                </draw:g>
              </table:table-cell>
              <table:table-cell office:value-type="float" office:value="NaN">
                <text:p>NaN</text:p>
                <draw:g>
                  <svg:desc>'Checksums_(arm)'.B5:'Checksums_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78cm" svg:y="4.453cm" style:legend-expansion="high" chart:style-name="ch2"/>
        <chart:plot-area chart:style-name="ch3" table:cell-range-address="'Checksums_(arm)'.A9:'Checksums_(arm)'.H11" chart:data-source-has-labels="both" svg:x="0.351cm" svg:y="0.197cm" svg:width="14.576cm" svg:height="9.502cm">
          <chart:coordinate-region svg:x="1.881cm" svg:y="0.37cm" svg:width="13.046cm" svg:height="8.735cm"/>
          <chart:axis chart:dimension="x" chart:name="primary-x" chart:style-name="ch4" chartooo:axis-type="text">
            <chart:categories table:cell-range-address="'Checksums_(arm)'.B9:'Checksums_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_(arm)'.B10:'Checksums_(arm)'.H10" chart:label-cell-address="'Checksums_(arm)'.A10:'Checksums_(arm)'.A10" chart:class="chart:bar">
            <chart:data-point chart:repeated="7"/>
          </chart:series>
          <chart:series chart:style-name="ch8" chart:values-cell-range-address="'Checksums_(arm)'.B11:'Checksums_(arm)'.H11" chart:label-cell-address="'Checksums_(arm)'.A11:'Checksums_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9:'Checksums_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)'.A10:'Checksums_(arm)'.A10</svg:desc>
                </draw:g>
              </table:table-cell>
              <table:table-cell office:value-type="float" office:value="6.63940576230492">
                <text:p>6.63940576230492</text:p>
                <draw:g>
                  <svg:desc>'Checksums_(arm)'.B10:'Checksums_(arm)'.H10</svg:desc>
                </draw:g>
              </table:table-cell>
              <table:table-cell office:value-type="float" office:value="2.04115996258185">
                <text:p>2.04115996258185</text:p>
              </table:table-cell>
              <table:table-cell office:value-type="float" office:value="1.63740817479751">
                <text:p>1.63740817479751</text:p>
              </table:table-cell>
              <table:table-cell office:value-type="float" office:value="1.55754716981132">
                <text:p>1.5575471698113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0832710978342">
                <text:p>4.90832710978342</text:p>
              </table:table-cell>
              <table:table-cell office:value-type="float" office:value="6.29650812763396">
                <text:p>6.29650812763396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11:'Checksums_(arm)'.A11</svg:desc>
                </draw:g>
              </table:table-cell>
              <table:table-cell office:value-type="float" office:value="8.38767772511848">
                <text:p>8.38767772511848</text:p>
                <draw:g>
                  <svg:desc>'Checksums_(arm)'.B11:'Checksums_(arm)'.H11</svg:desc>
                </draw:g>
              </table:table-cell>
              <table:table-cell office:value-type="float" office:value="2.70091288875135">
                <text:p>2.70091288875135</text:p>
              </table:table-cell>
              <table:table-cell office:value-type="float" office:value="2.71274769854892">
                <text:p>2.71274769854892</text:p>
              </table:table-cell>
              <table:table-cell office:value-type="float" office:value="1.70681277783521">
                <text:p>1.70681277783521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00154083204931">
                <text:p>9.00154083204931</text:p>
              </table:table-cell>
              <table:table-cell office:value-type="float" office:value="7.11220673240395">
                <text:p>7.112206732403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7cm" svg:y="6.772cm" style:legend-expansion="high" chart:style-name="ch2"/>
        <chart:plot-area chart:style-name="ch3" table:cell-range-address="'Hashes_(arm)'.A1:'Hashes_(arm)'.F4" chart:data-source-has-labels="both" svg:x="1.575cm" svg:y="0.299cm" svg:width="26.676cm" svg:height="14.383cm">
          <chart:coordinate-region svg:x="2.046cm" svg:y="0.472cm" svg:width="26.205cm" svg:height="13.616cm"/>
          <chart:axis chart:dimension="x" chart:name="primary-x" chart:style-name="ch4" chartooo:axis-type="text">
            <chart:categories table:cell-range-address="'Hashes_(arm)'.B1:'Hashes_(arm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Hashes_(arm)'.B2:'Hashes_(arm)'.F2" chart:label-cell-address="'Hashes_(arm)'.A2:'Hashes_(arm)'.A2" chart:class="chart:bar">
            <chart:data-point chart:repeated="5"/>
            <chart:data-label chart:style-name="ch8"/>
          </chart:series>
          <chart:series chart:style-name="ch9" chart:values-cell-range-address="'Hashes_(arm)'.B3:'Hashes_(arm)'.F3" chart:label-cell-address="'Hashes_(arm)'.A3:'Hashes_(arm)'.A3" chart:class="chart:bar">
            <chart:data-point chart:repeated="5"/>
            <chart:data-label chart:style-name="ch8"/>
          </chart:series>
          <chart:series chart:style-name="ch10" chart:values-cell-range-address="'Hashes_(arm)'.B4:'Hashes_(arm)'.F4" chart:label-cell-address="'Hashes_(arm)'.A4:'Hashes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)'.B1:'Hashes_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)'.A2:'Hashes_(arm)'.A2</svg:desc>
                </draw:g>
              </table:table-cell>
              <table:table-cell office:value-type="float" office:value="8.391">
                <text:p>8.391</text:p>
                <draw:g>
                  <svg:desc>'Hashes_(arm)'.B2:'Hashes_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_(arm)'.A3:'Hashes_(arm)'.A3</svg:desc>
                </draw:g>
              </table:table-cell>
              <table:table-cell office:value-type="float" office:value="8.353">
                <text:p>8.353</text:p>
                <draw:g>
                  <svg:desc>'Hashes_(arm)'.B3:'Hashes_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_(arm)'.A4:'Hashes_(arm)'.A4</svg:desc>
                </draw:g>
              </table:table-cell>
              <table:table-cell office:value-type="float" office:value="8.397">
                <text:p>8.397</text:p>
                <draw:g>
                  <svg:desc>'Hashes_(arm)'.B4:'Hashes_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SpamSum_(arm)'.A1:'SpamSum_(arm)'.B5" chart:data-source-has-labels="both" svg:x="1.575cm" svg:y="0.299cm" svg:width="26.332cm" svg:height="14.383cm">
          <chart:coordinate-region svg:x="2.232cm" svg:y="0.472cm" svg:width="25.675cm" svg:height="13.616cm"/>
          <chart:axis chart:dimension="x" chart:name="primary-x" chart:style-name="ch4" chartooo:axis-type="text">
            <chart:categories table:cell-range-address="'SpamSum_(arm)'.B1:'SpamSum_(arm)'.B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SpamSum_(arm)'.B2:'SpamSum_(arm)'.B2" chart:label-cell-address="'SpamSum_(arm)'.A2:'SpamSum_(arm)'.A2" chart:class="chart:bar">
            <chart:data-point/>
            <chart:data-label chart:style-name="ch8"/>
          </chart:series>
          <chart:series chart:style-name="ch9" chart:values-cell-range-address="'SpamSum_(arm)'.B3:'SpamSum_(arm)'.B3" chart:label-cell-address="'SpamSum_(arm)'.A3:'SpamSum_(arm)'.A3" chart:class="chart:bar">
            <chart:data-point/>
            <chart:data-label chart:style-name="ch8"/>
          </chart:series>
          <chart:series chart:style-name="ch10" chart:values-cell-range-address="'SpamSum_(arm)'.B4:'SpamSum_(arm)'.B4" chart:label-cell-address="'SpamSum_(arm)'.A4:'SpamSum_(arm)'.A4" chart:class="chart:bar">
            <chart:data-point/>
            <chart:data-label chart:style-name="ch8"/>
          </chart:series>
          <chart:series chart:style-name="ch11" chart:values-cell-range-address="'SpamSum_(arm)'.B5:'SpamSum_(arm)'.B5" chart:label-cell-address="'SpamSum_(arm)'.A5:'SpamSum_(arm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)'.B1:'SpamSum_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)'.A2:'SpamSum_(arm)'.A2</svg:desc>
                </draw:g>
              </table:table-cell>
              <table:table-cell office:value-type="float" office:value="259.81">
                <text:p>259.81</text:p>
                <draw:g>
                  <svg:desc>'SpamSum_(arm)'.B2:'SpamSum_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rm)'.A3:'SpamSum_(arm)'.A3</svg:desc>
                </draw:g>
              </table:table-cell>
              <table:table-cell office:value-type="float" office:value="260.7">
                <text:p>260.7</text:p>
                <draw:g>
                  <svg:desc>'SpamSum_(arm)'.B3:'SpamSum_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)'.A4:'SpamSum_(arm)'.A4</svg:desc>
                </draw:g>
              </table:table-cell>
              <table:table-cell office:value-type="float" office:value="592.72">
                <text:p>592.72</text:p>
                <draw:g>
                  <svg:desc>'SpamSum_(arm)'.B4:'SpamSum_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rm)'.A5:'SpamSum_(arm)'.A5</svg:desc>
                </draw:g>
              </table:table-cell>
              <table:table-cell office:value-type="float" office:value="49.02">
                <text:p>49.02</text:p>
                <draw:g>
                  <svg:desc>'SpamSum_(arm)'.B5:'SpamSum_(arm)'.B5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65cm" svg:y="6.328cm" style:legend-expansion="high" chart:style-name="ch2"/>
        <chart:plot-area chart:style-name="ch3" table:cell-range-address="'Decompression_(x64)'.A1:'Decompression_(x64)'.I6" chart:data-source-has-labels="both" svg:x="1.53cm" svg:y="0.299cm" svg:width="23.264cm" svg:height="14.384cm">
          <chart:coordinate-region svg:x="2.187cm" svg:y="0.472cm" svg:width="22.607cm" svg:height="13.617cm"/>
          <chart:axis chart:dimension="x" chart:name="primary-x" chart:style-name="ch4" chartooo:axis-type="text">
            <chart:categories table:cell-range-address="'Decompression_(x64)'.B1:'Decompression_(x64)'.I1"/>
          </chart:axis>
          <chart:axis chart:dimension="y" chart:name="primary-y" chart:style-name="ch5">
            <chart:title svg:x="0.451cm" svg:y="7.747cm" chart:style-name="ch6">
              <text:p>ms</text:p>
            </chart:title>
          </chart:axis>
          <chart:series chart:style-name="ch7" chart:values-cell-range-address="'Decompression_(x64)'.B2:'Decompression_(x64)'.I2" chart:label-cell-address="'Decompression_(x64)'.A2:'Decompression_(x64)'.A2" chart:class="chart:bar">
            <chart:data-point chart:repeated="8"/>
            <chart:data-label chart:style-name="ch8"/>
          </chart:series>
          <chart:series chart:style-name="ch9" chart:values-cell-range-address="'Decompression_(x64)'.B3:'Decompression_(x64)'.I3" chart:label-cell-address="'Decompression_(x64)'.A3:'Decompression_(x64)'.A3" chart:class="chart:bar">
            <chart:data-point chart:repeated="8"/>
            <chart:data-label chart:style-name="ch8"/>
          </chart:series>
          <chart:series chart:style-name="ch10" chart:values-cell-range-address="'Decompression_(x64)'.B4:'Decompression_(x64)'.I4" chart:label-cell-address="'Decompression_(x64)'.A4:'Decompression_(x64)'.A4" chart:class="chart:bar">
            <chart:data-point chart:repeated="8"/>
            <chart:data-label chart:style-name="ch8"/>
          </chart:series>
          <chart:series chart:style-name="ch11" chart:values-cell-range-address="'Decompression_(x64)'.B5:'Decompression_(x64)'.I5" chart:label-cell-address="'Decompression_(x64)'.A5:'Decompression_(x64)'.A5" chart:class="chart:bar">
            <chart:data-point chart:repeated="8"/>
          </chart:series>
          <chart:series chart:style-name="ch12" chart:values-cell-range-address="'Decompression_(x64)'.B6:'Decompression_(x64)'.I6" chart:label-cell-address="'Decompression_(x64)'.A6:'Decompression_(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1:'Decompression_(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x64)'.A2:'Decompression_(x64)'.A2</svg:desc>
                </draw:g>
              </table:table-cell>
              <table:table-cell office:value-type="float" office:value="0.10256">
                <text:p>0.10256</text:p>
                <draw:g>
                  <svg:desc>'Decompression_(x64)'.B2:'Decompression_(x64)'.I2</svg:desc>
                </draw:g>
              </table:table-cell>
              <table:table-cell office:value-type="float" office:value="0.8581">
                <text:p>0.8581</text:p>
              </table:table-cell>
              <table:table-cell office:value-type="float" office:value="5.8239">
                <text:p>5.8239</text:p>
              </table:table-cell>
              <table:table-cell office:value-type="float" office:value="122.44">
                <text:p>122.44</text:p>
              </table:table-cell>
              <table:table-cell office:value-type="float" office:value="79.17">
                <text:p>79.17</text:p>
              </table:table-cell>
              <table:table-cell office:value-type="float" office:value="3.039">
                <text:p>3.039</text:p>
              </table:table-cell>
              <table:table-cell office:value-type="float" office:value="111.68">
                <text:p>111.68</text:p>
              </table:table-cell>
              <table:table-cell office:value-type="float" office:value="77.79">
                <text:p>77.79</text:p>
              </table:table-cell>
            </table:table-row>
            <table:table-row>
              <table:table-cell office:value-type="string">
                <text:p>Aaru 6</text:p>
                <draw:g>
                  <svg:desc>'Decompression_(x64)'.A3:'Decompression_(x64)'.A3</svg:desc>
                </draw:g>
              </table:table-cell>
              <table:table-cell office:value-type="float" office:value="0.04613">
                <text:p>0.04613</text:p>
                <draw:g>
                  <svg:desc>'Decompression_(x64)'.B3:'Decompression_(x64)'.I3</svg:desc>
                </draw:g>
              </table:table-cell>
              <table:table-cell office:value-type="float" office:value="0.5758">
                <text:p>0.5758</text:p>
              </table:table-cell>
              <table:table-cell office:value-type="float" office:value="0.4437">
                <text:p>0.4437</text:p>
              </table:table-cell>
              <table:table-cell office:value-type="float" office:value="43.73">
                <text:p>43.73</text:p>
              </table:table-cell>
              <table:table-cell office:value-type="float" office:value="72.36">
                <text:p>72.36</text:p>
              </table:table-cell>
              <table:table-cell office:value-type="float" office:value="1.014">
                <text:p>1.014</text:p>
              </table:table-cell>
              <table:table-cell office:value-type="float" office:value="98.01">
                <text:p>98.0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4:'Decompression_(x64)'.A4</svg:desc>
                </draw:g>
              </table:table-cell>
              <table:table-cell office:value-type="float" office:value="0.04476">
                <text:p>0.04476</text:p>
                <draw:g>
                  <svg:desc>'Decompression_(x64)'.B4:'Decompression_(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41.82">
                <text:p>41.82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48.15">
                <text:p>48.1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5:'Decompression_(x64)'.A5</svg:desc>
                </draw:g>
              </table:table-cell>
              <table:table-cell office:value-type="float" office:value="0.04885">
                <text:p>0.04885</text:p>
                <draw:g>
                  <svg:desc>'Decompression_(x64)'.B5:'Decompression_(x64)'.I5</svg:desc>
                </draw:g>
              </table:table-cell>
              <table:table-cell office:value-type="float" office:value="0.5924">
                <text:p>0.5924</text:p>
              </table:table-cell>
              <table:table-cell office:value-type="float" office:value="0.3177">
                <text:p>0.3177</text:p>
              </table:table-cell>
              <table:table-cell office:value-type="float" office:value="50.19">
                <text:p>50.19</text:p>
              </table:table-cell>
              <table:table-cell office:value-type="float" office:value="72.04">
                <text:p>72.04</text:p>
              </table:table-cell>
              <table:table-cell office:value-type="float" office:value="1.092">
                <text:p>1.092</text:p>
              </table:table-cell>
              <table:table-cell office:value-type="float" office:value="94.61">
                <text:p>94.61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6:'Decompression_(x64)'.A6</svg:desc>
                </draw:g>
              </table:table-cell>
              <table:table-cell office:value-type="float" office:value="0.04389">
                <text:p>0.04389</text:p>
                <draw:g>
                  <svg:desc>'Decompression_(x64)'.B6:'Decompression_(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81">
                <text:p>0.2981</text:p>
              </table:table-cell>
              <table:table-cell office:value-type="float" office:value="39.07">
                <text:p>39.07</text:p>
              </table:table-cell>
              <table:table-cell office:value-type="float" office:value="55.65">
                <text:p>55.65</text:p>
              </table:table-cell>
              <table:table-cell office:value-type="float" office:value="NaN">
                <text:p>NaN</text:p>
              </table:table-cell>
              <table:table-cell office:value-type="float" office:value="47.91">
                <text:p>47.91</text:p>
              </table:table-cell>
              <table:table-cell office:value-type="float" office:value="46.16">
                <text:p>46.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6.636cm" svg:y="4.598cm" style:legend-expansion="high" chart:style-name="ch2"/>
        <chart:plot-area chart:style-name="ch3" table:cell-range-address="'Decompression_(x64)'.A9:'Decompression_(x64)'.I13" chart:data-source-has-labels="both" svg:x="0.397cm" svg:y="0.221cm" svg:width="15.842cm" svg:height="10.634cm">
          <chart:coordinate-region svg:x="1.927cm" svg:y="0.394cm" svg:width="14.312cm" svg:height="9.867cm"/>
          <chart:axis chart:dimension="x" chart:name="primary-x" chart:style-name="ch4" chartooo:axis-type="text">
            <chart:categories table:cell-range-address="'Decompression_(x64)'.B9:'Decompression_(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x64)'.B10:'Decompression_(x64)'.I10" chart:label-cell-address="'Decompression_(x64)'.A10:'Decompression_(x64)'.A10" chart:class="chart:bar">
            <chart:data-point chart:repeated="8"/>
          </chart:series>
          <chart:series chart:style-name="ch8" chart:values-cell-range-address="'Decompression_(x64)'.B11:'Decompression_(x64)'.I11" chart:label-cell-address="'Decompression_(x64)'.A11:'Decompression_(x64)'.A11" chart:class="chart:bar">
            <chart:data-point chart:repeated="8"/>
          </chart:series>
          <chart:series chart:style-name="ch9" chart:values-cell-range-address="'Decompression_(x64)'.B12:'Decompression_(x64)'.I12" chart:label-cell-address="'Decompression_(x64)'.A12:'Decompression_(x64)'.A12" chart:class="chart:bar">
            <chart:data-point chart:repeated="8"/>
          </chart:series>
          <chart:series chart:style-name="ch10" chart:values-cell-range-address="'Decompression_(x64)'.B13:'Decompression_(x64)'.I13" chart:label-cell-address="'Decompression_(x64)'.A13:'Decompression_(x64)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9:'Decompression_(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x64)'.A10:'Decompression_(x64)'.A10</svg:desc>
                </draw:g>
              </table:table-cell>
              <table:table-cell office:value-type="float" office:value="2.22328202904834">
                <text:p>2.22328202904834</text:p>
                <draw:g>
                  <svg:desc>'Decompression_(x64)'.B10:'Decompression_(x64)'.I10</svg:desc>
                </draw:g>
              </table:table-cell>
              <table:table-cell office:value-type="float" office:value="1.49027440083362">
                <text:p>1.49027440083362</text:p>
              </table:table-cell>
              <table:table-cell office:value-type="float" office:value="13.1257606490872">
                <text:p>13.1257606490872</text:p>
              </table:table-cell>
              <table:table-cell office:value-type="float" office:value="2.79990852961354">
                <text:p>2.79990852961354</text:p>
              </table:table-cell>
              <table:table-cell office:value-type="float" office:value="1.0941127694859">
                <text:p>1.0941127694859</text:p>
              </table:table-cell>
              <table:table-cell office:value-type="float" office:value="2.99704142011834">
                <text:p>2.99704142011834</text:p>
              </table:table-cell>
              <table:table-cell office:value-type="float" office:value="1.13947556371799">
                <text:p>1.13947556371799</text:p>
              </table:table-cell>
              <table:table-cell office:value-type="float" office:value="1.39533632286996">
                <text:p>1.39533632286996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11:'Decompression_(x64)'.A11</svg:desc>
                </draw:g>
              </table:table-cell>
              <table:table-cell office:value-type="float" office:value="2.29133154602324">
                <text:p>2.29133154602324</text:p>
                <draw:g>
                  <svg:desc>'Decompression_(x64)'.B11:'Decompression_(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8091836734694">
                <text:p>19.8091836734694</text:p>
              </table:table-cell>
              <table:table-cell office:value-type="float" office:value="2.92778574844572">
                <text:p>2.92778574844572</text:p>
              </table:table-cell>
              <table:table-cell office:value-type="float" office:value="1.39950503800601">
                <text:p>1.39950503800601</text:p>
              </table:table-cell>
              <table:table-cell office:value-type="float" office:value="NaN">
                <text:p>NaN</text:p>
              </table:table-cell>
              <table:table-cell office:value-type="float" office:value="2.31941848390447">
                <text:p>2.31941848390447</text:p>
              </table:table-cell>
              <table:table-cell office:value-type="float" office:value="1.70816864295125">
                <text:p>1.70816864295125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12:'Decompression_(x64)'.A12</svg:desc>
                </draw:g>
              </table:table-cell>
              <table:table-cell office:value-type="float" office:value="2.09948822927329">
                <text:p>2.09948822927329</text:p>
                <draw:g>
                  <svg:desc>'Decompression_(x64)'.B12:'Decompression_(x64)'.I12</svg:desc>
                </draw:g>
              </table:table-cell>
              <table:table-cell office:value-type="float" office:value="1.4485145172181">
                <text:p>1.4485145172181</text:p>
              </table:table-cell>
              <table:table-cell office:value-type="float" office:value="18.3314447592068">
                <text:p>18.3314447592068</text:p>
              </table:table-cell>
              <table:table-cell office:value-type="float" office:value="2.43952978681012">
                <text:p>2.43952978681012</text:p>
              </table:table-cell>
              <table:table-cell office:value-type="float" office:value="1.09897279289284">
                <text:p>1.09897279289284</text:p>
              </table:table-cell>
              <table:table-cell office:value-type="float" office:value="2.78296703296703">
                <text:p>2.78296703296703</text:p>
              </table:table-cell>
              <table:table-cell office:value-type="float" office:value="1.18042490223021">
                <text:p>1.18042490223021</text:p>
              </table:table-cell>
              <table:table-cell office:value-type="float" office:value="1.38613684960798">
                <text:p>1.3861368496079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13:'Decompression_(x64)'.A13</svg:desc>
                </draw:g>
              </table:table-cell>
              <table:table-cell office:value-type="float" office:value="2.33675096832992">
                <text:p>2.33675096832992</text:p>
                <draw:g>
                  <svg:desc>'Decompression_(x64)'.B13:'Decompression_(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5367326400537">
                <text:p>19.5367326400537</text:p>
              </table:table-cell>
              <table:table-cell office:value-type="float" office:value="3.1338622984387">
                <text:p>3.1338622984387</text:p>
              </table:table-cell>
              <table:table-cell office:value-type="float" office:value="1.42264150943396">
                <text:p>1.42264150943396</text:p>
              </table:table-cell>
              <table:table-cell office:value-type="float" office:value="NaN">
                <text:p>NaN</text:p>
              </table:table-cell>
              <table:table-cell office:value-type="float" office:value="2.33103736171989">
                <text:p>2.33103736171989</text:p>
              </table:table-cell>
              <table:table-cell office:value-type="float" office:value="1.68522530329289">
                <text:p>1.6852253032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6.264cm" svg:y="6.55cm" style:legend-expansion="high" chart:style-name="ch2"/>
        <chart:plot-area chart:style-name="ch3" table:cell-range-address="'Decompression_(AS)'.A1:'Decompression_(AS)'.I5" chart:data-source-has-labels="both" svg:x="1.53cm" svg:y="0.299cm" svg:width="24.163cm" svg:height="14.383cm">
          <chart:coordinate-region svg:x="2.187cm" svg:y="0.472cm" svg:width="23.506cm" svg:height="13.616cm"/>
          <chart:axis chart:dimension="x" chart:name="primary-x" chart:style-name="ch4" chartooo:axis-type="text">
            <chart:categories table:cell-range-address="'Decompression_(AS)'.B1:'Decompression_(AS)'.I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Decompression_(AS)'.B2:'Decompression_(AS)'.I2" chart:label-cell-address="'Decompression_(AS)'.A2:'Decompression_(AS)'.A2" chart:class="chart:bar">
            <chart:data-point chart:repeated="8"/>
            <chart:data-label chart:style-name="ch8"/>
          </chart:series>
          <chart:series chart:style-name="ch9" chart:values-cell-range-address="'Decompression_(AS)'.B3:'Decompression_(AS)'.I3" chart:label-cell-address="'Decompression_(AS)'.A3:'Decompression_(AS)'.A3" chart:class="chart:bar">
            <chart:data-point chart:repeated="8"/>
            <chart:data-label chart:style-name="ch8"/>
          </chart:series>
          <chart:series chart:style-name="ch10" chart:values-cell-range-address="'Decompression_(AS)'.B4:'Decompression_(AS)'.I4" chart:label-cell-address="'Decompression_(AS)'.A4:'Decompression_(AS)'.A4" chart:class="chart:bar">
            <chart:data-point chart:repeated="8"/>
            <chart:data-label chart:style-name="ch8"/>
          </chart:series>
          <chart:series chart:style-name="ch11" chart:values-cell-range-address="'Decompression_(AS)'.B5:'Decompression_(AS)'.I5" chart:label-cell-address="'Decompression_(AS)'.A5:'Decompression_(AS)'.A5" chart:class="chart:bar">
            <chart:data-point chart:repeated="8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1:'Decompression_(AS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S)'.A2:'Decompression_(AS)'.A2</svg:desc>
                </draw:g>
              </table:table-cell>
              <table:table-cell office:value-type="float" office:value="0.1693">
                <text:p>0.1693</text:p>
                <draw:g>
                  <svg:desc>'Decompression_(AS)'.B2:'Decompression_(AS)'.I2</svg:desc>
                </draw:g>
              </table:table-cell>
              <table:table-cell office:value-type="float" office:value="1.204">
                <text:p>1.204</text:p>
              </table:table-cell>
              <table:table-cell office:value-type="float" office:value="4.6594">
                <text:p>4.6594</text:p>
              </table:table-cell>
              <table:table-cell office:value-type="float" office:value="109.56">
                <text:p>109.56</text:p>
              </table:table-cell>
              <table:table-cell office:value-type="float" office:value="80.67">
                <text:p>80.67</text:p>
              </table:table-cell>
              <table:table-cell office:value-type="float" office:value="4.2452">
                <text:p>4.2452</text:p>
              </table:table-cell>
              <table:table-cell office:value-type="float" office:value="100.37">
                <text:p>100.37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Aaru</text:p>
                <draw:g>
                  <svg:desc>'Decompression_(AS)'.A3:'Decompression_(AS)'.A3</svg:desc>
                </draw:g>
              </table:table-cell>
              <table:table-cell office:value-type="float" office:value="0.1483">
                <text:p>0.1483</text:p>
                <draw:g>
                  <svg:desc>'Decompression_(AS)'.B3:'Decompression_(AS)'.I3</svg:desc>
                </draw:g>
              </table:table-cell>
              <table:table-cell office:value-type="float" office:value="1.203">
                <text:p>1.203</text:p>
              </table:table-cell>
              <table:table-cell office:value-type="float" office:value="0.7659">
                <text:p>0.7659</text:p>
              </table:table-cell>
              <table:table-cell office:value-type="float" office:value="44.32">
                <text:p>44.32</text:p>
              </table:table-cell>
              <table:table-cell office:value-type="float" office:value="80.67">
                <text:p>80.67</text:p>
              </table:table-cell>
              <table:table-cell office:value-type="float" office:value="0.3062">
                <text:p>0.3062</text:p>
              </table:table-cell>
              <table:table-cell office:value-type="float" office:value="100.37">
                <text:p>100.37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4:'Decompression_(AS)'.A4</svg:desc>
                </draw:g>
              </table:table-cell>
              <table:table-cell office:value-type="float" office:value="0.162">
                <text:p>0.162</text:p>
                <draw:g>
                  <svg:desc>'Decompression_(AS)'.B4:'Decompression_(AS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709">
                <text:p>0.5709</text:p>
              </table:table-cell>
              <table:table-cell office:value-type="float" office:value="40.6">
                <text:p>40.6</text:p>
              </table:table-cell>
              <table:table-cell office:value-type="float" office:value="60.11">
                <text:p>60.11</text:p>
              </table:table-cell>
              <table:table-cell office:value-type="float" office:value="NaN">
                <text:p>NaN</text:p>
              </table:table-cell>
              <table:table-cell office:value-type="float" office:value="51.61">
                <text:p>51.61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string">
                <text:p>.NET 7</text:p>
                <draw:g>
                  <svg:desc>'Decompression_(AS)'.A5:'Decompression_(AS)'.A5</svg:desc>
                </draw:g>
              </table:table-cell>
              <table:table-cell office:value-type="float" office:value="0.1406">
                <text:p>0.1406</text:p>
                <draw:g>
                  <svg:desc>'Decompression_(AS)'.B5:'Decompression_(AS)'.I5</svg:desc>
                </draw:g>
              </table:table-cell>
              <table:table-cell office:value-type="float" office:value="1.068">
                <text:p>1.068</text:p>
              </table:table-cell>
              <table:table-cell office:value-type="float" office:value="0.6992">
                <text:p>0.6992</text:p>
              </table:table-cell>
              <table:table-cell office:value-type="float" office:value="41.2">
                <text:p>41.2</text:p>
              </table:table-cell>
              <table:table-cell office:value-type="float" office:value="80.77">
                <text:p>80.77</text:p>
              </table:table-cell>
              <table:table-cell office:value-type="float" office:value="0.2971">
                <text:p>0.2971</text:p>
              </table:table-cell>
              <table:table-cell office:value-type="float" office:value="95.75">
                <text:p>95.75</text:p>
              </table:table-cell>
              <table:table-cell office:value-type="float" office:value="55.92">
                <text:p>55.9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77cm" svg:height="9.912cm" xlink:href=".." xlink:type="simple" chart:class="chart:bar" chart:style-name="ch1">
        <chart:legend chart:legend-position="end" svg:x="20.506cm" svg:y="3.998cm" style:legend-expansion="high" chart:style-name="ch2"/>
        <chart:plot-area chart:style-name="ch3" table:cell-range-address="'Checksums_(x64)'.A9:'Checksums_(x64)'.H13" chart:data-source-has-labels="both" svg:x="0.475cm" svg:y="0.198cm" svg:width="19.556cm" svg:height="9.516cm">
          <chart:coordinate-region svg:x="2.058cm" svg:y="0.375cm" svg:width="17.973cm" svg:height="8.736cm"/>
          <chart:axis chart:dimension="x" chart:name="primary-x" chart:style-name="ch4" chartooo:axis-type="text">
            <chart:categories table:cell-range-address="'Checksums_(x64)'.B9:'Checksums_(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x64)'.B10:'Checksums_(x64)'.H10" chart:label-cell-address="'Checksums_(x64)'.A10:'Checksums_(x64)'.A10" chart:class="chart:bar">
            <chart:data-point chart:repeated="7"/>
          </chart:series>
          <chart:series chart:style-name="ch9" chart:values-cell-range-address="'Checksums_(x64)'.B11:'Checksums_(x64)'.H11" chart:label-cell-address="'Checksums_(x64)'.A11:'Checksums_(x64)'.A11" chart:class="chart:bar">
            <chart:data-point chart:repeated="7"/>
          </chart:series>
          <chart:series chart:style-name="ch10" chart:values-cell-range-address="'Checksums_(x64)'.B12:'Checksums_(x64)'.H12" chart:label-cell-address="'Checksums_(x64)'.A12:'Checksums_(x64)'.A12" chart:class="chart:bar">
            <chart:data-point chart:repeated="7"/>
          </chart:series>
          <chart:series chart:style-name="ch11" chart:values-cell-range-address="'Checksums_(x64)'.B13:'Checksums_(x64)'.H13" chart:label-cell-address="'Checksums_(x64)'.A13:'Checksums_(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9:'Checksums_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x64)'.A10:'Checksums_(x64)'.A10</svg:desc>
                </draw:g>
              </table:table-cell>
              <table:table-cell office:value-type="float" office:value="9.20206540447504">
                <text:p>9.20206540447504</text:p>
                <draw:g>
                  <svg:desc>'Checksums_(x64)'.B10:'Checksums_(x64)'.H10</svg:desc>
                </draw:g>
              </table:table-cell>
              <table:table-cell office:value-type="float" office:value="4.98032333546054">
                <text:p>4.98032333546054</text:p>
              </table:table-cell>
              <table:table-cell office:value-type="float" office:value="4.90025445292621">
                <text:p>4.90025445292621</text:p>
              </table:table-cell>
              <table:table-cell office:value-type="float" office:value="4.41046241742546">
                <text:p>4.41046241742546</text:p>
              </table:table-cell>
              <table:table-cell office:value-type="float" office:value="4.44965277777778">
                <text:p>4.44965277777778</text:p>
              </table:table-cell>
              <table:table-cell office:value-type="float" office:value="6.13696578735169">
                <text:p>6.13696578735169</text:p>
              </table:table-cell>
              <table:table-cell office:value-type="float" office:value="6.56298677215972">
                <text:p>6.56298677215972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11:'Checksums_(x64)'.A11</svg:desc>
                </draw:g>
              </table:table-cell>
              <table:table-cell office:value-type="float" office:value="7.54076163610719">
                <text:p>7.54076163610719</text:p>
                <draw:g>
                  <svg:desc>'Checksums_(x64)'.B11:'Checksums_(x64)'.H11</svg:desc>
                </draw:g>
              </table:table-cell>
              <table:table-cell office:value-type="float" office:value="3.77134342783505">
                <text:p>3.77134342783505</text:p>
              </table:table-cell>
              <table:table-cell office:value-type="float" office:value="4.0567071115605">
                <text:p>4.0567071115605</text:p>
              </table:table-cell>
              <table:table-cell office:value-type="float" office:value="2.93454502257068">
                <text:p>2.93454502257068</text:p>
              </table:table-cell>
              <table:table-cell office:value-type="float" office:value="2.28451733666102">
                <text:p>2.28451733666102</text:p>
              </table:table-cell>
              <table:table-cell office:value-type="float" office:value="2.11989176714019">
                <text:p>2.11989176714019</text:p>
              </table:table-cell>
              <table:table-cell office:value-type="float" office:value="2.32058399265638">
                <text:p>2.32058399265638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12:'Checksums_(x64)'.A12</svg:desc>
                </draw:g>
              </table:table-cell>
              <table:table-cell office:value-type="float" office:value="6.45856487074173">
                <text:p>6.45856487074173</text:p>
                <draw:g>
                  <svg:desc>'Checksums_(x64)'.B12:'Checksums_(x64)'.H12</svg:desc>
                </draw:g>
              </table:table-cell>
              <table:table-cell office:value-type="float" office:value="4.79175194433074">
                <text:p>4.79175194433074</text:p>
              </table:table-cell>
              <table:table-cell office:value-type="float" office:value="4.03123168383153">
                <text:p>4.03123168383153</text:p>
              </table:table-cell>
              <table:table-cell office:value-type="float" office:value="3.22451377104817">
                <text:p>3.22451377104817</text:p>
              </table:table-cell>
              <table:table-cell office:value-type="float" office:value="3.30240948331401">
                <text:p>3.30240948331401</text:p>
              </table:table-cell>
              <table:table-cell office:value-type="float" office:value="5.73651340583611">
                <text:p>5.73651340583611</text:p>
              </table:table-cell>
              <table:table-cell office:value-type="float" office:value="6.09156626506024">
                <text:p>6.09156626506024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13:'Checksums_(x64)'.A13</svg:desc>
                </draw:g>
              </table:table-cell>
              <table:table-cell office:value-type="float" office:value="6.94247500324633">
                <text:p>6.94247500324633</text:p>
                <draw:g>
                  <svg:desc>'Checksums_(x64)'.B13:'Checksums_(x64)'.H13</svg:desc>
                </draw:g>
              </table:table-cell>
              <table:table-cell office:value-type="float" office:value="3.67312519610919">
                <text:p>3.67312519610919</text:p>
              </table:table-cell>
              <table:table-cell office:value-type="float" office:value="3.93052494081149">
                <text:p>3.93052494081149</text:p>
              </table:table-cell>
              <table:table-cell office:value-type="float" office:value="4.48330308529946">
                <text:p>4.48330308529946</text:p>
              </table:table-cell>
              <table:table-cell office:value-type="float" office:value="2.17184984323362">
                <text:p>2.17184984323362</text:p>
              </table:table-cell>
              <table:table-cell office:value-type="float" office:value="2.18420728957402">
                <text:p>2.18420728957402</text:p>
              </table:table-cell>
              <table:table-cell office:value-type="float" office:value="2.27386816293314">
                <text:p>2.27386816293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6.735cm" svg:height="11.076cm" xlink:href=".." xlink:type="simple" chart:class="chart:bar" chart:style-name="ch1">
        <chart:legend chart:legend-position="end" svg:x="24.419cm" svg:y="4.82cm" style:legend-expansion="high" chart:style-name="ch2"/>
        <chart:plot-area chart:style-name="ch3" table:cell-range-address="'Decompression_(AS)'.A8:'Decompression_(AS)'.I11" chart:data-source-has-labels="both" svg:x="0.541cm" svg:y="0.218cm" svg:width="22.357cm" svg:height="10.608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AS)'.B8:'Decompression_(AS)'.I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AS)'.B9:'Decompression_(AS)'.I9" chart:label-cell-address="'Decompression_(AS)'.A9:'Decompression_(AS)'.A9" chart:class="chart:bar">
            <chart:data-point chart:repeated="8"/>
          </chart:series>
          <chart:series chart:style-name="ch9" chart:values-cell-range-address="'Decompression_(AS)'.B10:'Decompression_(AS)'.I10" chart:label-cell-address="'Decompression_(AS)'.A10:'Decompression_(AS)'.A10" chart:class="chart:bar">
            <chart:data-point chart:repeated="8"/>
          </chart:series>
          <chart:series chart:style-name="ch10" chart:values-cell-range-address="'Decompression_(AS)'.B11:'Decompression_(AS)'.I11" chart:label-cell-address="'Decompression_(AS)'.A11:'Decompression_(AS)'.A1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8:'Decompression_(AS)'.I8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S)'.A9:'Decompression_(AS)'.A9</svg:desc>
                </draw:g>
              </table:table-cell>
              <table:table-cell office:value-type="float" office:value="1.1416048550236">
                <text:p>1.1416048550236</text:p>
                <draw:g>
                  <svg:desc>'Decompression_(AS)'.B9:'Decompression_(AS)'.I9</svg:desc>
                </draw:g>
              </table:table-cell>
              <table:table-cell office:value-type="float" office:value="1.00083125519534">
                <text:p>1.00083125519534</text:p>
              </table:table-cell>
              <table:table-cell office:value-type="float" office:value="6.08356182269226">
                <text:p>6.08356182269226</text:p>
              </table:table-cell>
              <table:table-cell office:value-type="float" office:value="2.47202166064982">
                <text:p>2.47202166064982</text:p>
              </table:table-cell>
              <table:table-cell office:value-type="float" office:value="1">
                <text:p>1</text:p>
              </table:table-cell>
              <table:table-cell office:value-type="float" office:value="13.8641410842587">
                <text:p>13.86414108425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10:'Decompression_(AS)'.A10</svg:desc>
                </draw:g>
              </table:table-cell>
              <table:table-cell office:value-type="float" office:value="1.04506172839506">
                <text:p>1.04506172839506</text:p>
                <draw:g>
                  <svg:desc>'Decompression_(AS)'.B10:'Decompression_(AS)'.I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6149938693291">
                <text:p>8.16149938693291</text:p>
              </table:table-cell>
              <table:table-cell office:value-type="float" office:value="2.69852216748768">
                <text:p>2.69852216748768</text:p>
              </table:table-cell>
              <table:table-cell office:value-type="float" office:value="1.34203959407752">
                <text:p>1.34203959407752</text:p>
              </table:table-cell>
              <table:table-cell office:value-type="float" office:value="NaN">
                <text:p>NaN</text:p>
              </table:table-cell>
              <table:table-cell office:value-type="float" office:value="1.94477814377059">
                <text:p>1.94477814377059</text:p>
              </table:table-cell>
              <table:table-cell office:value-type="float" office:value="1.47513540128016">
                <text:p>1.47513540128016</text:p>
              </table:table-cell>
            </table:table-row>
            <table:table-row>
              <table:table-cell office:value-type="string">
                <text:p>.NET 7</text:p>
                <draw:g>
                  <svg:desc>'Decompression_(AS)'.A11:'Decompression_(AS)'.A11</svg:desc>
                </draw:g>
              </table:table-cell>
              <table:table-cell office:value-type="float" office:value="1.20412517780939">
                <text:p>1.20412517780939</text:p>
                <draw:g>
                  <svg:desc>'Decompression_(AS)'.B11:'Decompression_(AS)'.I11</svg:desc>
                </draw:g>
              </table:table-cell>
              <table:table-cell office:value-type="float" office:value="1.12734082397004">
                <text:p>1.12734082397004</text:p>
              </table:table-cell>
              <table:table-cell office:value-type="float" office:value="6.66390160183066">
                <text:p>6.66390160183066</text:p>
              </table:table-cell>
              <table:table-cell office:value-type="float" office:value="2.65922330097087">
                <text:p>2.65922330097087</text:p>
              </table:table-cell>
              <table:table-cell office:value-type="float" office:value="0.998761916553176">
                <text:p>0.998761916553176</text:p>
              </table:table-cell>
              <table:table-cell office:value-type="float" office:value="14.2887916526422">
                <text:p>14.2887916526422</text:p>
              </table:table-cell>
              <table:table-cell office:value-type="float" office:value="1.04825065274151">
                <text:p>1.04825065274151</text:p>
              </table:table-cell>
              <table:table-cell office:value-type="float" office:value="1.07153075822604">
                <text:p>1.0715307582260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47cm" svg:y="6.772cm" style:legend-expansion="high" chart:style-name="ch2"/>
        <chart:plot-area chart:style-name="ch3" table:cell-range-address="'Decompression_(arm)'.A1:'Decompression_(arm)'.I4" chart:data-source-has-labels="both" svg:x="1.532cm" svg:y="0.299cm" svg:width="24.242cm" svg:height="14.383cm">
          <chart:coordinate-region svg:x="2.189cm" svg:y="0.472cm" svg:width="23.585cm" svg:height="13.616cm"/>
          <chart:axis chart:dimension="x" chart:name="primary-x" chart:style-name="ch4" chartooo:axis-type="text">
            <chart:categories table:cell-range-address="'Decompression_(arm)'.B1:'Decompression_(arm)'.I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Decompression_(arm)'.B2:'Decompression_(arm)'.I2" chart:label-cell-address="'Decompression_(arm)'.A2:'Decompression_(arm)'.A2" chart:class="chart:bar">
            <chart:data-point chart:repeated="8"/>
            <chart:data-label chart:style-name="ch8"/>
          </chart:series>
          <chart:series chart:style-name="ch9" chart:values-cell-range-address="'Decompression_(arm)'.B3:'Decompression_(arm)'.I3" chart:label-cell-address="'Decompression_(arm)'.A3:'Decompression_(arm)'.A3" chart:class="chart:bar">
            <chart:data-point chart:repeated="8"/>
            <chart:data-label chart:style-name="ch8"/>
          </chart:series>
          <chart:series chart:style-name="ch10" chart:values-cell-range-address="'Decompression_(arm)'.B4:'Decompression_(arm)'.I4" chart:label-cell-address="'Decompression_(arm)'.A4:'Decompression_(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)'.B1:'Decompression_(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)'.A2:'Decompression_(arm)'.A2</svg:desc>
                </draw:g>
              </table:table-cell>
              <table:table-cell office:value-type="float" office:value="664.2">
                <text:p>664.2</text:p>
                <draw:g>
                  <svg:desc>'Decompression_(arm)'.B2:'Decompression_(arm)'.I2</svg:desc>
                </draw:g>
              </table:table-cell>
              <table:table-cell office:value-type="float" office:value="5.279">
                <text:p>5.279</text:p>
              </table:table-cell>
              <table:table-cell office:value-type="float" office:value="40.541">
                <text:p>40.541</text:p>
              </table:table-cell>
              <table:table-cell office:value-type="float" office:value="627">
                <text:p>627</text:p>
              </table:table-cell>
              <table:table-cell office:value-type="float" office:value="290.5">
                <text:p>290.5</text:p>
              </table:table-cell>
              <table:table-cell office:value-type="float" office:value="16.397">
                <text:p>16.397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</text:p>
                <draw:g>
                  <svg:desc>'Decompression_(arm)'.A3:'Decompression_(arm)'.A3</svg:desc>
                </draw:g>
              </table:table-cell>
              <table:table-cell office:value-type="float" office:value="549.8">
                <text:p>549.8</text:p>
                <draw:g>
                  <svg:desc>'Decompression_(arm)'.B3:'Decompression_(arm)'.I3</svg:desc>
                </draw:g>
              </table:table-cell>
              <table:table-cell office:value-type="float" office:value="5.319">
                <text:p>5.319</text:p>
              </table:table-cell>
              <table:table-cell office:value-type="float" office:value="5.779">
                <text:p>5.779</text:p>
              </table:table-cell>
              <table:table-cell office:value-type="float" office:value="489.6">
                <text:p>489.6</text:p>
              </table:table-cell>
              <table:table-cell office:value-type="float" office:value="290.5">
                <text:p>290.5</text:p>
              </table:table-cell>
              <table:table-cell office:value-type="float" office:value="8.078">
                <text:p>8.078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4:'Decompression_(arm)'.A4</svg:desc>
                </draw:g>
              </table:table-cell>
              <table:table-cell office:value-type="float" office:value="539.5">
                <text:p>539.5</text:p>
                <draw:g>
                  <svg:desc>'Decompression_(arm)'.B4:'Decompression_(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2">
                <text:p>4.962</text:p>
              </table:table-cell>
              <table:table-cell office:value-type="float" office:value="307.2">
                <text:p>307.2</text:p>
              </table:table-cell>
              <table:table-cell office:value-type="float" office:value="186.9">
                <text:p>186.9</text:p>
              </table:table-cell>
              <table:table-cell office:value-type="float" office:value="NaN">
                <text:p>NaN</text:p>
              </table:table-cell>
              <table:table-cell office:value-type="float" office:value="275.3">
                <text:p>275.3</text:p>
              </table:table-cell>
              <table:table-cell office:value-type="float" office:value="323.6">
                <text:p>323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508cm" svg:y="4.458cm" style:legend-expansion="high" chart:style-name="ch2"/>
        <chart:plot-area chart:style-name="ch3" table:cell-range-address="'Decompression_(arm)'.A9:'Decompression_(arm)'.I11" chart:data-source-has-labels="both" svg:x="0.396cm" svg:y="0.198cm" svg:width="16.716cm" svg:height="9.511cm">
          <chart:coordinate-region svg:x="1.741cm" svg:y="0.371cm" svg:width="15.371cm" svg:height="8.744cm"/>
          <chart:axis chart:dimension="x" chart:name="primary-x" chart:style-name="ch4" chartooo:axis-type="text">
            <chart:categories table:cell-range-address="'Decompression_(arm)'.B9:'Decompression_(arm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_(arm)'.B10:'Decompression_(arm)'.I10" chart:label-cell-address="'Decompression_(arm)'.A10:'Decompression_(arm)'.A10" chart:class="chart:bar">
            <chart:data-point chart:repeated="8"/>
          </chart:series>
          <chart:series chart:style-name="ch8" chart:values-cell-range-address="'Decompression_(arm)'.B11:'Decompression_(arm)'.I11" chart:label-cell-address="'Decompression_(arm)'.A11:'Decompression_(arm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)'.B9:'Decompression_(arm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)'.A10:'Decompression_(arm)'.A10</svg:desc>
                </draw:g>
              </table:table-cell>
              <table:table-cell office:value-type="float" office:value="1.20807566387777">
                <text:p>1.20807566387777</text:p>
                <draw:g>
                  <svg:desc>'Decompression_(arm)'.B10:'Decompression_(arm)'.I10</svg:desc>
                </draw:g>
              </table:table-cell>
              <table:table-cell office:value-type="float" office:value="0.992479789434104">
                <text:p>0.992479789434104</text:p>
              </table:table-cell>
              <table:table-cell office:value-type="float" office:value="7.01522754801869">
                <text:p>7.01522754801869</text:p>
              </table:table-cell>
              <table:table-cell office:value-type="float" office:value="1.28063725490196">
                <text:p>1.28063725490196</text:p>
              </table:table-cell>
              <table:table-cell office:value-type="float" office:value="1">
                <text:p>1</text:p>
              </table:table-cell>
              <table:table-cell office:value-type="float" office:value="2.02983411735578">
                <text:p>2.029834117355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11:'Decompression_(arm)'.A11</svg:desc>
                </draw:g>
              </table:table-cell>
              <table:table-cell office:value-type="float" office:value="1.23113994439296">
                <text:p>1.23113994439296</text:p>
                <draw:g>
                  <svg:desc>'Decompression_(arm)'.B11:'Decompression_(arm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7029423619508">
                <text:p>8.17029423619508</text:p>
              </table:table-cell>
              <table:table-cell office:value-type="float" office:value="2.041015625">
                <text:p>2.041015625</text:p>
              </table:table-cell>
              <table:table-cell office:value-type="float" office:value="1.55430711610487">
                <text:p>1.55430711610487</text:p>
              </table:table-cell>
              <table:table-cell office:value-type="float" office:value="NaN">
                <text:p>NaN</text:p>
              </table:table-cell>
              <table:table-cell office:value-type="float" office:value="2.04576825281511">
                <text:p>2.04576825281511</text:p>
              </table:table-cell>
              <table:table-cell office:value-type="float" office:value="1.71847960444994">
                <text:p>1.7184796044499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74cm" svg:y="6.772cm" style:legend-expansion="high" chart:style-name="ch2"/>
        <chart:plot-area chart:style-name="ch3" table:cell-range-address="'Decompression_(arm64)'.A1:'Decompression_(arm64)'.I4" chart:data-source-has-labels="both" svg:x="1.532cm" svg:y="0.299cm" svg:width="24.269cm" svg:height="14.383cm">
          <chart:coordinate-region svg:x="2.189cm" svg:y="0.472cm" svg:width="23.612cm" svg:height="13.616cm"/>
          <chart:axis chart:dimension="x" chart:name="primary-x" chart:style-name="ch4" chartooo:axis-type="text">
            <chart:categories table:cell-range-address="'Decompression_(arm64)'.B1:'Decompression_(arm64)'.I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Decompression_(arm64)'.B2:'Decompression_(arm64)'.I2" chart:label-cell-address="'Decompression_(arm64)'.A2:'Decompression_(arm64)'.A2" chart:class="chart:bar">
            <chart:data-point chart:repeated="8"/>
            <chart:data-label chart:style-name="ch8"/>
          </chart:series>
          <chart:series chart:style-name="ch9" chart:values-cell-range-address="'Decompression_(arm64)'.B3:'Decompression_(arm64)'.I3" chart:label-cell-address="'Decompression_(arm64)'.A3:'Decompression_(arm64)'.A3" chart:class="chart:bar">
            <chart:data-point chart:repeated="8"/>
            <chart:data-label chart:style-name="ch8"/>
          </chart:series>
          <chart:series chart:style-name="ch10" chart:values-cell-range-address="'Decompression_(arm64)'.B4:'Decompression_(arm64)'.I4" chart:label-cell-address="'Decompression_(arm64)'.A4:'Decompression_(arm64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64)'.B1:'Decompression_(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64)'.A2:'Decompression_(arm64)'.A2</svg:desc>
                </draw:g>
              </table:table-cell>
              <table:table-cell office:value-type="float" office:value="370.5">
                <text:p>370.5</text:p>
                <draw:g>
                  <svg:desc>'Decompression_(arm64)'.B2:'Decompression_(arm64)'.I2</svg:desc>
                </draw:g>
              </table:table-cell>
              <table:table-cell office:value-type="float" office:value="3.348">
                <text:p>3.348</text:p>
              </table:table-cell>
              <table:table-cell office:value-type="float" office:value="22.813">
                <text:p>22.813</text:p>
              </table:table-cell>
              <table:table-cell office:value-type="float" office:value="660.9">
                <text:p>660.9</text:p>
              </table:table-cell>
              <table:table-cell office:value-type="float" office:value="263.2">
                <text:p>263.2</text:p>
              </table:table-cell>
              <table:table-cell office:value-type="float" office:value="15.042">
                <text:p>15.042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</text:p>
                <draw:g>
                  <svg:desc>'Decompression_(arm64)'.A3:'Decompression_(arm64)'.A3</svg:desc>
                </draw:g>
              </table:table-cell>
              <table:table-cell office:value-type="float" office:value="253">
                <text:p>253</text:p>
                <draw:g>
                  <svg:desc>'Decompression_(arm64)'.B3:'Decompression_(arm64)'.I3</svg:desc>
                </draw:g>
              </table:table-cell>
              <table:table-cell office:value-type="float" office:value="3.346">
                <text:p>3.346</text:p>
              </table:table-cell>
              <table:table-cell office:value-type="float" office:value="2.05">
                <text:p>2.05</text:p>
              </table:table-cell>
              <table:table-cell office:value-type="float" office:value="330.4">
                <text:p>330.4</text:p>
              </table:table-cell>
              <table:table-cell office:value-type="float" office:value="263.2">
                <text:p>263.2</text:p>
              </table:table-cell>
              <table:table-cell office:value-type="float" office:value="5.791">
                <text:p>5.791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4:'Decompression_(arm64)'.A4</svg:desc>
                </draw:g>
              </table:table-cell>
              <table:table-cell office:value-type="float" office:value="239.1">
                <text:p>239.1</text:p>
                <draw:g>
                  <svg:desc>'Decompression_(arm64)'.B4:'Decompression_(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27">
                <text:p>1.127</text:p>
              </table:table-cell>
              <table:table-cell office:value-type="float" office:value="252.3">
                <text:p>252.3</text:p>
              </table:table-cell>
              <table:table-cell office:value-type="float" office:value="170.7">
                <text:p>170.7</text:p>
              </table:table-cell>
              <table:table-cell office:value-type="float" office:value="NaN">
                <text:p>NaN</text:p>
              </table:table-cell>
              <table:table-cell office:value-type="float" office:value="158.9">
                <text:p>158.9</text:p>
              </table:table-cell>
              <table:table-cell office:value-type="float" office:value="147.2">
                <text:p>147.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508cm" svg:y="4.458cm" style:legend-expansion="high" chart:style-name="ch2"/>
        <chart:plot-area chart:style-name="ch3" table:cell-range-address="'Decompression_(arm64)'.A9:'Decompression_(arm64)'.I11" chart:data-source-has-labels="both" svg:x="0.396cm" svg:y="0.198cm" svg:width="16.716cm" svg:height="9.511cm">
          <chart:coordinate-region svg:x="1.926cm" svg:y="0.371cm" svg:width="15.186cm" svg:height="8.744cm"/>
          <chart:axis chart:dimension="x" chart:name="primary-x" chart:style-name="ch4" chartooo:axis-type="text">
            <chart:categories table:cell-range-address="'Decompression_(arm64)'.B9:'Decompression_(arm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arm64)'.B10:'Decompression_(arm64)'.I10" chart:label-cell-address="'Decompression_(arm64)'.A10:'Decompression_(arm64)'.A10" chart:class="chart:bar">
            <chart:data-point chart:repeated="8"/>
          </chart:series>
          <chart:series chart:style-name="ch8" chart:values-cell-range-address="'Decompression_(arm64)'.B11:'Decompression_(arm64)'.I11" chart:label-cell-address="'Decompression_(arm64)'.A11:'Decompression_(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64)'.B9:'Decompression_(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64)'.A10:'Decompression_(arm64)'.A10</svg:desc>
                </draw:g>
              </table:table-cell>
              <table:table-cell office:value-type="float" office:value="1.46442687747036">
                <text:p>1.46442687747036</text:p>
                <draw:g>
                  <svg:desc>'Decompression_(arm64)'.B10:'Decompression_(arm64)'.I10</svg:desc>
                </draw:g>
              </table:table-cell>
              <table:table-cell office:value-type="float" office:value="1.0005977286312">
                <text:p>1.0005977286312</text:p>
              </table:table-cell>
              <table:table-cell office:value-type="float" office:value="11.1282926829268">
                <text:p>11.1282926829268</text:p>
              </table:table-cell>
              <table:table-cell office:value-type="float" office:value="2.00030266343826">
                <text:p>2.00030266343826</text:p>
              </table:table-cell>
              <table:table-cell office:value-type="float" office:value="1">
                <text:p>1</text:p>
              </table:table-cell>
              <table:table-cell office:value-type="float" office:value="2.59747884648593">
                <text:p>2.59747884648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11:'Decompression_(arm64)'.A11</svg:desc>
                </draw:g>
              </table:table-cell>
              <table:table-cell office:value-type="float" office:value="1.5495608531995">
                <text:p>1.5495608531995</text:p>
                <draw:g>
                  <svg:desc>'Decompression_(arm64)'.B11:'Decompression_(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422360248447">
                <text:p>20.2422360248447</text:p>
              </table:table-cell>
              <table:table-cell office:value-type="float" office:value="2.61950059453032">
                <text:p>2.61950059453032</text:p>
              </table:table-cell>
              <table:table-cell office:value-type="float" office:value="1.5418863503222">
                <text:p>1.5418863503222</text:p>
              </table:table-cell>
              <table:table-cell office:value-type="float" office:value="NaN">
                <text:p>NaN</text:p>
              </table:table-cell>
              <table:table-cell office:value-type="float" office:value="2.54059156702329">
                <text:p>2.54059156702329</text:p>
              </table:table-cell>
              <table:table-cell office:value-type="float" office:value="1.87771739130435">
                <text:p>1.8777173913043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5.364cm" svg:y="6.327cm" style:legend-expansion="high" chart:style-name="ch2"/>
        <chart:plot-area chart:style-name="ch3" table:cell-range-address="'Compression_(x64)'.A1:'Compression_(x64)'.F6" chart:data-source-has-labels="both" svg:x="1.53cm" svg:y="0.299cm" svg:width="23.263cm" svg:height="14.383cm">
          <chart:coordinate-region svg:x="2.372cm" svg:y="0.472cm" svg:width="22.421cm" svg:height="13.616cm"/>
          <chart:axis chart:dimension="x" chart:name="primary-x" chart:style-name="ch4" chartooo:axis-type="text">
            <chart:categories table:cell-range-address="'Compression_(x64)'.B1:'Compression_(x64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ompression_(x64)'.B2:'Compression_(x64)'.F2" chart:label-cell-address="'Compression_(x64)'.A2:'Compression_(x64)'.A2" chart:class="chart:bar">
            <chart:data-point chart:repeated="5"/>
            <chart:data-label chart:style-name="ch8"/>
          </chart:series>
          <chart:series chart:style-name="ch9" chart:values-cell-range-address="'Compression_(x64)'.B3:'Compression_(x64)'.F3" chart:label-cell-address="'Compression_(x64)'.A3:'Compression_(x64)'.A3" chart:class="chart:bar">
            <chart:data-point chart:repeated="5"/>
            <chart:data-label chart:style-name="ch8"/>
          </chart:series>
          <chart:series chart:style-name="ch10" chart:values-cell-range-address="'Compression_(x64)'.B4:'Compression_(x64)'.F4" chart:label-cell-address="'Compression_(x64)'.A4:'Compression_(x64)'.A4" chart:class="chart:bar">
            <chart:data-point chart:repeated="5"/>
            <chart:data-label chart:style-name="ch8"/>
          </chart:series>
          <chart:series chart:style-name="ch11" chart:values-cell-range-address="'Compression_(x64)'.B5:'Compression_(x64)'.F5" chart:label-cell-address="'Compression_(x64)'.A5:'Compression_(x64)'.A5" chart:class="chart:bar">
            <chart:data-point chart:repeated="5"/>
          </chart:series>
          <chart:series chart:style-name="ch12" chart:values-cell-range-address="'Compression_(x64)'.B6:'Compression_(x64)'.F6" chart:label-cell-address="'Compression_(x64)'.A6:'Compression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1:'Compression_(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x64)'.A2:'Compression_(x64)'.A2</svg:desc>
                </draw:g>
              </table:table-cell>
              <table:table-cell office:value-type="float" office:value="661.3">
                <text:p>661.3</text:p>
                <draw:g>
                  <svg:desc>'Compression_(x64)'.B2:'Compression_(x64)'.F2</svg:desc>
                </draw:g>
              </table:table-cell>
              <table:table-cell office:value-type="float" office:value="1249.1">
                <text:p>1249.1</text:p>
              </table:table-cell>
              <table:table-cell office:value-type="float" office:value="1489.8">
                <text:p>1489.8</text:p>
              </table:table-cell>
              <table:table-cell office:value-type="float" office:value="7522">
                <text:p>7522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Aaru 6</text:p>
                <draw:g>
                  <svg:desc>'Compression_(x64)'.A3:'Compression_(x64)'.A3</svg:desc>
                </draw:g>
              </table:table-cell>
              <table:table-cell office:value-type="float" office:value="334.2">
                <text:p>334.2</text:p>
                <draw:g>
                  <svg:desc>'Compression_(x64)'.B3:'Compression_(x64)'.F3</svg:desc>
                </draw:g>
              </table:table-cell>
              <table:table-cell office:value-type="float" office:value="1096.3">
                <text:p>1096.3</text:p>
              </table:table-cell>
              <table:table-cell office:value-type="float" office:value="184">
                <text:p>184</text:p>
              </table:table-cell>
              <table:table-cell office:value-type="float" office:value="7044">
                <text:p>7044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4:'Compression_(x64)'.A4</svg:desc>
                </draw:g>
              </table:table-cell>
              <table:table-cell office:value-type="float" office:value="186.5">
                <text:p>186.5</text:p>
                <draw:g>
                  <svg:desc>'Compression_(x64)'.B4:'Compression_(x64)'.F4</svg:desc>
                </draw:g>
              </table:table-cell>
              <table:table-cell office:value-type="float" office:value="830.5">
                <text:p>830.5</text:p>
              </table:table-cell>
              <table:table-cell office:value-type="float" office:value="NaN">
                <text:p>NaN</text:p>
              </table:table-cell>
              <table:table-cell office:value-type="float" office:value="3213">
                <text:p>321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5:'Compression_(x64)'.A5</svg:desc>
                </draw:g>
              </table:table-cell>
              <table:table-cell office:value-type="float" office:value="318.7">
                <text:p>318.7</text:p>
                <draw:g>
                  <svg:desc>'Compression_(x64)'.B5:'Compression_(x64)'.F5</svg:desc>
                </draw:g>
              </table:table-cell>
              <table:table-cell office:value-type="float" office:value="1151">
                <text:p>1151</text:p>
              </table:table-cell>
              <table:table-cell office:value-type="float" office:value="187.3">
                <text:p>187.3</text:p>
              </table:table-cell>
              <table:table-cell office:value-type="float" office:value="7398">
                <text:p>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6:'Compression_(x64)'.A6</svg:desc>
                </draw:g>
              </table:table-cell>
              <table:table-cell office:value-type="float" office:value="180.8">
                <text:p>180.8</text:p>
                <draw:g>
                  <svg:desc>'Compression_(x64)'.B6:'Compression_(x64)'.F6</svg:desc>
                </draw:g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3202">
                <text:p>3202</text:p>
              </table:table-cell>
              <table:table-cell office:value-type="float" office:value="159.2">
                <text:p>159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637cm" svg:y="4.598cm" style:legend-expansion="high" chart:style-name="ch2"/>
        <chart:plot-area chart:style-name="ch3" table:cell-range-address="'Compression_(x64)'.A9:'Compression_(x64)'.F13" chart:data-source-has-labels="both" svg:x="0.397cm" svg:y="0.221cm" svg:width="15.843cm" svg:height="10.635cm">
          <chart:coordinate-region svg:x="1.742cm" svg:y="0.394cm" svg:width="14.498cm" svg:height="9.868cm"/>
          <chart:axis chart:dimension="x" chart:name="primary-x" chart:style-name="ch4" chartooo:axis-type="text">
            <chart:categories table:cell-range-address="'Compression_(x64)'.B9:'Compression_(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x64)'.B10:'Compression_(x64)'.F10" chart:label-cell-address="'Compression_(x64)'.A10:'Compression_(x64)'.A10" chart:class="chart:bar">
            <chart:data-point chart:repeated="5"/>
          </chart:series>
          <chart:series chart:style-name="ch8" chart:values-cell-range-address="'Compression_(x64)'.B11:'Compression_(x64)'.F11" chart:label-cell-address="'Compression_(x64)'.A11:'Compression_(x64)'.A11" chart:class="chart:bar">
            <chart:data-point chart:repeated="5"/>
          </chart:series>
          <chart:series chart:style-name="ch9" chart:values-cell-range-address="'Compression_(x64)'.B12:'Compression_(x64)'.F12" chart:label-cell-address="'Compression_(x64)'.A12:'Compression_(x64)'.A12" chart:class="chart:bar">
            <chart:data-point chart:repeated="5"/>
          </chart:series>
          <chart:series chart:style-name="ch10" chart:values-cell-range-address="'Compression_(x64)'.B13:'Compression_(x64)'.F13" chart:label-cell-address="'Compression_(x64)'.A13:'Compression_(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9:'Compression_(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x64)'.A10:'Compression_(x64)'.A10</svg:desc>
                </draw:g>
              </table:table-cell>
              <table:table-cell office:value-type="float" office:value="1.9787552363854">
                <text:p>1.9787552363854</text:p>
                <draw:g>
                  <svg:desc>'Compression_(x64)'.B10:'Compression_(x64)'.F10</svg:desc>
                </draw:g>
              </table:table-cell>
              <table:table-cell office:value-type="float" office:value="1.13937790750707">
                <text:p>1.13937790750707</text:p>
              </table:table-cell>
              <table:table-cell office:value-type="float" office:value="8.09673913043478">
                <text:p>8.09673913043478</text:p>
              </table:table-cell>
              <table:table-cell office:value-type="float" office:value="1.06785917092561">
                <text:p>1.06785917092561</text:p>
              </table:table-cell>
              <table:table-cell office:value-type="float" office:value="1.02107661634862">
                <text:p>1.02107661634862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11:'Compression_(x64)'.A11</svg:desc>
                </draw:g>
              </table:table-cell>
              <table:table-cell office:value-type="float" office:value="3.54584450402145">
                <text:p>3.54584450402145</text:p>
                <draw:g>
                  <svg:desc>'Compression_(x64)'.B11:'Compression_(x64)'.F11</svg:desc>
                </draw:g>
              </table:table-cell>
              <table:table-cell office:value-type="float" office:value="1.50403371462974">
                <text:p>1.50403371462974</text:p>
              </table:table-cell>
              <table:table-cell office:value-type="float" office:value="NaN">
                <text:p>NaN</text:p>
              </table:table-cell>
              <table:table-cell office:value-type="float" office:value="2.34111422346716">
                <text:p>2.34111422346716</text:p>
              </table:table-cell>
              <table:table-cell office:value-type="float" office:value="2.23086496577474">
                <text:p>2.23086496577474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12:'Compression_(x64)'.A12</svg:desc>
                </draw:g>
              </table:table-cell>
              <table:table-cell office:value-type="float" office:value="2.07499215563226">
                <text:p>2.07499215563226</text:p>
                <draw:g>
                  <svg:desc>'Compression_(x64)'.B12:'Compression_(x64)'.F12</svg:desc>
                </draw:g>
              </table:table-cell>
              <table:table-cell office:value-type="float" office:value="1.08523023457863">
                <text:p>1.08523023457863</text:p>
              </table:table-cell>
              <table:table-cell office:value-type="float" office:value="7.95408435664709">
                <text:p>7.95408435664709</text:p>
              </table:table-cell>
              <table:table-cell office:value-type="float" office:value="1.01676128683428">
                <text:p>1.016761286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13:'Compression_(x64)'.A13</svg:desc>
                </draw:g>
              </table:table-cell>
              <table:table-cell office:value-type="float" office:value="3.65763274336283">
                <text:p>3.65763274336283</text:p>
                <draw:g>
                  <svg:desc>'Compression_(x64)'.B13:'Compression_(x64)'.F13</svg:desc>
                </draw:g>
              </table:table-cell>
              <table:table-cell office:value-type="float" office:value="1.5457245390422">
                <text:p>1.5457245390422</text:p>
              </table:table-cell>
              <table:table-cell office:value-type="float" office:value="NaN">
                <text:p>NaN</text:p>
              </table:table-cell>
              <table:table-cell office:value-type="float" office:value="2.34915677701437">
                <text:p>2.34915677701437</text:p>
              </table:table-cell>
              <table:table-cell office:value-type="float" office:value="2.25188442211055">
                <text:p>2.251884422110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6.264cm" svg:y="6.55cm" style:legend-expansion="high" chart:style-name="ch2"/>
        <chart:plot-area chart:style-name="ch3" table:cell-range-address="'Compression_(AS)'.A1:'Compression_(AS)'.F5" chart:data-source-has-labels="both" svg:x="1.53cm" svg:y="0.299cm" svg:width="24.163cm" svg:height="14.383cm">
          <chart:coordinate-region svg:x="2.372cm" svg:y="0.472cm" svg:width="23.321cm" svg:height="13.616cm"/>
          <chart:axis chart:dimension="x" chart:name="primary-x" chart:style-name="ch4" chartooo:axis-type="text">
            <chart:categories table:cell-range-address="'Compression_(AS)'.B1:'Compression_(AS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ompression_(AS)'.B2:'Compression_(AS)'.F2" chart:label-cell-address="'Compression_(AS)'.A2:'Compression_(AS)'.A2" chart:class="chart:bar">
            <chart:data-point chart:repeated="5"/>
            <chart:data-label chart:style-name="ch8"/>
          </chart:series>
          <chart:series chart:style-name="ch9" chart:values-cell-range-address="'Compression_(AS)'.B3:'Compression_(AS)'.F3" chart:label-cell-address="'Compression_(AS)'.A3:'Compression_(AS)'.A3" chart:class="chart:bar">
            <chart:data-point chart:repeated="5"/>
            <chart:data-label chart:style-name="ch8"/>
          </chart:series>
          <chart:series chart:style-name="ch10" chart:values-cell-range-address="'Compression_(AS)'.B4:'Compression_(AS)'.F4" chart:label-cell-address="'Compression_(AS)'.A4:'Compression_(AS)'.A4" chart:class="chart:bar">
            <chart:data-point chart:repeated="5"/>
            <chart:data-label chart:style-name="ch8"/>
          </chart:series>
          <chart:series chart:style-name="ch11" chart:values-cell-range-address="'Compression_(AS)'.B5:'Compression_(AS)'.F5" chart:label-cell-address="'Compression_(AS)'.A5:'Compression_(AS)'.A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1:'Compression_(AS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S)'.A2:'Compression_(AS)'.A2</svg:desc>
                </draw:g>
              </table:table-cell>
              <table:table-cell office:value-type="float" office:value="1192.8">
                <text:p>1192.8</text:p>
                <draw:g>
                  <svg:desc>'Compression_(AS)'.B2:'Compression_(AS)'.F2</svg:desc>
                </draw:g>
              </table:table-cell>
              <table:table-cell office:value-type="float" office:value="1256.3">
                <text:p>1256.3</text:p>
              </table:table-cell>
              <table:table-cell office:value-type="float" office:value="1822.6">
                <text:p>1822.6</text:p>
              </table:table-cell>
              <table:table-cell office:value-type="float" office:value="7900">
                <text:p>7900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Aaru</text:p>
                <draw:g>
                  <svg:desc>'Compression_(AS)'.A3:'Compression_(AS)'.A3</svg:desc>
                </draw:g>
              </table:table-cell>
              <table:table-cell office:value-type="float" office:value="368.4">
                <text:p>368.4</text:p>
                <draw:g>
                  <svg:desc>'Compression_(AS)'.B3:'Compression_(AS)'.F3</svg:desc>
                </draw:g>
              </table:table-cell>
              <table:table-cell office:value-type="float" office:value="1256.3">
                <text:p>1256.3</text:p>
              </table:table-cell>
              <table:table-cell office:value-type="float" office:value="176.8">
                <text:p>176.8</text:p>
              </table:table-cell>
              <table:table-cell office:value-type="float" office:value="7900">
                <text:p>7900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4:'Compression_(AS)'.A4</svg:desc>
                </draw:g>
              </table:table-cell>
              <table:table-cell office:value-type="float" office:value="189.2">
                <text:p>189.2</text:p>
                <draw:g>
                  <svg:desc>'Compression_(AS)'.B4:'Compression_(AS)'.F4</svg:desc>
                </draw:g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3511">
                <text:p>3511</text:p>
              </table:table-cell>
              <table:table-cell office:value-type="float" office:value="479.7">
                <text:p>479.7</text:p>
              </table:table-cell>
            </table:table-row>
            <table:table-row>
              <table:table-cell office:value-type="string">
                <text:p>.NET 7</text:p>
                <draw:g>
                  <svg:desc>'Compression_(AS)'.A5:'Compression_(AS)'.A5</svg:desc>
                </draw:g>
              </table:table-cell>
              <table:table-cell office:value-type="float" office:value="320.5">
                <text:p>320.5</text:p>
                <draw:g>
                  <svg:desc>'Compression_(AS)'.B5:'Compression_(AS)'.F5</svg:desc>
                </draw:g>
              </table:table-cell>
              <table:table-cell office:value-type="float" office:value="1073">
                <text:p>1073</text:p>
              </table:table-cell>
              <table:table-cell office:value-type="float" office:value="176.4">
                <text:p>176.4</text:p>
              </table:table-cell>
              <table:table-cell office:value-type="float" office:value="6429">
                <text:p>6429</text:p>
              </table:table-cell>
              <table:table-cell office:value-type="float" office:value="324.8">
                <text:p>324.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7.536cm" svg:y="4.82cm" style:legend-expansion="high" chart:style-name="ch2"/>
        <chart:plot-area chart:style-name="ch3" table:cell-range-address="'Compression_(AS)'.A8:'Compression_(AS)'.F11" chart:data-source-has-labels="both" svg:x="0.397cm" svg:y="0.221cm" svg:width="16.742cm" svg:height="10.634cm">
          <chart:coordinate-region svg:x="1.927cm" svg:y="0.394cm" svg:width="15.212cm" svg:height="9.867cm"/>
          <chart:axis chart:dimension="x" chart:name="primary-x" chart:style-name="ch4" chartooo:axis-type="text">
            <chart:categories table:cell-range-address="'Compression_(AS)'.B8:'Compression_(AS)'.F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AS)'.B9:'Compression_(AS)'.F9" chart:label-cell-address="'Compression_(AS)'.A9:'Compression_(AS)'.A9" chart:class="chart:bar">
            <chart:data-point chart:repeated="5"/>
          </chart:series>
          <chart:series chart:style-name="ch8" chart:values-cell-range-address="'Compression_(AS)'.B10:'Compression_(AS)'.F10" chart:label-cell-address="'Compression_(AS)'.A10:'Compression_(AS)'.A10" chart:class="chart:bar">
            <chart:data-point chart:repeated="5"/>
          </chart:series>
          <chart:series chart:style-name="ch9" chart:values-cell-range-address="'Compression_(AS)'.B11:'Compression_(AS)'.F11" chart:label-cell-address="'Compression_(AS)'.A11:'Compression_(AS)'.A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8:'Compression_(AS)'.F8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S)'.A9:'Compression_(AS)'.A9</svg:desc>
                </draw:g>
              </table:table-cell>
              <table:table-cell office:value-type="float" office:value="3.23778501628665">
                <text:p>3.23778501628665</text:p>
                <draw:g>
                  <svg:desc>'Compression_(AS)'.B9:'Compression_(AS)'.F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.3088235294118">
                <text:p>10.3088235294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10:'Compression_(AS)'.A10</svg:desc>
                </draw:g>
              </table:table-cell>
              <table:table-cell office:value-type="float" office:value="6.30443974630021">
                <text:p>6.30443974630021</text:p>
                <draw:g>
                  <svg:desc>'Compression_(AS)'.B10:'Compression_(AS)'.F10</svg:desc>
                </draw:g>
              </table:table-cell>
              <table:table-cell office:value-type="float" office:value="1.53020706455542">
                <text:p>1.53020706455542</text:p>
              </table:table-cell>
              <table:table-cell office:value-type="float" office:value="NaN">
                <text:p>NaN</text:p>
              </table:table-cell>
              <table:table-cell office:value-type="float" office:value="2.25007120478496">
                <text:p>2.25007120478496</text:p>
              </table:table-cell>
              <table:table-cell office:value-type="float" office:value="0.709610173024807">
                <text:p>0.709610173024807</text:p>
              </table:table-cell>
            </table:table-row>
            <table:table-row>
              <table:table-cell office:value-type="string">
                <text:p>.NET 7</text:p>
                <draw:g>
                  <svg:desc>'Compression_(AS)'.A11:'Compression_(AS)'.A11</svg:desc>
                </draw:g>
              </table:table-cell>
              <table:table-cell office:value-type="float" office:value="3.7216848673947">
                <text:p>3.7216848673947</text:p>
                <draw:g>
                  <svg:desc>'Compression_(AS)'.B11:'Compression_(AS)'.F11</svg:desc>
                </draw:g>
              </table:table-cell>
              <table:table-cell office:value-type="float" office:value="1.1708294501398">
                <text:p>1.1708294501398</text:p>
              </table:table-cell>
              <table:table-cell office:value-type="float" office:value="10.3321995464853">
                <text:p>10.3321995464853</text:p>
              </table:table-cell>
              <table:table-cell office:value-type="float" office:value="1.22880696842433">
                <text:p>1.22880696842433</text:p>
              </table:table-cell>
              <table:table-cell office:value-type="float" office:value="1.04802955665025">
                <text:p>1.0480295566502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47cm" svg:y="6.772cm" style:legend-expansion="high" chart:style-name="ch2"/>
        <chart:plot-area chart:style-name="ch3" table:cell-range-address="'Compression_(arm)'.A1:'Compression_(arm)'.F4" chart:data-source-has-labels="both" svg:x="1.532cm" svg:y="0.299cm" svg:width="24.242cm" svg:height="14.383cm">
          <chart:coordinate-region svg:x="2.559cm" svg:y="0.472cm" svg:width="23.215cm" svg:height="13.616cm"/>
          <chart:axis chart:dimension="x" chart:name="primary-x" chart:style-name="ch4" chartooo:axis-type="text">
            <chart:categories table:cell-range-address="'Compression_(arm)'.B1:'Compression_(arm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ompression_(arm)'.B2:'Compression_(arm)'.F2" chart:label-cell-address="'Compression_(arm)'.A2:'Compression_(arm)'.A2" chart:class="chart:bar">
            <chart:data-point chart:repeated="5"/>
            <chart:data-label chart:style-name="ch8"/>
          </chart:series>
          <chart:series chart:style-name="ch9" chart:values-cell-range-address="'Compression_(arm)'.B3:'Compression_(arm)'.F3" chart:label-cell-address="'Compression_(arm)'.A3:'Compression_(arm)'.A3" chart:class="chart:bar">
            <chart:data-point chart:repeated="5"/>
            <chart:data-label chart:style-name="ch8"/>
          </chart:series>
          <chart:series chart:style-name="ch10" chart:values-cell-range-address="'Compression_(arm)'.B4:'Compression_(arm)'.F4" chart:label-cell-address="'Compression_(arm)'.A4:'Compression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1:'Compression_(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)'.A2:'Compression_(arm)'.A2</svg:desc>
                </draw:g>
              </table:table-cell>
              <table:table-cell office:value-type="float" office:value="6011">
                <text:p>6011</text:p>
                <draw:g>
                  <svg:desc>'Compression_(arm)'.B2:'Compression_(arm)'.F2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6689.5">
                <text:p>6689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</text:p>
                <draw:g>
                  <svg:desc>'Compression_(arm)'.A3:'Compression_(arm)'.A3</svg:desc>
                </draw:g>
              </table:table-cell>
              <table:table-cell office:value-type="float" office:value="1933">
                <text:p>1933</text:p>
                <draw:g>
                  <svg:desc>'Compression_(arm)'.B3:'Compression_(arm)'.F3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914.5">
                <text:p>914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4:'Compression_(arm)'.A4</svg:desc>
                </draw:g>
              </table:table-cell>
              <table:table-cell office:value-type="float" office:value="1024">
                <text:p>1024</text:p>
                <draw:g>
                  <svg:desc>'Compression_(arm)'.B4:'Compression_(arm)'.F4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NaN">
                <text:p>NaN</text:p>
              </table:table-cell>
              <table:table-cell office:value-type="float" office:value="16920">
                <text:p>16920</text:p>
              </table:table-cell>
              <table:table-cell office:value-type="float" office:value="2113">
                <text:p>211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327cm" style:legend-expansion="high" chart:style-name="ch2"/>
        <chart:plot-area chart:style-name="ch3" table:cell-range-address="'Hashes_(x64)'.A1:'Hashes_(x64)'.F6" chart:data-source-has-labels="both" svg:x="1.575cm" svg:y="0.299cm" svg:width="26.332cm" svg:height="14.383cm">
          <chart:coordinate-region svg:x="2.417cm" svg:y="0.472cm" svg:width="25.49cm" svg:height="13.616cm"/>
          <chart:axis chart:dimension="x" chart:name="primary-x" chart:style-name="ch4" chartooo:axis-type="text">
            <chart:categories table:cell-range-address="'Hashes_(x64)'.B1:'Hashes_(x64)'.F1"/>
          </chart:axis>
          <chart:axis chart:dimension="y" chart:name="primary-y" chart:style-name="ch5">
            <chart:title svg:x="0.451cm" svg:y="7.706cm" chart:style-name="ch6">
              <text:p>µs</text:p>
            </chart:title>
          </chart:axis>
          <chart:series chart:style-name="ch7" chart:values-cell-range-address="'Hashes_(x64)'.B2:'Hashes_(x64)'.F2" chart:label-cell-address="'Hashes_(x64)'.A2:'Hashes_(x64)'.A2" chart:class="chart:bar">
            <chart:data-point chart:repeated="5"/>
            <chart:data-label chart:style-name="ch8"/>
          </chart:series>
          <chart:series chart:style-name="ch9" chart:values-cell-range-address="'Hashes_(x64)'.B3:'Hashes_(x64)'.F3" chart:label-cell-address="'Hashes_(x64)'.A3:'Hashes_(x64)'.A3" chart:class="chart:bar">
            <chart:data-point chart:repeated="5"/>
            <chart:data-label chart:style-name="ch8"/>
          </chart:series>
          <chart:series chart:style-name="ch10" chart:values-cell-range-address="'Hashes_(x64)'.B4:'Hashes_(x64)'.F4" chart:label-cell-address="'Hashes_(x64)'.A4:'Hashes_(x64)'.A4" chart:class="chart:bar">
            <chart:data-point chart:repeated="5"/>
            <chart:data-label chart:style-name="ch8"/>
          </chart:series>
          <chart:series chart:style-name="ch11" chart:values-cell-range-address="'Hashes_(x64)'.B5:'Hashes_(x64)'.F5" chart:label-cell-address="'Hashes_(x64)'.A5:'Hashes_(x64)'.A5" chart:class="chart:bar">
            <chart:data-point chart:repeated="5"/>
          </chart:series>
          <chart:series chart:style-name="ch12" chart:values-cell-range-address="'Hashes_(x64)'.B6:'Hashes_(x64)'.F6" chart:label-cell-address="'Hashes_(x64)'.A6:'Hashes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x64)'.B1:'Hashes_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x64)'.A2:'Hashes_(x64)'.A2</svg:desc>
                </draw:g>
              </table:table-cell>
              <table:table-cell office:value-type="float" office:value="1587">
                <text:p>1587</text:p>
                <draw:g>
                  <svg:desc>'Hashes_(x64)'.B2:'Hashes_(x64)'.F2</svg:desc>
                </draw:g>
              </table:table-cell>
              <table:table-cell office:value-type="float" office:value="878.4">
                <text:p>878.4</text:p>
              </table:table-cell>
              <table:table-cell office:value-type="float" office:value="914">
                <text:p>914</text:p>
              </table:table-cell>
              <table:table-cell office:value-type="float" office:value="1373">
                <text:p>137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rhash</text:p>
                <draw:g>
                  <svg:desc>'Hashes_(x64)'.A3:'Hashes_(x64)'.A3</svg:desc>
                </draw:g>
              </table:table-cell>
              <table:table-cell office:value-type="float" office:value="1632">
                <text:p>1632</text:p>
                <draw:g>
                  <svg:desc>'Hashes_(x64)'.B3:'Hashes_(x64)'.F3</svg:desc>
                </draw:g>
              </table:table-cell>
              <table:table-cell office:value-type="float" office:value="904.6">
                <text:p>904.6</text:p>
              </table:table-cell>
              <table:table-cell office:value-type="float" office:value="938.9">
                <text:p>938.9</text:p>
              </table:table-cell>
              <table:table-cell office:value-type="float" office:value="1415">
                <text:p>14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OpenSSL</text:p>
                <draw:g>
                  <svg:desc>'Hashes_(x64)'.A4:'Hashes_(x64)'.A4</svg:desc>
                </draw:g>
              </table:table-cell>
              <table:table-cell office:value-type="float" office:value="1636">
                <text:p>1636</text:p>
                <draw:g>
                  <svg:desc>'Hashes_(x64)'.B4:'Hashes_(x64)'.F4</svg:desc>
                </draw:g>
              </table:table-cell>
              <table:table-cell office:value-type="float" office:value="903.9">
                <text:p>903.9</text:p>
              </table:table-cell>
              <table:table-cell office:value-type="float" office:value="941.6">
                <text:p>941.6</text:p>
              </table:table-cell>
              <table:table-cell office:value-type="float" office:value="1433">
                <text:p>143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.NET 8</text:p>
                <draw:g>
                  <svg:desc>'Hashes_(x64)'.A5:'Hashes_(x64)'.A5</svg:desc>
                </draw:g>
              </table:table-cell>
              <table:table-cell office:value-type="float" office:value="1672">
                <text:p>1672</text:p>
                <draw:g>
                  <svg:desc>'Hashes_(x64)'.B5:'Hashes_(x64)'.F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955.4">
                <text:p>955.4</text:p>
              </table:table-cell>
              <table:table-cell office:value-type="float" office:value="1455">
                <text:p>14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.NET 8 AOT</text:p>
                <draw:g>
                  <svg:desc>'Hashes_(x64)'.A6:'Hashes_(x64)'.A6</svg:desc>
                </draw:g>
              </table:table-cell>
              <table:table-cell office:value-type="float" office:value="1677">
                <text:p>1677</text:p>
                <draw:g>
                  <svg:desc>'Hashes_(x64)'.B6:'Hashes_(x64)'.F6</svg:desc>
                </draw:g>
              </table:table-cell>
              <table:table-cell office:value-type="float" office:value="960.8">
                <text:p>960.8</text:p>
              </table:table-cell>
              <table:table-cell office:value-type="float" office:value="1011">
                <text:p>1011</text:p>
              </table:table-cell>
              <table:table-cell office:value-type="float" office:value="1459">
                <text:p>1459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508cm" svg:y="4.458cm" style:legend-expansion="high" chart:style-name="ch2"/>
        <chart:plot-area chart:style-name="ch3" table:cell-range-address="'Compression_(arm)'.A9:'Compression_(arm)'.F11" chart:data-source-has-labels="both" svg:x="0.396cm" svg:y="0.198cm" svg:width="16.716cm" svg:height="9.511cm">
          <chart:coordinate-region svg:x="1.741cm" svg:y="0.371cm" svg:width="15.371cm" svg:height="8.744cm"/>
          <chart:axis chart:dimension="x" chart:name="primary-x" chart:style-name="ch4" chartooo:axis-type="text">
            <chart:categories table:cell-range-address="'Compression_(arm)'.B9:'Compression_(arm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)'.B10:'Compression_(arm)'.F10" chart:label-cell-address="'Compression_(arm)'.A10:'Compression_(arm)'.A10" chart:class="chart:bar">
            <chart:data-point chart:repeated="5"/>
          </chart:series>
          <chart:series chart:style-name="ch8" chart:values-cell-range-address="'Compression_(arm)'.B11:'Compression_(arm)'.F11" chart:label-cell-address="'Compression_(arm)'.A11:'Compression_(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9:'Compression_(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)'.A10:'Compression_(arm)'.A10</svg:desc>
                </draw:g>
              </table:table-cell>
              <table:table-cell office:value-type="float" office:value="3.10967408173823">
                <text:p>3.10967408173823</text:p>
                <draw:g>
                  <svg:desc>'Compression_(arm)'.B10:'Compression_(arm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31492618917441">
                <text:p>7.31492618917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11:'Compression_(arm)'.A11</svg:desc>
                </draw:g>
              </table:table-cell>
              <table:table-cell office:value-type="float" office:value="5.8701171875">
                <text:p>5.8701171875</text:p>
                <draw:g>
                  <svg:desc>'Compression_(arm)'.B11:'Compression_(arm)'.F11</svg:desc>
                </draw:g>
              </table:table-cell>
              <table:table-cell office:value-type="float" office:value="1.8936595107339">
                <text:p>1.8936595107339</text:p>
              </table:table-cell>
              <table:table-cell office:value-type="float" office:value="NaN">
                <text:p>NaN</text:p>
              </table:table-cell>
              <table:table-cell office:value-type="float" office:value="3.04078014184397">
                <text:p>3.04078014184397</text:p>
              </table:table-cell>
              <table:table-cell office:value-type="float" office:value="1.78892569805963">
                <text:p>1.7889256980596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74cm" svg:y="6.772cm" style:legend-expansion="high" chart:style-name="ch2"/>
        <chart:plot-area chart:style-name="ch3" table:cell-range-address="'Compression_(arm64)'.A1:'Compression_(arm64)'.F4" chart:data-source-has-labels="both" svg:x="1.532cm" svg:y="0.299cm" svg:width="24.269cm" svg:height="14.383cm">
          <chart:coordinate-region svg:x="2.559cm" svg:y="0.472cm" svg:width="23.242cm" svg:height="13.616cm"/>
          <chart:axis chart:dimension="x" chart:name="primary-x" chart:style-name="ch4" chartooo:axis-type="text">
            <chart:categories table:cell-range-address="'Compression_(arm64)'.B1:'Compression_(arm64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ompression_(arm64)'.B2:'Compression_(arm64)'.F2" chart:label-cell-address="'Compression_(arm64)'.A2:'Compression_(arm64)'.A2" chart:class="chart:bar">
            <chart:data-point chart:repeated="5"/>
            <chart:data-label chart:style-name="ch8"/>
          </chart:series>
          <chart:series chart:style-name="ch9" chart:values-cell-range-address="'Compression_(arm64)'.B3:'Compression_(arm64)'.F3" chart:label-cell-address="'Compression_(arm64)'.A3:'Compression_(arm64)'.A3" chart:class="chart:bar">
            <chart:data-point chart:repeated="5"/>
            <chart:data-label chart:style-name="ch8"/>
          </chart:series>
          <chart:series chart:style-name="ch10" chart:values-cell-range-address="'Compression_(arm64)'.B4:'Compression_(arm64)'.F4" chart:label-cell-address="'Compression_(arm64)'.A4:'Compression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1:'Compression_(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64)'.A2:'Compression_(arm64)'.A2</svg:desc>
                </draw:g>
              </table:table-cell>
              <table:table-cell office:value-type="float" office:value="6689.1">
                <text:p>6689.1</text:p>
                <draw:g>
                  <svg:desc>'Compression_(arm64)'.B2:'Compression_(arm64)'.F2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6411.7">
                <text:p>6411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</text:p>
                <draw:g>
                  <svg:desc>'Compression_(arm64)'.A3:'Compression_(arm64)'.A3</svg:desc>
                </draw:g>
              </table:table-cell>
              <table:table-cell office:value-type="float" office:value="1883.3">
                <text:p>1883.3</text:p>
                <draw:g>
                  <svg:desc>'Compression_(arm64)'.B3:'Compression_(arm64)'.F3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815.7">
                <text:p>815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4:'Compression_(arm64)'.A4</svg:desc>
                </draw:g>
              </table:table-cell>
              <table:table-cell office:value-type="float" office:value="983.8">
                <text:p>983.8</text:p>
                <draw:g>
                  <svg:desc>'Compression_(arm64)'.B4:'Compression_(arm64)'.F4</svg:desc>
                </draw:g>
              </table:table-cell>
              <table:table-cell office:value-type="float" office:value="3634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266.7">
                <text:p>266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508cm" svg:y="4.458cm" style:legend-expansion="high" chart:style-name="ch2"/>
        <chart:plot-area chart:style-name="ch3" table:cell-range-address="'Compression_(arm64)'.A9:'Compression_(arm64)'.F11" chart:data-source-has-labels="both" svg:x="0.396cm" svg:y="0.198cm" svg:width="16.716cm" svg:height="9.511cm">
          <chart:coordinate-region svg:x="1.741cm" svg:y="0.371cm" svg:width="15.371cm" svg:height="8.744cm"/>
          <chart:axis chart:dimension="x" chart:name="primary-x" chart:style-name="ch4" chartooo:axis-type="text">
            <chart:categories table:cell-range-address="'Compression_(arm64)'.B9:'Compression_(arm64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64)'.B10:'Compression_(arm64)'.F10" chart:label-cell-address="'Compression_(arm64)'.A10:'Compression_(arm64)'.A10" chart:class="chart:bar">
            <chart:data-point chart:repeated="5"/>
          </chart:series>
          <chart:series chart:style-name="ch8" chart:values-cell-range-address="'Compression_(arm64)'.B11:'Compression_(arm64)'.F11" chart:label-cell-address="'Compression_(arm64)'.A11:'Compression_(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9:'Compression_(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64)'.A10:'Compression_(arm64)'.A10</svg:desc>
                </draw:g>
              </table:table-cell>
              <table:table-cell office:value-type="float" office:value="3.55179737694473">
                <text:p>3.55179737694473</text:p>
                <draw:g>
                  <svg:desc>'Compression_(arm64)'.B10:'Compression_(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86036533039107">
                <text:p>7.86036533039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11:'Compression_(arm64)'.A11</svg:desc>
                </draw:g>
              </table:table-cell>
              <table:table-cell office:value-type="float" office:value="6.79924781459646">
                <text:p>6.79924781459646</text:p>
                <draw:g>
                  <svg:desc>'Compression_(arm64)'.B11:'Compression_(arm64)'.F11</svg:desc>
                </draw:g>
              </table:table-cell>
              <table:table-cell office:value-type="float" office:value="1.77160154100165">
                <text:p>1.77160154100165</text:p>
              </table:table-cell>
              <table:table-cell office:value-type="float" office:value="NaN">
                <text:p>NaN</text:p>
              </table:table-cell>
              <table:table-cell office:value-type="float" office:value="2.97328990228013">
                <text:p>2.97328990228013</text:p>
              </table:table-cell>
              <table:table-cell office:value-type="float" office:value="7.51031121109861">
                <text:p>7.5103112110986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422cm" svg:height="15.061cm" xlink:href=".." xlink:type="simple" chart:class="chart:bar" chart:style-name="ch1">
        <chart:title svg:x="10.58cm" svg:y="0.436cm" chart:style-name="ch2">
          <text:p>Checksums (x64)</text:p>
        </chart:title>
        <chart:legend chart:legend-position="end" svg:x="22.027cm" svg:y="7.035cm" style:legend-expansion="high" chart:style-name="ch3"/>
        <chart:plot-area chart:style-name="ch4" table:cell-range-address="Sheet17.A14:Sheet17.H16" chart:data-source-has-labels="both" svg:x="1.447cm" svg:y="1.464cm" svg:width="20.092cm" svg:height="13.296cm">
          <chart:coordinate-region svg:x="2.289cm" svg:y="1.637cm" svg:width="19.25cm" svg:height="12.529cm"/>
          <chart:axis chart:dimension="x" chart:name="primary-x" chart:style-name="ch5" chartooo:axis-type="text">
            <chart:categories table:cell-range-address="Sheet17.B14:Sheet17.H14"/>
          </chart:axis>
          <chart:axis chart:dimension="y" chart:name="primary-y" chart:style-name="ch6">
            <chart:title svg:x="0.451cm" svg:y="8.328cm" chart:style-name="ch7">
              <text:p>μs</text:p>
            </chart:title>
            <chart:grid chart:style-name="ch8" chart:class="major"/>
          </chart:axis>
          <chart:series chart:style-name="ch9" chart:values-cell-range-address="Sheet17.B15:Sheet17.H15" chart:label-cell-address="Sheet17.A15:Sheet17.A15" chart:class="chart:bar">
            <chart:data-point chart:repeated="7"/>
            <chart:data-label chart:style-name="ch10"/>
          </chart:series>
          <chart:series chart:style-name="ch11" chart:values-cell-range-address="Sheet17.B16:Sheet17.H16" chart:label-cell-address="Sheet17.A16:Sheet17.A16" chart:class="chart:bar">
            <chart:data-point chart:repeated="7"/>
            <chart:data-label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97cm" svg:height="10.179cm" xlink:href=".." xlink:type="simple" chart:class="chart:line" chart:style-name="ch1">
        <chart:title svg:x="7.298cm" svg:y="0.338cm" chart:style-name="ch2">
          <text:p>Compression time</text:p>
        </chart:title>
        <chart:legend chart:legend-position="end" svg:x="16.118cm" svg:y="4.371cm" style:legend-expansion="high" chart:style-name="ch3"/>
        <chart:plot-area chart:style-name="ch4" table:cell-range-address="Compression_speed_tests.K1:Compression_speed_tests.N20" chart:data-source-has-labels="both" svg:x="1.32cm" svg:y="1.268cm" svg:width="14.437cm" svg:height="7.779cm">
          <chart:coordinate-region svg:x="2.532cm" svg:y="1.441cm" svg:width="13.038cm" svg:height="7.012cm"/>
          <chart:axis chart:dimension="x" chart:name="primary-x" chart:style-name="ch5" chartooo:axis-type="text">
            <chart:title svg:x="7.303cm" svg:y="9.25cm" chart:style-name="ch6">
              <text:p>Compression level</text:p>
            </chart:title>
            <chart:categories table:cell-range-address="Compression_speed_tests.K2:Compression_speed_tests.K20"/>
          </chart:axis>
          <chart:axis chart:dimension="y" chart:name="primary-y" chart:style-name="ch7">
            <chart:title svg:x="0.451cm" svg:y="5.743cm" chart:style-name="ch8">
              <text:p>Seconds</text:p>
            </chart:title>
            <chart:grid chart:style-name="ch9" chart:class="major"/>
          </chart:axis>
          <chart:series chart:style-name="ch10" chart:values-cell-range-address="Compression_speed_tests.L2:Compression_speed_tests.L20" chart:label-cell-address="Compression_speed_tests.L1:Compression_speed_tests.L1" chart:class="chart:line">
            <chart:data-point chart:repeated="19"/>
          </chart:series>
          <chart:series chart:style-name="ch11" chart:values-cell-range-address="Compression_speed_tests.M2:Compression_speed_tests.M20" chart:label-cell-address="Compression_speed_tests.M1:Compression_speed_tests.M1" chart:class="chart:line">
            <chart:data-point chart:repeated="19"/>
          </chart:series>
          <chart:series chart:style-name="ch12" chart:values-cell-range-address="Compression_speed_tests.N2:Compression_speed_tests.N20" chart:label-cell-address="Compression_speed_tests.N1:Compression_speed_tests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1:Compression_speed_tests.L1</svg:desc>
                </draw:g>
              </table:table-cell>
              <table:table-cell office:value-type="string">
                <text:p>lzfse</text:p>
                <draw:g>
                  <svg:desc>Compression_speed_tests.M1:Compression_speed_tests.M1</svg:desc>
                </draw:g>
              </table:table-cell>
              <table:table-cell office:value-type="string">
                <text:p>lzma</text:p>
                <draw:g>
                  <svg:desc>Compression_speed_tests.N1:Compression_speed_tests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:Compression_speed_tests.K20</svg:desc>
                </draw:g>
              </table:table-cell>
              <table:table-cell office:value-type="float" office:value="NaN">
                <text:p>NaN</text:p>
                <draw:g>
                  <svg:desc>Compression_speed_tests.L2:Compression_speed_tests.L20</svg:desc>
                </draw:g>
              </table:table-cell>
              <table:table-cell office:value-type="float" office:value="NaN">
                <text:p>NaN</text:p>
                <draw:g>
                  <svg:desc>Compression_speed_tests.M2:Compression_speed_tests.M20</svg:desc>
                </draw:g>
              </table:table-cell>
              <table:table-cell office:value-type="float" office:value="NaN">
                <text:p>NaN</text:p>
                <draw:g>
                  <svg:desc>Compression_speed_tests.N2:Compression_speed_tests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285cm" svg:height="10.285cm" xlink:href=".." xlink:type="simple" chart:class="chart:line" chart:style-name="ch1">
        <chart:title svg:x="7.432cm" svg:y="0.34cm" chart:style-name="ch2">
          <text:p>Compressed sizes</text:p>
        </chart:title>
        <chart:legend chart:legend-position="end" svg:x="16.306cm" svg:y="4.424cm" style:legend-expansion="high" chart:style-name="ch3"/>
        <chart:plot-area chart:style-name="ch4" table:cell-range-address="Compression_speed_tests.K22:Compression_speed_tests.N41" chart:data-source-has-labels="both" svg:x="1.324cm" svg:y="1.272cm" svg:width="14.617cm" svg:height="7.879cm">
          <chart:coordinate-region svg:x="3.092cm" svg:y="1.445cm" svg:width="12.662cm" svg:height="7.112cm"/>
          <chart:axis chart:dimension="x" chart:name="primary-x" chart:style-name="ch5" chartooo:axis-type="text">
            <chart:title svg:x="7.397cm" svg:y="9.356cm" chart:style-name="ch6">
              <text:p>Compression level</text:p>
            </chart:title>
            <chart:categories table:cell-range-address="Compression_speed_tests.K23:Compression_speed_tests.K41"/>
          </chart:axis>
          <chart:axis chart:dimension="y" chart:name="primary-y" chart:style-name="ch7">
            <chart:title svg:x="0.451cm" svg:y="5.625cm" chart:style-name="ch8">
              <text:p>Bytes</text:p>
            </chart:title>
            <chart:grid chart:style-name="ch9" chart:class="major"/>
          </chart:axis>
          <chart:series chart:style-name="ch10" chart:values-cell-range-address="Compression_speed_tests.L23:Compression_speed_tests.L41" chart:label-cell-address="Compression_speed_tests.L22:Compression_speed_tests.L22" chart:class="chart:line">
            <chart:data-point chart:repeated="19"/>
          </chart:series>
          <chart:series chart:style-name="ch11" chart:values-cell-range-address="Compression_speed_tests.M23:Compression_speed_tests.M41" chart:label-cell-address="Compression_speed_tests.M22:Compression_speed_tests.M22" chart:class="chart:line">
            <chart:data-point chart:repeated="19"/>
          </chart:series>
          <chart:series chart:style-name="ch12" chart:values-cell-range-address="Compression_speed_tests.N23:Compression_speed_tests.N41" chart:label-cell-address="Compression_speed_tests.N22:Compression_speed_tests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22:Compression_speed_tests.L22</svg:desc>
                </draw:g>
              </table:table-cell>
              <table:table-cell office:value-type="string">
                <text:p>lzfse</text:p>
                <draw:g>
                  <svg:desc>Compression_speed_tests.M22:Compression_speed_tests.M22</svg:desc>
                </draw:g>
              </table:table-cell>
              <table:table-cell office:value-type="string">
                <text:p>lzma</text:p>
                <draw:g>
                  <svg:desc>Compression_speed_tests.N22:Compression_speed_tests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3:Compression_speed_tests.K41</svg:desc>
                </draw:g>
              </table:table-cell>
              <table:table-cell office:value-type="float" office:value="NaN">
                <text:p>NaN</text:p>
                <draw:g>
                  <svg:desc>Compression_speed_tests.L23:Compression_speed_tests.L41</svg:desc>
                </draw:g>
              </table:table-cell>
              <table:table-cell office:value-type="float" office:value="NaN">
                <text:p>NaN</text:p>
                <draw:g>
                  <svg:desc>Compression_speed_tests.M23:Compression_speed_tests.M41</svg:desc>
                </draw:g>
              </table:table-cell>
              <table:table-cell office:value-type="float" office:value="NaN">
                <text:p>NaN</text:p>
                <draw:g>
                  <svg:desc>Compression_speed_tests.N23:Compression_speed_tests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127cm" svg:height="12.219cm" xlink:href=".." xlink:type="simple" chart:class="chart:line" chart:style-name="ch1">
        <chart:title svg:x="6.606cm" svg:y="0.379cm" chart:style-name="ch2">
          <text:p>Efficiency ratio (speed with final size)</text:p>
        </chart:title>
        <chart:legend chart:legend-position="end" svg:x="18.148cm" svg:y="5.391cm" style:legend-expansion="high" chart:style-name="ch3"/>
        <chart:plot-area chart:style-name="ch4" table:cell-range-address="Compression_speed_tests.A37:Compression_speed_tests.D56" chart:data-source-has-labels="both" svg:x="1.361cm" svg:y="1.35cm" svg:width="16.385cm" svg:height="9.696cm">
          <chart:coordinate-region svg:x="2.018cm" svg:y="1.523cm" svg:width="15.541cm" svg:height="8.929cm"/>
          <chart:axis chart:dimension="x" chart:name="primary-x" chart:style-name="ch5" chartooo:axis-type="text">
            <chart:title svg:x="8.318cm" svg:y="11.29cm" chart:style-name="ch6">
              <text:p>Compression level</text:p>
            </chart:title>
            <chart:categories table:cell-range-address="Compression_speed_tests.A38:Compression_speed_tests.A56"/>
          </chart:axis>
          <chart:axis chart:dimension="y" chart:name="primary-y" chart:style-name="ch7">
            <chart:title svg:x="0.451cm" svg:y="7.208cm" chart:style-name="ch8">
              <text:p>Efficiency ratio</text:p>
            </chart:title>
            <chart:grid chart:style-name="ch9" chart:class="major"/>
          </chart:axis>
          <chart:series chart:style-name="ch10" chart:values-cell-range-address="Compression_speed_tests.B38:Compression_speed_tests.B56" chart:label-cell-address="Compression_speed_tests.B37:Compression_speed_tests.B37" chart:class="chart:line">
            <chart:data-point chart:repeated="19"/>
          </chart:series>
          <chart:series chart:style-name="ch11" chart:values-cell-range-address="Compression_speed_tests.C38:Compression_speed_tests.C56" chart:label-cell-address="Compression_speed_tests.C37:Compression_speed_tests.C37" chart:class="chart:line">
            <chart:data-point chart:repeated="19"/>
          </chart:series>
          <chart:series chart:style-name="ch12" chart:values-cell-range-address="Compression_speed_tests.D38:Compression_speed_tests.D56" chart:label-cell-address="Compression_speed_tests.D37:Compression_speed_tests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B37:Compression_speed_tests.B37</svg:desc>
                </draw:g>
              </table:table-cell>
              <table:table-cell office:value-type="string">
                <text:p>lzfse</text:p>
                <draw:g>
                  <svg:desc>Compression_speed_tests.C37:Compression_speed_tests.C37</svg:desc>
                </draw:g>
              </table:table-cell>
              <table:table-cell office:value-type="string">
                <text:p>lzma</text:p>
                <draw:g>
                  <svg:desc>Compression_speed_tests.D37:Compression_speed_tests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A38:Compression_speed_tests.A56</svg:desc>
                </draw:g>
              </table:table-cell>
              <table:table-cell office:value-type="float" office:value="NaN">
                <text:p>NaN</text:p>
                <draw:g>
                  <svg:desc>Compression_speed_tests.B38:Compression_speed_tests.B56</svg:desc>
                </draw:g>
              </table:table-cell>
              <table:table-cell office:value-type="float" office:value="NaN">
                <text:p>NaN</text:p>
                <draw:g>
                  <svg:desc>Compression_speed_tests.C38:Compression_speed_tests.C56</svg:desc>
                </draw:g>
              </table:table-cell>
              <table:table-cell office:value-type="float" office:value="NaN">
                <text:p>NaN</text:p>
                <draw:g>
                  <svg:desc>Compression_speed_tests.D38:Compression_speed_tests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9">
                <text:p>129.147409555119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4">
                <text:p>20.58436027695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6">
                <text:p>35.1272147172226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79">
                <text:p>21.15780586124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8">
                <text:p>20.8721112858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624cm" svg:y="6.106cm" style:legend-expansion="high" chart:style-name="ch2"/>
        <chart:plot-area chart:style-name="ch3" table:cell-range-address="'SpamSum_(x64)'.A1:'SpamSum_(x64)'.B7" chart:data-source-has-labels="both" svg:x="1.575cm" svg:y="0.299cm" svg:width="25.433cm" svg:height="14.384cm">
          <chart:coordinate-region svg:x="2.046cm" svg:y="0.472cm" svg:width="24.962cm" svg:height="13.617cm"/>
          <chart:axis chart:dimension="x" chart:name="primary-x" chart:style-name="ch4" chartooo:axis-type="text">
            <chart:categories table:cell-range-address="'SpamSum_(x64)'.B1:'SpamSum_(x64)'.B1"/>
          </chart:axis>
          <chart:axis chart:dimension="y" chart:name="primary-y" chart:style-name="ch5">
            <chart:title svg:x="0.451cm" svg:y="7.747cm" chart:style-name="ch6">
              <text:p>ms</text:p>
            </chart:title>
          </chart:axis>
          <chart:series chart:style-name="ch7" chart:values-cell-range-address="'SpamSum_(x64)'.B2:'SpamSum_(x64)'.B2" chart:label-cell-address="'SpamSum_(x64)'.A2:'SpamSum_(x64)'.A2" chart:class="chart:bar">
            <chart:data-point/>
            <chart:data-label chart:style-name="ch8"/>
          </chart:series>
          <chart:series chart:style-name="ch9" chart:values-cell-range-address="'SpamSum_(x64)'.B3:'SpamSum_(x64)'.B3" chart:label-cell-address="'SpamSum_(x64)'.A3:'SpamSum_(x64)'.A3" chart:class="chart:bar">
            <chart:data-point/>
            <chart:data-label chart:style-name="ch8"/>
          </chart:series>
          <chart:series chart:style-name="ch10" chart:values-cell-range-address="'SpamSum_(x64)'.B4:'SpamSum_(x64)'.B4" chart:label-cell-address="'SpamSum_(x64)'.A4:'SpamSum_(x64)'.A4" chart:class="chart:bar">
            <chart:data-point/>
            <chart:data-label chart:style-name="ch8"/>
          </chart:series>
          <chart:series chart:style-name="ch11" chart:values-cell-range-address="'SpamSum_(x64)'.B5:'SpamSum_(x64)'.B5" chart:label-cell-address="'SpamSum_(x64)'.A5:'SpamSum_(x64)'.A5" chart:class="chart:bar">
            <chart:data-point/>
            <chart:data-label chart:style-name="ch8"/>
          </chart:series>
          <chart:series chart:style-name="ch12" chart:values-cell-range-address="'SpamSum_(x64)'.B6:'SpamSum_(x64)'.B6" chart:label-cell-address="'SpamSum_(x64)'.A6:'SpamSum_(x64)'.A6" chart:class="chart:bar">
            <chart:data-point/>
          </chart:series>
          <chart:series chart:style-name="ch13" chart:values-cell-range-address="'SpamSum_(x64)'.B7:'SpamSum_(x64)'.B7" chart:label-cell-address="'SpamSum_(x64)'.A7:'SpamSum_(x64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x64)'.B1:'SpamSum_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x64)'.A2:'SpamSum_(x64)'.A2</svg:desc>
                </draw:g>
              </table:table-cell>
              <table:table-cell office:value-type="float" office:value="12.158">
                <text:p>12.158</text:p>
                <draw:g>
                  <svg:desc>'SpamSum_(x64)'.B2:'SpamSum_(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x64)'.A3:'SpamSum_(x64)'.A3</svg:desc>
                </draw:g>
              </table:table-cell>
              <table:table-cell office:value-type="float" office:value="11.857">
                <text:p>11.857</text:p>
                <draw:g>
                  <svg:desc>'SpamSum_(x64)'.B3:'SpamSum_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x64)'.A4:'SpamSum_(x64)'.A4</svg:desc>
                </draw:g>
              </table:table-cell>
              <table:table-cell office:value-type="float" office:value="71.915">
                <text:p>71.915</text:p>
                <draw:g>
                  <svg:desc>'SpamSum_(x64)'.B4:'SpamSum_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x64)'.A5:'SpamSum_(x64)'.A5</svg:desc>
                </draw:g>
              </table:table-cell>
              <table:table-cell office:value-type="float" office:value="7.388">
                <text:p>7.388</text:p>
                <draw:g>
                  <svg:desc>'SpamSum_(x64)'.B5:'SpamSum_(x64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x64)'.A6:'SpamSum_(x64)'.A6</svg:desc>
                </draw:g>
              </table:table-cell>
              <table:table-cell office:value-type="float" office:value="11.513">
                <text:p>11.513</text:p>
                <draw:g>
                  <svg:desc>'SpamSum_(x64)'.B6:'SpamSum_(x64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x64)'.A7:'SpamSum_(x64)'.A7</svg:desc>
                </draw:g>
              </table:table-cell>
              <table:table-cell office:value-type="float" office:value="71.624">
                <text:p>71.624</text:p>
                <draw:g>
                  <svg:desc>'SpamSum_(x64)'.B7:'SpamSum_(x64)'.B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5.812cm" xlink:href=".." xlink:type="simple" chart:class="chart:bar" chart:style-name="ch1">
        <chart:legend chart:legend-position="end" svg:x="28.523cm" svg:y="6.743cm" style:legend-expansion="high" chart:style-name="ch2"/>
        <chart:plot-area chart:style-name="ch3" table:cell-range-address="'Checksums_(AS)'.A1:'Checksums_(AS)'.H6" chart:data-source-has-labels="both" svg:x="1.575cm" svg:y="0.316cm" svg:width="26.332cm" svg:height="15.18cm">
          <chart:coordinate-region svg:x="2.417cm" svg:y="0.489cm" svg:width="25.49cm" svg:height="14.413cm"/>
          <chart:axis chart:dimension="x" chart:name="primary-x" chart:style-name="ch4" chartooo:axis-type="text">
            <chart:categories table:cell-range-address="'Checksums_(AS)'.B1:'Checksums_(AS)'.H1"/>
          </chart:axis>
          <chart:axis chart:dimension="y" chart:name="primary-y" chart:style-name="ch5">
            <chart:title svg:x="0.451cm" svg:y="8.122cm" chart:style-name="ch6">
              <text:p>μs</text:p>
            </chart:title>
          </chart:axis>
          <chart:series chart:style-name="ch7" chart:values-cell-range-address="'Checksums_(AS)'.B2:'Checksums_(AS)'.H2" chart:label-cell-address="'Checksums_(AS)'.A2:'Checksums_(AS)'.A2" chart:class="chart:bar">
            <chart:data-point chart:repeated="7"/>
            <chart:data-label chart:style-name="ch8"/>
          </chart:series>
          <chart:series chart:style-name="ch9" chart:values-cell-range-address="'Checksums_(AS)'.B3:'Checksums_(AS)'.H3" chart:label-cell-address="'Checksums_(AS)'.A3:'Checksums_(AS)'.A3" chart:class="chart:bar">
            <chart:data-point chart:repeated="7"/>
            <chart:data-label chart:style-name="ch8"/>
          </chart:series>
          <chart:series chart:style-name="ch10" chart:values-cell-range-address="'Checksums_(AS)'.B4:'Checksums_(AS)'.H4" chart:label-cell-address="'Checksums_(AS)'.A4:'Checksums_(AS)'.A4" chart:class="chart:bar">
            <chart:data-point chart:repeated="7"/>
            <chart:data-label chart:style-name="ch8"/>
          </chart:series>
          <chart:series chart:style-name="ch11" chart:values-cell-range-address="'Checksums_(AS)'.B5:'Checksums_(AS)'.H5" chart:label-cell-address="'Checksums_(AS)'.A5:'Checksums_(AS)'.A5" chart:class="chart:bar">
            <chart:data-point chart:repeated="7"/>
            <chart:data-label chart:style-name="ch8"/>
          </chart:series>
          <chart:series chart:style-name="ch12" chart:values-cell-range-address="'Checksums_(AS)'.B6:'Checksums_(AS)'.H6" chart:label-cell-address="'Checksums_(AS)'.A6:'Checksums_(AS)'.A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1:'Checksums_(AS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S)'.A2:'Checksums_(AS)'.A2</svg:desc>
                </draw:g>
              </table:table-cell>
              <table:table-cell office:value-type="float" office:value="6863.4">
                <text:p>6863.4</text:p>
                <draw:g>
                  <svg:desc>'Checksums_(AS)'.B2:'Checksums_(AS)'.H2</svg:desc>
                </draw:g>
              </table:table-cell>
              <table:table-cell office:value-type="float" office:value="5677">
                <text:p>5677</text:p>
              </table:table-cell>
              <table:table-cell office:value-type="float" office:value="5764.8">
                <text:p>5764.8</text:p>
              </table:table-cell>
              <table:table-cell office:value-type="float" office:value="4362.1">
                <text:p>4362.1</text:p>
              </table:table-cell>
              <table:table-cell office:value-type="float" office:value="4069">
                <text:p>4069</text:p>
              </table:table-cell>
              <table:table-cell office:value-type="float" office:value="6887.8">
                <text:p>6887.8</text:p>
              </table:table-cell>
              <table:table-cell office:value-type="float" office:value="6883.8">
                <text:p>6883.8</text:p>
              </table:table-cell>
            </table:table-row>
            <table:table-row>
              <table:table-cell office:value-type="string">
                <text:p>Aaru</text:p>
                <draw:g>
                  <svg:desc>'Checksums_(AS)'.A3:'Checksums_(AS)'.A3</svg:desc>
                </draw:g>
              </table:table-cell>
              <table:table-cell office:value-type="float" office:value="886">
                <text:p>886</text:p>
                <draw:g>
                  <svg:desc>'Checksums_(AS)'.B3:'Checksums_(AS)'.H3</svg:desc>
                </draw:g>
              </table:table-cell>
              <table:table-cell office:value-type="float" office:value="1233">
                <text:p>1233</text:p>
              </table:table-cell>
              <table:table-cell office:value-type="float" office:value="1359.2">
                <text:p>1359.2</text:p>
              </table:table-cell>
              <table:table-cell office:value-type="float" office:value="659">
                <text:p>659</text:p>
              </table:table-cell>
              <table:table-cell office:value-type="float" office:value="1743">
                <text:p>1743</text:p>
              </table:table-cell>
              <table:table-cell office:value-type="float" office:value="1018">
                <text:p>1018</text:p>
              </table:table-cell>
              <table:table-cell office:value-type="float" office:value="905.9">
                <text:p>905.9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4:'Checksums_(AS)'.A4</svg:desc>
                </draw:g>
              </table:table-cell>
              <table:table-cell office:value-type="float" office:value="531.7">
                <text:p>531.7</text:p>
                <draw:g>
                  <svg:desc>'Checksums_(AS)'.B4:'Checksums_(AS)'.H4</svg:desc>
                </draw:g>
              </table:table-cell>
              <table:table-cell office:value-type="float" office:value="1074">
                <text:p>1074</text:p>
              </table:table-cell>
              <table:table-cell office:value-type="float" office:value="899.5">
                <text:p>899.5</text:p>
              </table:table-cell>
              <table:table-cell office:value-type="float" office:value="855.8">
                <text:p>855.8</text:p>
              </table:table-cell>
              <table:table-cell office:value-type="float" office:value="1284">
                <text:p>1284</text:p>
              </table:table-cell>
              <table:table-cell office:value-type="float" office:value="987.6">
                <text:p>987.6</text:p>
              </table:table-cell>
              <table:table-cell office:value-type="float" office:value="859.3">
                <text:p>859.3</text:p>
              </table:table-cell>
            </table:table-row>
            <table:table-row>
              <table:table-cell office:value-type="string">
                <text:p>rhash</text:p>
                <draw:g>
                  <svg:desc>'Checksums_(AS)'.A5:'Checksums_(AS)'.A5</svg:desc>
                </draw:g>
              </table:table-cell>
              <table:table-cell office:value-type="float" office:value="NaN">
                <text:p>NaN</text:p>
                <draw:g>
                  <svg:desc>'Checksums_(AS)'.B5:'Checksums_(AS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NET 7</text:p>
                <draw:g>
                  <svg:desc>'Checksums_(AS)'.A6:'Checksums_(AS)'.A6</svg:desc>
                </draw:g>
              </table:table-cell>
              <table:table-cell office:value-type="float" office:value="850.6">
                <text:p>850.6</text:p>
                <draw:g>
                  <svg:desc>'Checksums_(AS)'.B6:'Checksums_(AS)'.H6</svg:desc>
                </draw:g>
              </table:table-cell>
              <table:table-cell office:value-type="float" office:value="1078">
                <text:p>1078</text:p>
              </table:table-cell>
              <table:table-cell office:value-type="float" office:value="1240.7">
                <text:p>1240.7</text:p>
              </table:table-cell>
              <table:table-cell office:value-type="float" office:value="645.5">
                <text:p>645.5</text:p>
              </table:table-cell>
              <table:table-cell office:value-type="float" office:value="1456">
                <text:p>1456</text:p>
              </table:table-cell>
              <table:table-cell office:value-type="float" office:value="1026.6">
                <text:p>1026.6</text:p>
              </table:table-cell>
              <table:table-cell office:value-type="float" office:value="927.6">
                <text:p>92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459cm" svg:height="9.896cm" xlink:href=".." xlink:type="simple" chart:class="chart:bar" chart:style-name="ch1">
        <chart:legend chart:legend-position="end" svg:x="21.143cm" svg:y="4.23cm" style:legend-expansion="high" chart:style-name="ch2"/>
        <chart:plot-area chart:style-name="ch3" table:cell-range-address="'Checksums_(AS)'.A8:'Checksums_(AS)'.H11" chart:data-source-has-labels="both" svg:x="0.469cm" svg:y="0.197cm" svg:width="20.205cm" svg:height="9.502cm">
          <chart:coordinate-region svg:x="1.999cm" svg:y="0.371cm" svg:width="18.675cm" svg:height="8.734cm"/>
          <chart:axis chart:dimension="x" chart:name="primary-x" chart:style-name="ch4" chartooo:axis-type="text">
            <chart:categories table:cell-range-address="'Checksums_(AS)'.B8:'Checksums_(AS)'.H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AS)'.B9:'Checksums_(AS)'.H9" chart:label-cell-address="'Checksums_(AS)'.A9:'Checksums_(AS)'.A9" chart:class="chart:bar">
            <chart:data-point chart:repeated="7"/>
          </chart:series>
          <chart:series chart:style-name="ch9" chart:values-cell-range-address="'Checksums_(AS)'.B10:'Checksums_(AS)'.H10" chart:label-cell-address="'Checksums_(AS)'.A10:'Checksums_(AS)'.A10" chart:class="chart:bar">
            <chart:data-point chart:repeated="7"/>
          </chart:series>
          <chart:series chart:style-name="ch10" chart:values-cell-range-address="'Checksums_(AS)'.B11:'Checksums_(AS)'.H11" chart:label-cell-address="'Checksums_(AS)'.A11:'Checksums_(AS)'.A1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8:'Checksums_(AS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S)'.A9:'Checksums_(AS)'.A9</svg:desc>
                </draw:g>
              </table:table-cell>
              <table:table-cell office:value-type="float" office:value="7.74650112866817">
                <text:p>7.74650112866817</text:p>
                <draw:g>
                  <svg:desc>'Checksums_(AS)'.B9:'Checksums_(AS)'.H9</svg:desc>
                </draw:g>
              </table:table-cell>
              <table:table-cell office:value-type="float" office:value="4.60421735604217">
                <text:p>4.60421735604217</text:p>
              </table:table-cell>
              <table:table-cell office:value-type="float" office:value="4.24131842260153">
                <text:p>4.24131842260153</text:p>
              </table:table-cell>
              <table:table-cell office:value-type="float" office:value="6.61927162367223">
                <text:p>6.61927162367223</text:p>
              </table:table-cell>
              <table:table-cell office:value-type="float" office:value="2.33448078026391">
                <text:p>2.33448078026391</text:p>
              </table:table-cell>
              <table:table-cell office:value-type="float" office:value="6.76601178781925">
                <text:p>6.76601178781925</text:p>
              </table:table-cell>
              <table:table-cell office:value-type="float" office:value="7.59885197041616">
                <text:p>7.59885197041616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10:'Checksums_(AS)'.A10</svg:desc>
                </draw:g>
              </table:table-cell>
              <table:table-cell office:value-type="float" office:value="12.9084069964266">
                <text:p>12.9084069964266</text:p>
                <draw:g>
                  <svg:desc>'Checksums_(AS)'.B10:'Checksums_(AS)'.H10</svg:desc>
                </draw:g>
              </table:table-cell>
              <table:table-cell office:value-type="float" office:value="5.28584729981378">
                <text:p>5.28584729981378</text:p>
              </table:table-cell>
              <table:table-cell office:value-type="float" office:value="6.4088938299055">
                <text:p>6.4088938299055</text:p>
              </table:table-cell>
              <table:table-cell office:value-type="float" office:value="5.09710212666511">
                <text:p>5.09710212666511</text:p>
              </table:table-cell>
              <table:table-cell office:value-type="float" office:value="3.1690031152648">
                <text:p>3.1690031152648</text:p>
              </table:table-cell>
              <table:table-cell office:value-type="float" office:value="6.9742810854597">
                <text:p>6.9742810854597</text:p>
              </table:table-cell>
              <table:table-cell office:value-type="float" office:value="8.01093913650646">
                <text:p>8.01093913650646</text:p>
              </table:table-cell>
            </table:table-row>
            <table:table-row>
              <table:table-cell office:value-type="string">
                <text:p>.NET 7</text:p>
                <draw:g>
                  <svg:desc>'Checksums_(AS)'.A11:'Checksums_(AS)'.A11</svg:desc>
                </draw:g>
              </table:table-cell>
              <table:table-cell office:value-type="float" office:value="8.06889254643781">
                <text:p>8.06889254643781</text:p>
                <draw:g>
                  <svg:desc>'Checksums_(AS)'.B11:'Checksums_(AS)'.H11</svg:desc>
                </draw:g>
              </table:table-cell>
              <table:table-cell office:value-type="float" office:value="5.26623376623377">
                <text:p>5.26623376623377</text:p>
              </table:table-cell>
              <table:table-cell office:value-type="float" office:value="4.646409285081">
                <text:p>4.646409285081</text:p>
              </table:table-cell>
              <table:table-cell office:value-type="float" office:value="6.75770720371805">
                <text:p>6.75770720371805</text:p>
              </table:table-cell>
              <table:table-cell office:value-type="float" office:value="2.79464285714286">
                <text:p>2.79464285714286</text:p>
              </table:table-cell>
              <table:table-cell office:value-type="float" office:value="6.70933177479057">
                <text:p>6.70933177479057</text:p>
              </table:table-cell>
              <table:table-cell office:value-type="float" office:value="7.42108667529107">
                <text:p>7.421086675291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7cm" svg:y="6.772cm" style:legend-expansion="high" chart:style-name="ch2"/>
        <chart:plot-area chart:style-name="ch3" table:cell-range-address="'Hashes_(AS)'.A1:'Hashes_(AS)'.F4" chart:data-source-has-labels="both" svg:x="1.575cm" svg:y="0.299cm" svg:width="26.676cm" svg:height="14.383cm">
          <chart:coordinate-region svg:x="2.417cm" svg:y="0.472cm" svg:width="25.834cm" svg:height="13.616cm"/>
          <chart:axis chart:dimension="x" chart:name="primary-x" chart:style-name="ch4" chartooo:axis-type="text">
            <chart:categories table:cell-range-address="'Hashes_(AS)'.B1:'Hashes_(AS)'.F1"/>
          </chart:axis>
          <chart:axis chart:dimension="y" chart:name="primary-y" chart:style-name="ch5">
            <chart:title svg:x="0.451cm" svg:y="7.706cm" chart:style-name="ch6">
              <text:p>µs</text:p>
            </chart:title>
          </chart:axis>
          <chart:series chart:style-name="ch7" chart:values-cell-range-address="'Hashes_(AS)'.B2:'Hashes_(AS)'.F2" chart:label-cell-address="'Hashes_(AS)'.A2:'Hashes_(AS)'.A2" chart:class="chart:bar">
            <chart:data-point chart:repeated="5"/>
            <chart:data-label chart:style-name="ch8"/>
          </chart:series>
          <chart:series chart:style-name="ch9" chart:values-cell-range-address="'Hashes_(AS)'.B3:'Hashes_(AS)'.F3" chart:label-cell-address="'Hashes_(AS)'.A3:'Hashes_(AS)'.A3" chart:class="chart:bar">
            <chart:data-point chart:repeated="5"/>
            <chart:data-label chart:style-name="ch8"/>
          </chart:series>
          <chart:series chart:style-name="ch10" chart:values-cell-range-address="'Hashes_(AS)'.B4:'Hashes_(AS)'.F4" chart:label-cell-address="'Hashes_(AS)'.A4:'Hashes_(AS)'.A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S)'.B1:'Hashes_(AS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S)'.A2:'Hashes_(AS)'.A2</svg:desc>
                </draw:g>
              </table:table-cell>
              <table:table-cell office:value-type="float" office:value="2441">
                <text:p>2441</text:p>
                <draw:g>
                  <svg:desc>'Hashes_(AS)'.B2:'Hashes_(AS)'.F2</svg:desc>
                </draw:g>
              </table:table-cell>
              <table:table-cell office:value-type="float" office:value="931.6">
                <text:p>931.6</text:p>
              </table:table-cell>
              <table:table-cell office:value-type="float" office:value="928.1">
                <text:p>928.1</text:p>
              </table:table-cell>
              <table:table-cell office:value-type="float" office:value="1221">
                <text:p>1221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OpenSSL</text:p>
                <draw:g>
                  <svg:desc>'Hashes_(AS)'.A3:'Hashes_(AS)'.A3</svg:desc>
                </draw:g>
              </table:table-cell>
              <table:table-cell office:value-type="float" office:value="NaN">
                <text:p>NaN</text:p>
                <draw:g>
                  <svg:desc>'Hashes_(AS)'.B3:'Hashes_(AS)'.F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NET 7</text:p>
                <draw:g>
                  <svg:desc>'Hashes_(AS)'.A4:'Hashes_(AS)'.A4</svg:desc>
                </draw:g>
              </table:table-cell>
              <table:table-cell office:value-type="float" office:value="2451">
                <text:p>2451</text:p>
                <draw:g>
                  <svg:desc>'Hashes_(AS)'.B4:'Hashes_(AS)'.F4</svg:desc>
                </draw:g>
              </table:table-cell>
              <table:table-cell office:value-type="float" office:value="925.8">
                <text:p>925.8</text:p>
              </table:table-cell>
              <table:table-cell office:value-type="float" office:value="951">
                <text:p>951</text:p>
              </table:table-cell>
              <table:table-cell office:value-type="float" office:value="1225">
                <text:p>1225</text:p>
              </table:table-cell>
              <table:table-cell office:value-type="float" office:value="1223">
                <text:p>12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327cm" style:legend-expansion="high" chart:style-name="ch2"/>
        <chart:plot-area chart:style-name="ch3" table:cell-range-address="'SpamSum_(AS)'.A1:'SpamSum_(AS)'.B6" chart:data-source-has-labels="both" svg:x="1.575cm" svg:y="0.299cm" svg:width="26.332cm" svg:height="14.383cm">
          <chart:coordinate-region svg:x="2.046cm" svg:y="0.472cm" svg:width="25.861cm" svg:height="13.616cm"/>
          <chart:axis chart:dimension="x" chart:name="primary-x" chart:style-name="ch4" chartooo:axis-type="text">
            <chart:categories table:cell-range-address="'SpamSum_(AS)'.B1:'SpamSum_(AS)'.B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SpamSum_(AS)'.B2:'SpamSum_(AS)'.B2" chart:label-cell-address="'SpamSum_(AS)'.A2:'SpamSum_(AS)'.A2" chart:class="chart:bar">
            <chart:data-point/>
            <chart:data-label chart:style-name="ch8"/>
          </chart:series>
          <chart:series chart:style-name="ch9" chart:values-cell-range-address="'SpamSum_(AS)'.B3:'SpamSum_(AS)'.B3" chart:label-cell-address="'SpamSum_(AS)'.A3:'SpamSum_(AS)'.A3" chart:class="chart:bar">
            <chart:data-point/>
            <chart:data-label chart:style-name="ch8"/>
          </chart:series>
          <chart:series chart:style-name="ch10" chart:values-cell-range-address="'SpamSum_(AS)'.B4:'SpamSum_(AS)'.B4" chart:label-cell-address="'SpamSum_(AS)'.A4:'SpamSum_(AS)'.A4" chart:class="chart:bar">
            <chart:data-point/>
            <chart:data-label chart:style-name="ch8"/>
          </chart:series>
          <chart:series chart:style-name="ch11" chart:values-cell-range-address="'SpamSum_(AS)'.B5:'SpamSum_(AS)'.B5" chart:label-cell-address="'SpamSum_(AS)'.A5:'SpamSum_(AS)'.A5" chart:class="chart:bar">
            <chart:data-point/>
            <chart:data-label chart:style-name="ch8"/>
          </chart:series>
          <chart:series chart:style-name="ch12" chart:values-cell-range-address="'SpamSum_(AS)'.B6:'SpamSum_(AS)'.B6" chart:label-cell-address="'SpamSum_(AS)'.A6:'SpamSum_(AS)'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S)'.B1:'SpamSum_(AS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S)'.A2:'SpamSum_(AS)'.A2</svg:desc>
                </draw:g>
              </table:table-cell>
              <table:table-cell office:value-type="float" office:value="12.65">
                <text:p>12.65</text:p>
                <draw:g>
                  <svg:desc>'SpamSum_(AS)'.B2:'SpamSum_(AS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S)'.A3:'SpamSum_(AS)'.A3</svg:desc>
                </draw:g>
              </table:table-cell>
              <table:table-cell office:value-type="float" office:value="12.67">
                <text:p>12.67</text:p>
                <draw:g>
                  <svg:desc>'SpamSum_(AS)'.B3:'SpamSum_(AS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S)'.A4:'SpamSum_(AS)'.A4</svg:desc>
                </draw:g>
              </table:table-cell>
              <table:table-cell office:value-type="float" office:value="16.27">
                <text:p>16.27</text:p>
                <draw:g>
                  <svg:desc>'SpamSum_(AS)'.B4:'SpamSum_(AS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S)'.A5:'SpamSum_(AS)'.A5</svg:desc>
                </draw:g>
              </table:table-cell>
              <table:table-cell office:value-type="float" office:value="19.69">
                <text:p>19.69</text:p>
                <draw:g>
                  <svg:desc>'SpamSum_(AS)'.B5:'SpamSum_(AS)'.B5</svg:desc>
                </draw:g>
              </table:table-cell>
            </table:table-row>
            <table:table-row>
              <table:table-cell office:value-type="string">
                <text:p>.NET 7</text:p>
                <draw:g>
                  <svg:desc>'SpamSum_(AS)'.A6:'SpamSum_(AS)'.A6</svg:desc>
                </draw:g>
              </table:table-cell>
              <table:table-cell office:value-type="float" office:value="10.85">
                <text:p>10.85</text:p>
                <draw:g>
                  <svg:desc>'SpamSum_(AS)'.B6:'SpamSum_(AS)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Checksums_(arm64)'.A1:'Checksums_(arm64)'.H5" chart:data-source-has-labels="both" svg:x="1.575cm" svg:y="0.299cm" svg:width="26.332cm" svg:height="14.383cm">
          <chart:coordinate-region svg:x="2.046cm" svg:y="0.472cm" svg:width="25.861cm" svg:height="13.616cm"/>
          <chart:axis chart:dimension="x" chart:name="primary-x" chart:style-name="ch4" chartooo:axis-type="text">
            <chart:categories table:cell-range-address="'Checksums_(arm64)'.B1:'Checksums_(arm64)'.H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hecksums_(arm64)'.B2:'Checksums_(arm64)'.H2" chart:label-cell-address="'Checksums_(arm64)'.A2:'Checksums_(arm64)'.A2" chart:class="chart:bar">
            <chart:data-point chart:repeated="7"/>
            <chart:data-label chart:style-name="ch8"/>
          </chart:series>
          <chart:series chart:style-name="ch9" chart:values-cell-range-address="'Checksums_(arm64)'.B3:'Checksums_(arm64)'.H3" chart:label-cell-address="'Checksums_(arm64)'.A3:'Checksums_(arm64)'.A3" chart:class="chart:bar">
            <chart:data-point chart:repeated="7"/>
            <chart:data-label chart:style-name="ch8"/>
          </chart:series>
          <chart:series chart:style-name="ch10" chart:values-cell-range-address="'Checksums_(arm64)'.B4:'Checksums_(arm64)'.H4" chart:label-cell-address="'Checksums_(arm64)'.A4:'Checksums_(arm64)'.A4" chart:class="chart:bar">
            <chart:data-point chart:repeated="7"/>
            <chart:data-label chart:style-name="ch8"/>
          </chart:series>
          <chart:series chart:style-name="ch11" chart:values-cell-range-address="'Checksums_(arm64)'.B5:'Checksums_(arm64)'.H5" chart:label-cell-address="'Checksums_(arm64)'.A5:'Checksums_(arm64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1:'Checksums_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64)'.A2:'Checksums_(arm64)'.A2</svg:desc>
                </draw:g>
              </table:table-cell>
              <table:table-cell office:value-type="float" office:value="17.831">
                <text:p>17.831</text:p>
                <draw:g>
                  <svg:desc>'Checksums_(arm64)'.B2:'Checksums_(arm64)'.H2</svg:desc>
                </draw:g>
              </table:table-cell>
              <table:table-cell office:value-type="float" office:value="12.993">
                <text:p>12.993</text:p>
              </table:table-cell>
              <table:table-cell office:value-type="float" office:value="14.701">
                <text:p>14.701</text:p>
              </table:table-cell>
              <table:table-cell office:value-type="float" office:value="15.111">
                <text:p>15.111</text:p>
              </table:table-cell>
              <table:table-cell office:value-type="float" office:value="14.308">
                <text:p>14.308</text:p>
              </table:table-cell>
              <table:table-cell office:value-type="float" office:value="17.761">
                <text:p>17.761</text:p>
              </table:table-cell>
              <table:table-cell office:value-type="float" office:value="17.773">
                <text:p>17.773</text:p>
              </table:table-cell>
            </table:table-row>
            <table:table-row>
              <table:table-cell office:value-type="string">
                <text:p>Aaru</text:p>
                <draw:g>
                  <svg:desc>'Checksums_(arm64)'.A3:'Checksums_(arm64)'.A3</svg:desc>
                </draw:g>
              </table:table-cell>
              <table:table-cell office:value-type="float" office:value="4.581">
                <text:p>4.581</text:p>
                <draw:g>
                  <svg:desc>'Checksums_(arm64)'.B3:'Checksums_(arm64)'.H3</svg:desc>
                </draw:g>
              </table:table-cell>
              <table:table-cell office:value-type="float" office:value="6.901">
                <text:p>6.901</text:p>
              </table:table-cell>
              <table:table-cell office:value-type="float" office:value="7.361">
                <text:p>7.361</text:p>
              </table:table-cell>
              <table:table-cell office:value-type="float" office:value="3.387">
                <text:p>3.387</text:p>
              </table:table-cell>
              <table:table-cell office:value-type="float" office:value="7.813">
                <text:p>7.813</text:p>
              </table:table-cell>
              <table:table-cell office:value-type="float" office:value="4.837">
                <text:p>4.837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4:'Checksums_(arm64)'.A4</svg:desc>
                </draw:g>
              </table:table-cell>
              <table:table-cell office:value-type="float" office:value="2.762">
                <text:p>2.762</text:p>
                <draw:g>
                  <svg:desc>'Checksums_(arm64)'.B4:'Checksums_(arm64)'.H4</svg:desc>
                </draw:g>
              </table:table-cell>
              <table:table-cell office:value-type="float" office:value="3.825">
                <text:p>3.825</text:p>
              </table:table-cell>
              <table:table-cell office:value-type="float" office:value="3.88">
                <text:p>3.88</text:p>
              </table:table-cell>
              <table:table-cell office:value-type="float" office:value="2.769">
                <text:p>2.769</text:p>
              </table:table-cell>
              <table:table-cell office:value-type="float" office:value="6.844">
                <text:p>6.844</text:p>
              </table:table-cell>
              <table:table-cell office:value-type="float" office:value="3.362">
                <text:p>3.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rhash</text:p>
                <draw:g>
                  <svg:desc>'Checksums_(arm64)'.A5:'Checksums_(arm64)'.A5</svg:desc>
                </draw:g>
              </table:table-cell>
              <table:table-cell office:value-type="float" office:value="NaN">
                <text:p>NaN</text:p>
                <draw:g>
                  <svg:desc>'Checksums_(arm64)'.B5:'Checksums_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